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1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2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9434970" table:style-name="ce7">
            <text:p>9.434.970</text:p>
          </table:table-cell>
          <table:table-cell office:value-type="float" office:value="2019500" table:style-name="ce7">
            <text:p>2.019.500</text:p>
          </table:table-cell>
          <table:table-cell office:value-type="float" office:value="1528900" table:style-name="ce7">
            <text:p>1.528.900</text:p>
          </table:table-cell>
          <table:table-cell office:value-type="float" office:value="333500" table:style-name="ce8">
            <text:p>333.500</text:p>
          </table:table-cell>
          <table:table-cell office:value-type="float" office:value="13316870" table:style-name="ce9">
            <text:p>13.316.870</text:p>
          </table:table-cell>
          <table:table-cell office:value-type="float" office:value="12911991" table:style-name="ce9">
            <text:p>12.911.991</text:p>
          </table:table-cell>
          <table:table-cell office:value-type="percentage" office:value="0.96959653432075255" table:style-name="ce10">
            <text:p>97,0%</text:p>
          </table:table-cell>
          <table:table-cell office:value-type="float" office:value="6837216" table:style-name="ce8">
            <text:p>6.837.216</text:p>
          </table:table-cell>
          <table:table-cell office:value-type="float" office:value="6728587" table:style-name="ce8">
            <text:p>6.728.587</text:p>
          </table:table-cell>
          <table:table-cell office:value-type="float" office:value="94695" table:style-name="ce8">
            <text:p>94.695</text:p>
          </table:table-cell>
          <table:table-cell office:value-type="date" office:date-value="2021-10-24T00:00:00" table:style-name="ce11">
            <text:p>24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531845" table:style-name="ce7">
            <text:p>1.531.845</text:p>
          </table:table-cell>
          <table:table-cell office:value-type="float" office:value="275200" table:style-name="ce7">
            <text:p>275.200</text:p>
          </table:table-cell>
          <table:table-cell office:value-type="float" office:value="265100" table:style-name="ce7">
            <text:p>265.100</text:p>
          </table:table-cell>
          <table:table-cell office:value-type="float" office:value="64700" table:style-name="ce13">
            <text:p>64.700</text:p>
          </table:table-cell>
          <table:table-cell office:value-type="float" office:value="2136845" table:style-name="ce14">
            <text:p>2.136.845</text:p>
          </table:table-cell>
          <table:table-cell office:value-type="float" office:value="2004019" table:style-name="ce14">
            <text:p>2.004.019</text:p>
          </table:table-cell>
          <table:table-cell office:value-type="percentage" office:value="0.93784013346779949" table:style-name="ce15">
            <text:p>93,8%</text:p>
          </table:table-cell>
          <table:table-cell office:value-type="float" office:value="1065702" table:style-name="ce13">
            <text:p>1.065.702</text:p>
          </table:table-cell>
          <table:table-cell office:value-type="float" office:value="1046295" table:style-name="ce13">
            <text:p>1.046.295</text:p>
          </table:table-cell>
          <table:table-cell office:value-type="float" office:value="19334" table:style-name="ce13">
            <text:p>19.334</text:p>
          </table:table-cell>
          <table:table-cell office:value-type="date" office:date-value="2021-10-23T00:00:00" table:style-name="ce16">
            <text:p>23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224725" table:style-name="ce7">
            <text:p>1.224.725</text:p>
          </table:table-cell>
          <table:table-cell office:value-type="float" office:value="162000" table:style-name="ce7">
            <text:p>162.00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1650625" table:style-name="ce14">
            <text:p>1.650.625</text:p>
          </table:table-cell>
          <table:table-cell office:value-type="float" office:value="1677703" table:style-name="ce14">
            <text:p>1.677.703</text:p>
          </table:table-cell>
          <table:table-cell office:value-type="percentage" office:value="1.0164046951912153" table:style-name="ce15">
            <text:p>101,6%</text:p>
          </table:table-cell>
          <table:table-cell office:value-type="float" office:value="873504" table:style-name="ce13">
            <text:p>873.504</text:p>
          </table:table-cell>
          <table:table-cell office:value-type="float" office:value="864580" table:style-name="ce13">
            <text:p>864.580</text:p>
          </table:table-cell>
          <table:table-cell office:value-type="float" office:value="13853" table:style-name="ce13">
            <text:p>13.853</text:p>
          </table:table-cell>
          <table:table-cell office:value-type="date" office:date-value="2021-10-22T00:00:00" table:style-name="ce16">
            <text:p>22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272150" table:style-name="ce7">
            <text:p>1.272.150</text:p>
          </table:table-cell>
          <table:table-cell office:value-type="float" office:value="305100" table:style-name="ce7">
            <text:p>305.100</text:p>
          </table:table-cell>
          <table:table-cell office:value-type="float" office:value="256400" table:style-name="ce7">
            <text:p>256.400</text:p>
          </table:table-cell>
          <table:table-cell office:value-type="float" office:value="57600" table:style-name="ce13">
            <text:p>57.600</text:p>
          </table:table-cell>
          <table:table-cell office:value-type="float" office:value="1891250" table:style-name="ce14">
            <text:p>1.891.250</text:p>
          </table:table-cell>
          <table:table-cell office:value-type="float" office:value="1605357" table:style-name="ce14">
            <text:p>1.605.357</text:p>
          </table:table-cell>
          <table:table-cell office:value-type="percentage" office:value="0.8488338400528751" table:style-name="ce15">
            <text:p>84,9%</text:p>
          </table:table-cell>
          <table:table-cell office:value-type="float" office:value="855619" table:style-name="ce13">
            <text:p>855.619</text:p>
          </table:table-cell>
          <table:table-cell office:value-type="float" office:value="838207" table:style-name="ce13">
            <text:p>838.207</text:p>
          </table:table-cell>
          <table:table-cell office:value-type="float" office:value="6349" table:style-name="ce13">
            <text:p>6.349</text:p>
          </table:table-cell>
          <table:table-cell office:value-type="date" office:date-value="2021-10-24T00:00:00" table:style-name="ce16">
            <text:p>24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358690" table:style-name="ce7">
            <text:p>2.358.690</text:p>
          </table:table-cell>
          <table:table-cell office:value-type="float" office:value="574700" table:style-name="ce7">
            <text:p>57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522840" table:style-name="ce14">
            <text:p>3.522.840</text:p>
          </table:table-cell>
          <table:table-cell office:value-type="float" office:value="3155026" table:style-name="ce14">
            <text:p>3.155.026</text:p>
          </table:table-cell>
          <table:table-cell office:value-type="percentage" office:value="0.89559162493896971" table:style-name="ce15">
            <text:p>89,6%</text:p>
          </table:table-cell>
          <table:table-cell office:value-type="float" office:value="1677222" table:style-name="ce13">
            <text:p>1.677.222</text:p>
          </table:table-cell>
          <table:table-cell office:value-type="float" office:value="1636507" table:style-name="ce13">
            <text:p>1.636.507</text:p>
          </table:table-cell>
          <table:table-cell office:value-type="float" office:value="13069" table:style-name="ce13">
            <text:p>13.069</text:p>
          </table:table-cell>
          <table:table-cell office:value-type="date" office:date-value="2021-10-24T00:00:00" table:style-name="ce16">
            <text:p>24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727305" table:style-name="ce7">
            <text:p>727.305</text:p>
          </table:table-cell>
          <table:table-cell office:value-type="float" office:value="114900" table:style-name="ce7">
            <text:p>114.9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989605" table:style-name="ce14">
            <text:p>989.605</text:p>
          </table:table-cell>
          <table:table-cell office:value-type="float" office:value="920951" table:style-name="ce14">
            <text:p>920.951</text:p>
          </table:table-cell>
          <table:table-cell office:value-type="percentage" office:value="0.93062484526654576" table:style-name="ce15">
            <text:p>93,1%</text:p>
          </table:table-cell>
          <table:table-cell office:value-type="float" office:value="481975" table:style-name="ce13">
            <text:p>481.975</text:p>
          </table:table-cell>
          <table:table-cell office:value-type="float" office:value="475814" table:style-name="ce13">
            <text:p>475.814</text:p>
          </table:table-cell>
          <table:table-cell office:value-type="float" office:value="7627" table:style-name="ce13">
            <text:p>7.627</text:p>
          </table:table-cell>
          <table:table-cell office:value-type="date" office:date-value="2021-10-22T00:00:00" table:style-name="ce16">
            <text:p>22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916525" table:style-name="ce7">
            <text:p>2.916.525</text:p>
          </table:table-cell>
          <table:table-cell office:value-type="float" office:value="412400" table:style-name="ce7">
            <text:p>412.400</text:p>
          </table:table-cell>
          <table:table-cell office:value-type="float" office:value="481200" table:style-name="ce7">
            <text:p>481.200</text:p>
          </table:table-cell>
          <table:table-cell office:value-type="float" office:value="102200" table:style-name="ce13">
            <text:p>102.200</text:p>
          </table:table-cell>
          <table:table-cell office:value-type="float" office:value="3912325" table:style-name="ce14">
            <text:p>3.912.325</text:p>
          </table:table-cell>
          <table:table-cell office:value-type="float" office:value="3793355" table:style-name="ce14">
            <text:p>3.793.355</text:p>
          </table:table-cell>
          <table:table-cell office:value-type="percentage" office:value="0.96959097212015877" table:style-name="ce15">
            <text:p>97,0%</text:p>
          </table:table-cell>
          <table:table-cell office:value-type="float" office:value="1999544" table:style-name="ce13">
            <text:p>1.999.544</text:p>
          </table:table-cell>
          <table:table-cell office:value-type="float" office:value="1959795" table:style-name="ce13">
            <text:p>1.959.795</text:p>
          </table:table-cell>
          <table:table-cell office:value-type="float" office:value="62850" table:style-name="ce13">
            <text:p>62.850</text:p>
          </table:table-cell>
          <table:table-cell office:value-type="date" office:date-value="2021-10-20T00:00:00" table:style-name="ce16">
            <text:p>20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330505" table:style-name="ce7">
            <text:p>2.330.505</text:p>
          </table:table-cell>
          <table:table-cell office:value-type="float" office:value="446800" table:style-name="ce7">
            <text:p>446.800</text:p>
          </table:table-cell>
          <table:table-cell office:value-type="float" office:value="394900" table:style-name="ce7">
            <text:p>394.900</text:p>
          </table:table-cell>
          <table:table-cell office:value-type="float" office:value="95075" table:style-name="ce13">
            <text:p>95.075</text:p>
          </table:table-cell>
          <table:table-cell office:value-type="float" office:value="3267280" table:style-name="ce14">
            <text:p>3.267.280</text:p>
          </table:table-cell>
          <table:table-cell office:value-type="float" office:value="3025617" table:style-name="ce14">
            <text:p>3.025.617</text:p>
          </table:table-cell>
          <table:table-cell office:value-type="percentage" office:value="0.92603541783991572" table:style-name="ce15">
            <text:p>92,6%</text:p>
          </table:table-cell>
          <table:table-cell office:value-type="float" office:value="1617085" table:style-name="ce13">
            <text:p>1.617.085</text:p>
          </table:table-cell>
          <table:table-cell office:value-type="float" office:value="1552172" table:style-name="ce13">
            <text:p>1.552.172</text:p>
          </table:table-cell>
          <table:table-cell office:value-type="float" office:value="22165" table:style-name="ce13">
            <text:p>22.165</text:p>
          </table:table-cell>
          <table:table-cell office:value-type="date" office:date-value="2021-10-23T00:00:00" table:style-name="ce16">
            <text:p>23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368460" table:style-name="ce7">
            <text:p>8.368.460</text:p>
          </table:table-cell>
          <table:table-cell office:value-type="float" office:value="1604900" table:style-name="ce7">
            <text:p>1.60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1863410" table:style-name="ce14">
            <text:p>11.863.410</text:p>
          </table:table-cell>
          <table:table-cell office:value-type="float" office:value="11152228" table:style-name="ce14">
            <text:p>11.152.228</text:p>
          </table:table-cell>
          <table:table-cell office:value-type="percentage" office:value="0.94005248069484237" table:style-name="ce15">
            <text:p>94,0%</text:p>
          </table:table-cell>
          <table:table-cell office:value-type="float" office:value="5962893" table:style-name="ce13">
            <text:p>5.962.893</text:p>
          </table:table-cell>
          <table:table-cell office:value-type="float" office:value="5832442" table:style-name="ce13">
            <text:p>5.832.442</text:p>
          </table:table-cell>
          <table:table-cell office:value-type="float" office:value="73718" table:style-name="ce13">
            <text:p>73.718</text:p>
          </table:table-cell>
          <table:table-cell office:value-type="date" office:date-value="2021-10-24T00:00:00" table:style-name="ce16">
            <text:p>24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5797540" table:style-name="ce7">
            <text:p>5.797.540</text:p>
          </table:table-cell>
          <table:table-cell office:value-type="float" office:value="1213650" table:style-name="ce7">
            <text:p>1.21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450" table:style-name="ce13">
            <text:p>213.450</text:p>
          </table:table-cell>
          <table:table-cell office:value-type="float" office:value="8088540" table:style-name="ce14">
            <text:p>8.088.540</text:p>
          </table:table-cell>
          <table:table-cell office:value-type="float" office:value="7657132" table:style-name="ce14">
            <text:p>7.657.132</text:p>
          </table:table-cell>
          <table:table-cell office:value-type="percentage" office:value="0.94666429293790966" table:style-name="ce15">
            <text:p>94,7%</text:p>
          </table:table-cell>
          <table:table-cell office:value-type="float" office:value="4070533" table:style-name="ce13">
            <text:p>4.070.533</text:p>
          </table:table-cell>
          <table:table-cell office:value-type="float" office:value="4003935" table:style-name="ce13">
            <text:p>4.003.935</text:p>
          </table:table-cell>
          <table:table-cell office:value-type="float" office:value="40404" table:style-name="ce13">
            <text:p>40.404</text:p>
          </table:table-cell>
          <table:table-cell office:value-type="date" office:date-value="2021-10-24T00:00:00" table:style-name="ce16">
            <text:p>24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226825" table:style-name="ce7">
            <text:p>1.226.825</text:p>
          </table:table-cell>
          <table:table-cell office:value-type="float" office:value="218200" table:style-name="ce7">
            <text:p>218.200</text:p>
          </table:table-cell>
          <table:table-cell office:value-type="float" office:value="186000" table:style-name="ce7">
            <text:p>186.000</text:p>
          </table:table-cell>
          <table:table-cell office:value-type="float" office:value="51750" table:style-name="ce13">
            <text:p>51.750</text:p>
          </table:table-cell>
          <table:table-cell office:value-type="float" office:value="1682775" table:style-name="ce14">
            <text:p>1.682.775</text:p>
          </table:table-cell>
          <table:table-cell office:value-type="float" office:value="1707639" table:style-name="ce14">
            <text:p>1.707.639</text:p>
          </table:table-cell>
          <table:table-cell office:value-type="percentage" office:value="1.0147755938851004" table:style-name="ce15">
            <text:p>101,5%</text:p>
          </table:table-cell>
          <table:table-cell office:value-type="float" office:value="897204" table:style-name="ce13">
            <text:p>897.204</text:p>
          </table:table-cell>
          <table:table-cell office:value-type="float" office:value="882549" table:style-name="ce13">
            <text:p>882.549</text:p>
          </table:table-cell>
          <table:table-cell office:value-type="float" office:value="18272" table:style-name="ce13">
            <text:p>18.272</text:p>
          </table:table-cell>
          <table:table-cell office:value-type="date" office:date-value="2021-10-23T00:00:00" table:style-name="ce16">
            <text:p>23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155029" table:style-name="ce7">
            <text:p>3.155.029</text:p>
          </table:table-cell>
          <table:table-cell office:value-type="float" office:value="507400" table:style-name="ce7">
            <text:p>507.4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4358529" table:style-name="ce14">
            <text:p>4.358.529</text:p>
          </table:table-cell>
          <table:table-cell office:value-type="float" office:value="4409856" table:style-name="ce14">
            <text:p>4.409.856</text:p>
          </table:table-cell>
          <table:table-cell office:value-type="percentage" office:value="1.0117762208304684" table:style-name="ce15">
            <text:p>101,2%</text:p>
          </table:table-cell>
          <table:table-cell office:value-type="float" office:value="2308073" table:style-name="ce13">
            <text:p>2.308.073</text:p>
          </table:table-cell>
          <table:table-cell office:value-type="float" office:value="2285753" table:style-name="ce13">
            <text:p>2.285.753</text:p>
          </table:table-cell>
          <table:table-cell office:value-type="float" office:value="26604" table:style-name="ce13">
            <text:p>26.604</text:p>
          </table:table-cell>
          <table:table-cell office:value-type="date" office:date-value="2021-10-23T00:00:00" table:style-name="ce16">
            <text:p>23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374465" table:style-name="ce7">
            <text:p>374.465</text:p>
          </table:table-cell>
          <table:table-cell office:value-type="float" office:value="67600" table:style-name="ce7">
            <text:p>67.600</text:p>
          </table:table-cell>
          <table:table-cell office:value-type="float" office:value="53300" table:style-name="ce7">
            <text:p>53.300</text:p>
          </table:table-cell>
          <table:table-cell office:value-type="float" office:value="15200" table:style-name="ce13">
            <text:p>15.200</text:p>
          </table:table-cell>
          <table:table-cell office:value-type="float" office:value="510565" table:style-name="ce14">
            <text:p>510.565</text:p>
          </table:table-cell>
          <table:table-cell office:value-type="float" office:value="482095" table:style-name="ce14">
            <text:p>482.095</text:p>
          </table:table-cell>
          <table:table-cell office:value-type="percentage" office:value="0.94423824586487515" table:style-name="ce15">
            <text:p>94,4%</text:p>
          </table:table-cell>
          <table:table-cell office:value-type="float" office:value="259819" table:style-name="ce13">
            <text:p>259.819</text:p>
          </table:table-cell>
          <table:table-cell office:value-type="float" office:value="254327" table:style-name="ce13">
            <text:p>254.327</text:p>
          </table:table-cell>
          <table:table-cell office:value-type="float" office:value="3547" table:style-name="ce13">
            <text:p>3.547</text:p>
          </table:table-cell>
          <table:table-cell office:value-type="date" office:date-value="2021-10-21T00:00:00" table:style-name="ce16">
            <text:p>21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7637679" table:style-name="ce7">
            <text:p>7.637.679</text:p>
          </table:table-cell>
          <table:table-cell office:value-type="float" office:value="1645800" table:style-name="ce7">
            <text:p>1.645.800</text:p>
          </table:table-cell>
          <table:table-cell office:value-type="float" office:value="1220900" table:style-name="ce7">
            <text:p>1.220.900</text:p>
          </table:table-cell>
          <table:table-cell office:value-type="float" office:value="321450" table:style-name="ce13">
            <text:p>321.450</text:p>
          </table:table-cell>
          <table:table-cell office:value-type="float" office:value="10825829" table:style-name="ce14">
            <text:p>10.825.829</text:p>
          </table:table-cell>
          <table:table-cell office:value-type="float" office:value="9870147" table:style-name="ce14">
            <text:p>9.870.147</text:p>
          </table:table-cell>
          <table:table-cell office:value-type="percentage" office:value="0.91172204918440891" table:style-name="ce15">
            <text:p>91,2%</text:p>
          </table:table-cell>
          <table:table-cell office:value-type="float" office:value="5328683" table:style-name="ce13">
            <text:p>5.328.683</text:p>
          </table:table-cell>
          <table:table-cell office:value-type="float" office:value="5211380" table:style-name="ce13">
            <text:p>5.211.380</text:p>
          </table:table-cell>
          <table:table-cell office:value-type="float" office:value="53500" table:style-name="ce13">
            <text:p>53.500</text:p>
          </table:table-cell>
          <table:table-cell office:value-type="date" office:date-value="2021-10-24T00:00:00" table:style-name="ce16">
            <text:p>24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398000" table:style-name="ce7">
            <text:p>39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407175" table:style-name="ce14">
            <text:p>2.407.175</text:p>
          </table:table-cell>
          <table:table-cell office:value-type="float" office:value="2225989" table:style-name="ce14">
            <text:p>2.225.989</text:p>
          </table:table-cell>
          <table:table-cell office:value-type="percentage" office:value="0.92473085670962851" table:style-name="ce15">
            <text:p>92,5%</text:p>
          </table:table-cell>
          <table:table-cell office:value-type="float" office:value="1189055" table:style-name="ce13">
            <text:p>1.189.055</text:p>
          </table:table-cell>
          <table:table-cell office:value-type="float" office:value="1156729" table:style-name="ce13">
            <text:p>1.156.729</text:p>
          </table:table-cell>
          <table:table-cell office:value-type="float" office:value="6184" table:style-name="ce13">
            <text:p>6.184</text:p>
          </table:table-cell>
          <table:table-cell office:value-type="date" office:date-value="2021-10-23T00:00:00" table:style-name="ce16">
            <text:p>23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734325" table:style-name="ce7">
            <text:p>734.325</text:p>
          </table:table-cell>
          <table:table-cell office:value-type="float" office:value="151500" table:style-name="ce7">
            <text:p>151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046175" table:style-name="ce14">
            <text:p>1.046.175</text:p>
          </table:table-cell>
          <table:table-cell office:value-type="float" office:value="982192" table:style-name="ce14">
            <text:p>982.192</text:p>
          </table:table-cell>
          <table:table-cell office:value-type="percentage" office:value="0.93884101608239534" table:style-name="ce15">
            <text:p>93,9%</text:p>
          </table:table-cell>
          <table:table-cell office:value-type="float" office:value="527304" table:style-name="ce13">
            <text:p>527.304</text:p>
          </table:table-cell>
          <table:table-cell office:value-type="float" office:value="520739" table:style-name="ce13">
            <text:p>520.739</text:p>
          </table:table-cell>
          <table:table-cell office:value-type="float" office:value="3252" table:style-name="ce13">
            <text:p>3.252</text:p>
          </table:table-cell>
          <table:table-cell office:value-type="date" office:date-value="2021-10-24T00:00:00" table:style-name="ce16">
            <text:p>24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597220" table:style-name="ce7">
            <text:p>2.597.220</text:p>
          </table:table-cell>
          <table:table-cell office:value-type="float" office:value="526100" table:style-name="ce7">
            <text:p>526.1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3668820" table:style-name="ce14">
            <text:p>3.668.820</text:p>
          </table:table-cell>
          <table:table-cell office:value-type="float" office:value="3366713" table:style-name="ce14">
            <text:p>3.366.713</text:p>
          </table:table-cell>
          <table:table-cell office:value-type="percentage" office:value="0.91765554047350373" table:style-name="ce15">
            <text:p>91,8%</text:p>
          </table:table-cell>
          <table:table-cell office:value-type="float" office:value="1810047" table:style-name="ce13">
            <text:p>1.810.047</text:p>
          </table:table-cell>
          <table:table-cell office:value-type="float" office:value="1778298" table:style-name="ce13">
            <text:p>1.778.298</text:p>
          </table:table-cell>
          <table:table-cell office:value-type="float" office:value="14181" table:style-name="ce13">
            <text:p>14.181</text:p>
          </table:table-cell>
          <table:table-cell office:value-type="date" office:date-value="2021-10-24T00:00:00" table:style-name="ce16">
            <text:p>24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5580" table:style-name="ce7">
            <text:p>95.580</text:p>
          </table:table-cell>
          <table:table-cell office:value-type="float" office:value="22400" table:style-name="ce7">
            <text:p>22.400</text:p>
          </table:table-cell>
          <table:table-cell office:value-type="float" office:value="18100" table:style-name="ce7">
            <text:p>18.100</text:p>
          </table:table-cell>
          <table:table-cell office:value-type="float" office:value="4150" table:style-name="ce13">
            <text:p>4.150</text:p>
          </table:table-cell>
          <table:table-cell office:value-type="float" office:value="140230" table:style-name="ce14">
            <text:p>140.230</text:p>
          </table:table-cell>
          <table:table-cell office:value-type="float" office:value="114430" table:style-name="ce14">
            <text:p>114.430</text:p>
          </table:table-cell>
          <table:table-cell office:value-type="percentage" office:value="0.81601654424873427" table:style-name="ce15">
            <text:p>81,6%</text:p>
          </table:table-cell>
          <table:table-cell office:value-type="float" office:value="62460" table:style-name="ce13">
            <text:p>62.460</text:p>
          </table:table-cell>
          <table:table-cell office:value-type="float" office:value="59666" table:style-name="ce13">
            <text:p>59.666</text:p>
          </table:table-cell>
          <table:table-cell office:value-type="float" office:value="441" table:style-name="ce13">
            <text:p>441</text:p>
          </table:table-cell>
          <table:table-cell office:value-type="date" office:date-value="2021-10-22T00:00:00" table:style-name="ce16">
            <text:p>22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1100" table:style-name="ce14">
            <text:p>141.100</text:p>
          </table:table-cell>
          <table:table-cell office:value-type="float" office:value="102014" table:style-name="ce14">
            <text:p>102.014</text:p>
          </table:table-cell>
          <table:table-cell office:value-type="percentage" office:value="0.72299078667611627" table:style-name="ce15">
            <text:p>72,3%</text:p>
          </table:table-cell>
          <table:table-cell office:value-type="float" office:value="57202" table:style-name="ce13">
            <text:p>57.202</text:p>
          </table:table-cell>
          <table:table-cell office:value-type="float" office:value="54706" table:style-name="ce13">
            <text:p>54.706</text:p>
          </table:table-cell>
          <table:table-cell office:value-type="float" office:value="204" table:style-name="ce13">
            <text:p>204</text:p>
          </table:table-cell>
          <table:table-cell office:value-type="date" office:date-value="2021-10-20T00:00:00" table:style-name="ce17">
            <text:p>20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173037" table:style-name="ce14">
            <text:p>173.037</text:p>
          </table:table-cell>
          <table:table-cell office:value-type="percentage" office:value="0.81529697792101319" table:style-name="ce15">
            <text:p>81,5%</text:p>
          </table:table-cell>
          <table:table-cell office:value-type="float" office:value="92845" table:style-name="ce13">
            <text:p>92.845</text:p>
          </table:table-cell>
          <table:table-cell office:value-type="float" office:value="86775" table:style-name="ce13">
            <text:p>86.775</text:p>
          </table:table-cell>
          <table:table-cell office:value-type="float" office:value="0" table:style-name="ce13">
            <text:p>0</text:p>
          </table:table-cell>
          <table:table-cell office:value-type="date" office:date-value="2021-10-20T00:00:00" table:style-name="ce17">
            <text:p>20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4910" table:style-name="ce7">
            <text:p>4.910</text:p>
          </table:table-cell>
          <table:table-cell office:value-type="float" office:value="0" table:style-name="ce7">
            <text:p>0</text:p>
          </table:table-cell>
          <table:table-cell office:value-type="float" office:value="4135" table:style-name="ce13">
            <text:p>4.135</text:p>
          </table:table-cell>
          <table:table-cell office:value-type="float" office:value="9045" table:style-name="ce14">
            <text:p>9.045</text:p>
          </table:table-cell>
          <table:table-cell office:value-type="float" office:value="6986" table:style-name="ce14">
            <text:p>6.986</text:p>
          </table:table-cell>
          <table:table-cell office:value-type="percentage" office:value="0.7723604201216141" table:style-name="ce15">
            <text:p>77,2%</text:p>
          </table:table-cell>
          <table:table-cell office:value-type="float" office:value="5249" table:style-name="ce13">
            <text:p>5.249</text:p>
          </table:table-cell>
          <table:table-cell office:value-type="float" office:value="5016" table:style-name="ce13">
            <text:p>5.016</text:p>
          </table:table-cell>
          <table:table-cell office:value-type="float" office:value="0" table:style-name="ce13">
            <text:p>0</text:p>
          </table:table-cell>
          <table:table-cell office:value-type="date" office:date-value="2021-10-22T00:00:00" table:style-name="ce17">
            <text:p>22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53616591" table:style-name="ce19">
            <text:p>53.616.591</text:p>
          </table:table-cell>
          <table:table-cell office:value-type="float" office:value="10752860" table:style-name="ce20">
            <text:p>10.752.860</text:p>
          </table:table-cell>
          <table:table-cell office:value-type="float" office:value="9111010" table:style-name="ce21">
            <text:p>9.111.010</text:p>
          </table:table-cell>
          <table:table-cell office:value-type="float" office:value="2161610" table:style-name="ce22">
            <text:p>2.161.610</text:p>
          </table:table-cell>
          <table:table-cell office:value-type="float" office:value="75642071" table:style-name="ce23">
            <text:p>75.642.071</text:p>
          </table:table-cell>
          <table:table-cell office:value-type="float" office:value="71344477" table:style-name="ce23">
            <text:p>71.344.477</text:p>
          </table:table-cell>
          <table:table-cell office:value-type="percentage" office:value="0.94318513568989937" table:style-name="ce24">
            <text:p>94,3%</text:p>
          </table:table-cell>
          <table:table-cell office:value-type="float" office:value="37979234" table:style-name="ce23">
            <text:p>37.979.234</text:p>
          </table:table-cell>
          <table:table-cell office:value-type="float" office:value="37234272" table:style-name="ce23">
            <text:p>37.234.272</text:p>
          </table:table-cell>
          <table:table-cell office:value-type="float" office:value="480249" table:style-name="ce23">
            <text:p>480.249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837216" table:style-name="ce31">
            <text:p>6.837.216</text:p>
          </table:table-cell>
          <table:table-cell office:value-type="percentage" office:value="0.91750388319874931" table:style-name="ce32">
            <text:p>91,8%</text:p>
          </table:table-cell>
          <table:table-cell office:value-type="float" office:value="6728587" table:style-name="ce31">
            <text:p>6.728.587</text:p>
          </table:table-cell>
          <table:table-cell office:value-type="percentage" office:value="0.90292667380124059" table:style-name="ce32">
            <text:p>90,3%</text:p>
          </table:table-cell>
          <table:table-cell office:value-type="date" office:date-value="2021-10-24T00:00:00" table:style-name="ce33">
            <text:p>24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65702" table:style-name="ce31">
            <text:p>1.065.702</text:p>
          </table:table-cell>
          <table:table-cell office:value-type="percentage" office:value="0.8992248977752727" table:style-name="ce32">
            <text:p>89,9%</text:p>
          </table:table-cell>
          <table:table-cell office:value-type="float" office:value="1046295" table:style-name="ce31">
            <text:p>1.046.295</text:p>
          </table:table-cell>
          <table:table-cell office:value-type="percentage" office:value="0.88284953431426316" table:style-name="ce32">
            <text:p>88,3%</text:p>
          </table:table-cell>
          <table:table-cell office:value-type="date" office:date-value="2021-10-23T00:00:00" table:style-name="ce33">
            <text:p>23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73504" table:style-name="ce31">
            <text:p>873.504</text:p>
          </table:table-cell>
          <table:table-cell office:value-type="percentage" office:value="0.93530222383548178" table:style-name="ce32">
            <text:p>93,5%</text:p>
          </table:table-cell>
          <table:table-cell office:value-type="float" office:value="864580" table:style-name="ce31">
            <text:p>864.580</text:p>
          </table:table-cell>
          <table:table-cell office:value-type="percentage" office:value="0.92574687314961446" table:style-name="ce32">
            <text:p>92,6%</text:p>
          </table:table-cell>
          <table:table-cell office:value-type="date" office:date-value="2021-10-22T00:00:00" table:style-name="ce33">
            <text:p>22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55619" table:style-name="ce31">
            <text:p>855.619</text:p>
          </table:table-cell>
          <table:table-cell office:value-type="percentage" office:value="0.82679126882971432" table:style-name="ce32">
            <text:p>82,7%</text:p>
          </table:table-cell>
          <table:table-cell office:value-type="float" office:value="838207" table:style-name="ce31">
            <text:p>838.207</text:p>
          </table:table-cell>
          <table:table-cell office:value-type="percentage" office:value="0.8099659183257365" table:style-name="ce32">
            <text:p>81,0%</text:p>
          </table:table-cell>
          <table:table-cell office:value-type="date" office:date-value="2021-10-24T00:00:00" table:style-name="ce33">
            <text:p>24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677222" table:style-name="ce31">
            <text:p>1.677.222</text:p>
          </table:table-cell>
          <table:table-cell office:value-type="percentage" office:value="0.85538771933940372" table:style-name="ce32">
            <text:p>85,5%</text:p>
          </table:table-cell>
          <table:table-cell office:value-type="float" office:value="1636507" table:style-name="ce31">
            <text:p>1.636.507</text:p>
          </table:table-cell>
          <table:table-cell office:value-type="percentage" office:value="0.83462296011677017" table:style-name="ce32">
            <text:p>83,5%</text:p>
          </table:table-cell>
          <table:table-cell office:value-type="date" office:date-value="2021-10-24T00:00:00" table:style-name="ce33">
            <text:p>24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81975" table:style-name="ce31">
            <text:p>481.975</text:p>
          </table:table-cell>
          <table:table-cell office:value-type="percentage" office:value="0.91957674380445964" table:style-name="ce32">
            <text:p>92,0%</text:p>
          </table:table-cell>
          <table:table-cell office:value-type="float" office:value="475814" table:style-name="ce31">
            <text:p>475.814</text:p>
          </table:table-cell>
          <table:table-cell office:value-type="percentage" office:value="0.90782195918164876" table:style-name="ce32">
            <text:p>90,8%</text:p>
          </table:table-cell>
          <table:table-cell office:value-type="date" office:date-value="2021-10-22T00:00:00" table:style-name="ce33">
            <text:p>22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1999544" table:style-name="ce31">
            <text:p>1.999.544</text:p>
          </table:table-cell>
          <table:table-cell office:value-type="percentage" office:value="0.9188012606990088" table:style-name="ce32">
            <text:p>91,9%</text:p>
          </table:table-cell>
          <table:table-cell office:value-type="float" office:value="1959795" table:style-name="ce31">
            <text:p>1.959.795</text:p>
          </table:table-cell>
          <table:table-cell office:value-type="percentage" office:value="0.90053638065059527" table:style-name="ce32">
            <text:p>90,1%</text:p>
          </table:table-cell>
          <table:table-cell office:value-type="date" office:date-value="2021-10-20T00:00:00" table:style-name="ce33">
            <text:p>20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17085" table:style-name="ce31">
            <text:p>1.617.085</text:p>
          </table:table-cell>
          <table:table-cell office:value-type="percentage" office:value="0.89401774894072483" table:style-name="ce32">
            <text:p>89,4%</text:p>
          </table:table-cell>
          <table:table-cell office:value-type="float" office:value="1552172" table:style-name="ce31">
            <text:p>1.552.172</text:p>
          </table:table-cell>
          <table:table-cell office:value-type="percentage" office:value="0.85813010287574409" table:style-name="ce32">
            <text:p>85,8%</text:p>
          </table:table-cell>
          <table:table-cell office:value-type="date" office:date-value="2021-10-23T00:00:00" table:style-name="ce33">
            <text:p>23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5962893" table:style-name="ce31">
            <text:p>5.962.893</text:p>
          </table:table-cell>
          <table:table-cell office:value-type="percentage" office:value="0.86816838371896643" table:style-name="ce32">
            <text:p>86,8%</text:p>
          </table:table-cell>
          <table:table-cell office:value-type="float" office:value="5832442" table:style-name="ce31">
            <text:p>5.832.442</text:p>
          </table:table-cell>
          <table:table-cell office:value-type="percentage" office:value="0.84917534899160785" table:style-name="ce32">
            <text:p>84,9%</text:p>
          </table:table-cell>
          <table:table-cell office:value-type="date" office:date-value="2021-10-24T00:00:00" table:style-name="ce33">
            <text:p>24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070533" table:style-name="ce31">
            <text:p>4.070.533</text:p>
          </table:table-cell>
          <table:table-cell office:value-type="percentage" office:value="0.90688875625242427" table:style-name="ce32">
            <text:p>90,7%</text:p>
          </table:table-cell>
          <table:table-cell office:value-type="float" office:value="4003935" table:style-name="ce31">
            <text:p>4.003.935</text:p>
          </table:table-cell>
          <table:table-cell office:value-type="percentage" office:value="0.89205114717545597" table:style-name="ce32">
            <text:p>89,2%</text:p>
          </table:table-cell>
          <table:table-cell office:value-type="date" office:date-value="2021-10-24T00:00:00" table:style-name="ce33">
            <text:p>24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897204" table:style-name="ce31">
            <text:p>897.204</text:p>
          </table:table-cell>
          <table:table-cell office:value-type="percentage" office:value="0.9410207491423136" table:style-name="ce32">
            <text:p>94,1%</text:p>
          </table:table-cell>
          <table:table-cell office:value-type="float" office:value="882549" table:style-name="ce31">
            <text:p>882.549</text:p>
          </table:table-cell>
          <table:table-cell office:value-type="percentage" office:value="0.92565004294987507" table:style-name="ce32">
            <text:p>92,6%</text:p>
          </table:table-cell>
          <table:table-cell office:value-type="date" office:date-value="2021-10-23T00:00:00" table:style-name="ce33">
            <text:p>23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08073" table:style-name="ce31">
            <text:p>2.308.073</text:p>
          </table:table-cell>
          <table:table-cell office:value-type="percentage" office:value="0.9403446001359953" table:style-name="ce32">
            <text:p>94,0%</text:p>
          </table:table-cell>
          <table:table-cell office:value-type="float" office:value="2285753" table:style-name="ce31">
            <text:p>2.285.753</text:p>
          </table:table-cell>
          <table:table-cell office:value-type="percentage" office:value="0.9312510872899824" table:style-name="ce32">
            <text:p>93,1%</text:p>
          </table:table-cell>
          <table:table-cell office:value-type="date" office:date-value="2021-10-23T00:00:00" table:style-name="ce33">
            <text:p>23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59819" table:style-name="ce31">
            <text:p>259.819</text:p>
          </table:table-cell>
          <table:table-cell office:value-type="percentage" office:value="0.91495228369193926" table:style-name="ce32">
            <text:p>91,5%</text:p>
          </table:table-cell>
          <table:table-cell office:value-type="float" office:value="254327" table:style-name="ce31">
            <text:p>254.327</text:p>
          </table:table-cell>
          <table:table-cell office:value-type="percentage" office:value="0.89561221255766454" table:style-name="ce32">
            <text:p>89,6%</text:p>
          </table:table-cell>
          <table:table-cell office:value-type="date" office:date-value="2021-10-21T00:00:00" table:style-name="ce33">
            <text:p>21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328683" table:style-name="ce31">
            <text:p>5.328.683</text:p>
          </table:table-cell>
          <table:table-cell office:value-type="percentage" office:value="0.89139162891813684" table:style-name="ce32">
            <text:p>89,1%</text:p>
          </table:table-cell>
          <table:table-cell office:value-type="float" office:value="5211380" table:style-name="ce31">
            <text:p>5.211.380</text:p>
          </table:table-cell>
          <table:table-cell office:value-type="percentage" office:value="0.87176897314240687" table:style-name="ce32">
            <text:p>87,2%</text:p>
          </table:table-cell>
          <table:table-cell office:value-type="date" office:date-value="2021-10-24T00:00:00" table:style-name="ce33">
            <text:p>24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189055" table:style-name="ce31">
            <text:p>1.189.055</text:p>
          </table:table-cell>
          <table:table-cell office:value-type="percentage" office:value="0.90758065759535067" table:style-name="ce32">
            <text:p>90,8%</text:p>
          </table:table-cell>
          <table:table-cell office:value-type="float" office:value="1156729" table:style-name="ce31">
            <text:p>1.156.729</text:p>
          </table:table-cell>
          <table:table-cell office:value-type="percentage" office:value="0.88290690210260458" table:style-name="ce32">
            <text:p>88,3%</text:p>
          </table:table-cell>
          <table:table-cell office:value-type="date" office:date-value="2021-10-23T00:00:00" table:style-name="ce33">
            <text:p>23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27304" table:style-name="ce31">
            <text:p>527.304</text:p>
          </table:table-cell>
          <table:table-cell office:value-type="percentage" office:value="0.90702738778781944" table:style-name="ce32">
            <text:p>90,7%</text:p>
          </table:table-cell>
          <table:table-cell office:value-type="float" office:value="520739" table:style-name="ce31">
            <text:p>520.739</text:p>
          </table:table-cell>
          <table:table-cell office:value-type="percentage" office:value="0.89573478465788492" table:style-name="ce32">
            <text:p>89,6%</text:p>
          </table:table-cell>
          <table:table-cell office:value-type="date" office:date-value="2021-10-24T00:00:00" table:style-name="ce33">
            <text:p>24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10047" table:style-name="ce31">
            <text:p>1.810.047</text:p>
          </table:table-cell>
          <table:table-cell office:value-type="percentage" office:value="0.91234828823207115" table:style-name="ce32">
            <text:p>91,2%</text:p>
          </table:table-cell>
          <table:table-cell office:value-type="float" office:value="1778298" table:style-name="ce31">
            <text:p>1.778.298</text:p>
          </table:table-cell>
          <table:table-cell office:value-type="percentage" office:value="0.89634530830774872" table:style-name="ce32">
            <text:p>89,6%</text:p>
          </table:table-cell>
          <table:table-cell office:value-type="date" office:date-value="2021-10-24T00:00:00" table:style-name="ce33">
            <text:p>24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2460" table:style-name="ce31">
            <text:p>62.460</text:p>
          </table:table-cell>
          <table:table-cell office:value-type="percentage" office:value="0.88015218769816106" table:style-name="ce32">
            <text:p>88,0%</text:p>
          </table:table-cell>
          <table:table-cell office:value-type="float" office:value="59666" table:style-name="ce31">
            <text:p>59.666</text:p>
          </table:table-cell>
          <table:table-cell office:value-type="percentage" office:value="0.84078066652575212" table:style-name="ce32">
            <text:p>84,1%</text:p>
          </table:table-cell>
          <table:table-cell office:value-type="date" office:date-value="2021-10-22T00:00:00" table:style-name="ce33">
            <text:p>22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57202" table:style-name="ce31">
            <text:p>57.202</text:p>
          </table:table-cell>
          <table:table-cell office:value-type="percentage" office:value="0.80649118107349815" table:style-name="ce32">
            <text:p>80,6%</text:p>
          </table:table-cell>
          <table:table-cell office:value-type="float" office:value="54706" table:style-name="ce31">
            <text:p>54.706</text:p>
          </table:table-cell>
          <table:table-cell office:value-type="percentage" office:value="0.77130006908511572" table:style-name="ce32">
            <text:p>77,1%</text:p>
          </table:table-cell>
          <table:table-cell office:value-type="date" office:date-value="2021-10-20T00:00:00" table:style-name="ce33">
            <text:p>20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2845" table:style-name="ce31">
            <text:p>92.845</text:p>
          </table:table-cell>
          <table:table-cell office:value-type="string" table:style-name="ce32">
            <text:p>-</text:p>
          </table:table-cell>
          <table:table-cell office:value-type="float" office:value="86775" table:style-name="ce31">
            <text:p>86.775</text:p>
          </table:table-cell>
          <table:table-cell office:value-type="string" table:style-name="ce32">
            <text:p>-</text:p>
          </table:table-cell>
          <table:table-cell office:value-type="date" office:date-value="2021-10-20T00:00:00" table:style-name="ce33">
            <text:p>20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5249" table:style-name="ce31">
            <text:p>5.249</text:p>
          </table:table-cell>
          <table:table-cell office:value-type="string" table:style-name="ce32">
            <text:p>-</text:p>
          </table:table-cell>
          <table:table-cell office:value-type="float" office:value="5016" table:style-name="ce31">
            <text:p>5.016</text:p>
          </table:table-cell>
          <table:table-cell office:value-type="string" table:style-name="ce32">
            <text:p>-</text:p>
          </table:table-cell>
          <table:table-cell office:value-type="date" office:date-value="2021-10-22T00:00:00" table:style-name="ce33">
            <text:p>22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7979234" table:style-name="ce34">
            <text:p>37.979.234</text:p>
          </table:table-cell>
          <table:table-cell office:value-type="percentage" office:value="0.90169491911730781" table:style-name="ce24">
            <text:p>90,2%</text:p>
          </table:table-cell>
          <table:table-cell office:value-type="float" office:value="37234272" table:style-name="ce34">
            <text:p>37.234.272</text:p>
          </table:table-cell>
          <table:table-cell office:value-type="percentage" office:value="0.884008189302392" table:style-name="ce24">
            <text:p>88,4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3760" table:style-name="ce43">
            <text:p>433.760</text:p>
          </table:table-cell>
          <table:table-cell office:value-type="percentage" office:value="1" table:style-name="ce44">
            <text:p>100,0%</text:p>
          </table:table-cell>
          <table:table-cell office:value-type="float" office:value="653497" table:style-name="ce43">
            <text:p>653.497</text:p>
          </table:table-cell>
          <table:table-cell office:value-type="percentage" office:value="1" table:style-name="ce44">
            <text:p>100,0%</text:p>
          </table:table-cell>
          <table:table-cell office:value-type="float" office:value="928859" table:style-name="ce43">
            <text:p>928.859</text:p>
          </table:table-cell>
          <table:table-cell office:value-type="percentage" office:value="1" table:style-name="ce44">
            <text:p>100,0%</text:p>
          </table:table-cell>
          <table:table-cell office:value-type="float" office:value="1215079" table:style-name="ce43">
            <text:p>1.215.079</text:p>
          </table:table-cell>
          <table:table-cell office:value-type="percentage" office:value="0.96052081348847174" table:style-name="ce44">
            <text:p>96,1%</text:p>
          </table:table-cell>
          <table:table-cell office:value-type="float" office:value="1249481" table:style-name="ce43">
            <text:p>1.249.481</text:p>
          </table:table-cell>
          <table:table-cell office:value-type="percentage" office:value="0.90207809609894929" table:style-name="ce44">
            <text:p>90,2%</text:p>
          </table:table-cell>
          <table:table-cell office:value-type="float" office:value="927810" table:style-name="ce43">
            <text:p>927.810</text:p>
          </table:table-cell>
          <table:table-cell office:value-type="percentage" office:value="0.81371352996841828" table:style-name="ce44">
            <text:p>81,4%</text:p>
          </table:table-cell>
          <table:table-cell office:value-type="float" office:value="764200" table:style-name="ce43">
            <text:p>764.200</text:p>
          </table:table-cell>
          <table:table-cell office:value-type="percentage" office:value="0.82289548947314017" table:style-name="ce44">
            <text:p>82,3%</text:p>
          </table:table-cell>
          <table:table-cell office:value-type="float" office:value="664530" table:style-name="ce43">
            <text:p>664.530</text:p>
          </table:table-cell>
          <table:table-cell office:value-type="percentage" office:value="0.88261896887663416" table:style-name="ce44">
            <text:p>88,3%</text:p>
          </table:table-cell>
          <table:table-cell office:value-type="float" office:value="6837216" table:style-name="ce43">
            <text:p>6.837.216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1750388319874931" table:style-name="ce44">
            <text:p>91,8%</text:p>
          </table:table-cell>
          <table:table-cell office:value-type="percentage" office:value="0.80776039821317747" table:style-name="ce44">
            <text:p>80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261" table:style-name="ce46">
            <text:p>101.261</text:p>
          </table:table-cell>
          <table:table-cell office:value-type="percentage" office:value="1" table:style-name="ce47">
            <text:p>100,0%</text:p>
          </table:table-cell>
          <table:table-cell office:value-type="float" office:value="119274" table:style-name="ce46">
            <text:p>119.274</text:p>
          </table:table-cell>
          <table:table-cell office:value-type="percentage" office:value="1" table:style-name="ce47">
            <text:p>100,0%</text:p>
          </table:table-cell>
          <table:table-cell office:value-type="float" office:value="154537" table:style-name="ce46">
            <text:p>154.537</text:p>
          </table:table-cell>
          <table:table-cell office:value-type="percentage" office:value="0.98829676338357841" table:style-name="ce47">
            <text:p>98,8%</text:p>
          </table:table-cell>
          <table:table-cell office:value-type="float" office:value="185952" table:style-name="ce46">
            <text:p>185.952</text:p>
          </table:table-cell>
          <table:table-cell office:value-type="percentage" office:value="0.9378915194738382" table:style-name="ce47">
            <text:p>93,8%</text:p>
          </table:table-cell>
          <table:table-cell office:value-type="float" office:value="187714" table:style-name="ce46">
            <text:p>187.714</text:p>
          </table:table-cell>
          <table:table-cell office:value-type="percentage" office:value="0.87331990341625454" table:style-name="ce47">
            <text:p>87,3%</text:p>
          </table:table-cell>
          <table:table-cell office:value-type="float" office:value="125392" table:style-name="ce46">
            <text:p>125.392</text:p>
          </table:table-cell>
          <table:table-cell office:value-type="percentage" office:value="0.76325432477508737" table:style-name="ce47">
            <text:p>76,3%</text:p>
          </table:table-cell>
          <table:table-cell office:value-type="float" office:value="103656" table:style-name="ce46">
            <text:p>103.656</text:p>
          </table:table-cell>
          <table:table-cell office:value-type="percentage" office:value="0.79490187958681302" table:style-name="ce47">
            <text:p>79,5%</text:p>
          </table:table-cell>
          <table:table-cell office:value-type="float" office:value="87916" table:style-name="ce46">
            <text:p>87.916</text:p>
          </table:table-cell>
          <table:table-cell office:value-type="percentage" office:value="0.85265107798543294" table:style-name="ce47">
            <text:p>85,3%</text:p>
          </table:table-cell>
          <table:table-cell office:value-type="float" office:value="1065702" table:style-name="ce46">
            <text:p>1.065.702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992248977752727" table:style-name="ce47">
            <text:p>89,9%</text:p>
          </table:table-cell>
          <table:table-cell office:value-type="percentage" office:value="0.80164676908449062" table:style-name="ce47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958" table:style-name="ce46">
            <text:p>88.958</text:p>
          </table:table-cell>
          <table:table-cell office:value-type="percentage" office:value="1" table:style-name="ce47">
            <text:p>100,0%</text:p>
          </table:table-cell>
          <table:table-cell office:value-type="float" office:value="114361" table:style-name="ce46">
            <text:p>114.361</text:p>
          </table:table-cell>
          <table:table-cell office:value-type="percentage" office:value="1" table:style-name="ce47">
            <text:p>100,0%</text:p>
          </table:table-cell>
          <table:table-cell office:value-type="float" office:value="148196" table:style-name="ce46">
            <text:p>148.196</text:p>
          </table:table-cell>
          <table:table-cell office:value-type="percentage" office:value="0.99027076150001336" table:style-name="ce47">
            <text:p>99,0%</text:p>
          </table:table-cell>
          <table:table-cell office:value-type="float" office:value="153190" table:style-name="ce46">
            <text:p>153.190</text:p>
          </table:table-cell>
          <table:table-cell office:value-type="percentage" office:value="0.94186725690921946" table:style-name="ce47">
            <text:p>94,2%</text:p>
          </table:table-cell>
          <table:table-cell office:value-type="float" office:value="150659" table:style-name="ce46">
            <text:p>150.659</text:p>
          </table:table-cell>
          <table:table-cell office:value-type="percentage" office:value="0.90218751684202336" table:style-name="ce47">
            <text:p>90,2%</text:p>
          </table:table-cell>
          <table:table-cell office:value-type="float" office:value="90966" table:style-name="ce46">
            <text:p>90.966</text:p>
          </table:table-cell>
          <table:table-cell office:value-type="percentage" office:value="0.7948030161379106" table:style-name="ce47">
            <text:p>79,5%</text:p>
          </table:table-cell>
          <table:table-cell office:value-type="float" office:value="66630" table:style-name="ce46">
            <text:p>66.630</text:p>
          </table:table-cell>
          <table:table-cell office:value-type="percentage" office:value="0.84223432898079909" table:style-name="ce47">
            <text:p>84,2%</text:p>
          </table:table-cell>
          <table:table-cell office:value-type="float" office:value="60544" table:style-name="ce46">
            <text:p>60.544</text:p>
          </table:table-cell>
          <table:table-cell office:value-type="percentage" office:value="0.94599999999999995" table:style-name="ce47">
            <text:p>94,6%</text:p>
          </table:table-cell>
          <table:table-cell office:value-type="float" office:value="873504" table:style-name="ce46">
            <text:p>873.504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530222383548178" table:style-name="ce47">
            <text:p>93,5%</text:p>
          </table:table-cell>
          <table:table-cell office:value-type="percentage" office:value="0.8573986242422339" table:style-name="ce47">
            <text:p>85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486" table:style-name="ce46">
            <text:p>51.486</text:p>
          </table:table-cell>
          <table:table-cell office:value-type="percentage" office:value="1" table:style-name="ce47">
            <text:p>100,0%</text:p>
          </table:table-cell>
          <table:table-cell office:value-type="float" office:value="79242" table:style-name="ce46">
            <text:p>79.242</text:p>
          </table:table-cell>
          <table:table-cell office:value-type="percentage" office:value="0.98417705797605448" table:style-name="ce47">
            <text:p>98,4%</text:p>
          </table:table-cell>
          <table:table-cell office:value-type="float" office:value="110313" table:style-name="ce46">
            <text:p>110.313</text:p>
          </table:table-cell>
          <table:table-cell office:value-type="percentage" office:value="0.94098830514113163" table:style-name="ce47">
            <text:p>94,1%</text:p>
          </table:table-cell>
          <table:table-cell office:value-type="float" office:value="150147" table:style-name="ce46">
            <text:p>150.147</text:p>
          </table:table-cell>
          <table:table-cell office:value-type="percentage" office:value="0.90560745972484424" table:style-name="ce47">
            <text:p>90,6%</text:p>
          </table:table-cell>
          <table:table-cell office:value-type="float" office:value="167337" table:style-name="ce46">
            <text:p>167.337</text:p>
          </table:table-cell>
          <table:table-cell office:value-type="percentage" office:value="0.81163785577090974" table:style-name="ce47">
            <text:p>81,2%</text:p>
          </table:table-cell>
          <table:table-cell office:value-type="float" office:value="126060" table:style-name="ce46">
            <text:p>126.060</text:p>
          </table:table-cell>
          <table:table-cell office:value-type="percentage" office:value="0.69192642724233888" table:style-name="ce47">
            <text:p>69,2%</text:p>
          </table:table-cell>
          <table:table-cell office:value-type="float" office:value="96732" table:style-name="ce46">
            <text:p>96.732</text:p>
          </table:table-cell>
          <table:table-cell office:value-type="percentage" office:value="0.70125125052558324" table:style-name="ce47">
            <text:p>70,1%</text:p>
          </table:table-cell>
          <table:table-cell office:value-type="float" office:value="74302" table:style-name="ce46">
            <text:p>74.302</text:p>
          </table:table-cell>
          <table:table-cell office:value-type="percentage" office:value="0.77819438625890236" table:style-name="ce47">
            <text:p>77,8%</text:p>
          </table:table-cell>
          <table:table-cell office:value-type="float" office:value="855619" table:style-name="ce46">
            <text:p>855.619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2679126882971432" table:style-name="ce47">
            <text:p>82,7%</text:p>
          </table:table-cell>
          <table:table-cell office:value-type="percentage" office:value="0.73033512214233709" table:style-name="ce47">
            <text:p>73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3055" table:style-name="ce46">
            <text:p>93.055</text:p>
          </table:table-cell>
          <table:table-cell office:value-type="percentage" office:value="1" table:style-name="ce47">
            <text:p>100,0%</text:p>
          </table:table-cell>
          <table:table-cell office:value-type="float" office:value="151402" table:style-name="ce46">
            <text:p>151.402</text:p>
          </table:table-cell>
          <table:table-cell office:value-type="percentage" office:value="0.97975163559415268" table:style-name="ce47">
            <text:p>98,0%</text:p>
          </table:table-cell>
          <table:table-cell office:value-type="float" office:value="224485" table:style-name="ce46">
            <text:p>224.485</text:p>
          </table:table-cell>
          <table:table-cell office:value-type="percentage" office:value="0.95488149320266114" table:style-name="ce47">
            <text:p>95,5%</text:p>
          </table:table-cell>
          <table:table-cell office:value-type="float" office:value="320667" table:style-name="ce46">
            <text:p>320.667</text:p>
          </table:table-cell>
          <table:table-cell office:value-type="percentage" office:value="0.91485312913680561" table:style-name="ce47">
            <text:p>91,5%</text:p>
          </table:table-cell>
          <table:table-cell office:value-type="float" office:value="317829" table:style-name="ce46">
            <text:p>317.829</text:p>
          </table:table-cell>
          <table:table-cell office:value-type="percentage" office:value="0.81930739010734066" table:style-name="ce47">
            <text:p>81,9%</text:p>
          </table:table-cell>
          <table:table-cell office:value-type="float" office:value="229365" table:style-name="ce46">
            <text:p>229.365</text:p>
          </table:table-cell>
          <table:table-cell office:value-type="percentage" office:value="0.73766458476718533" table:style-name="ce47">
            <text:p>73,8%</text:p>
          </table:table-cell>
          <table:table-cell office:value-type="float" office:value="187697" table:style-name="ce46">
            <text:p>187.697</text:p>
          </table:table-cell>
          <table:table-cell office:value-type="percentage" office:value="0.74557494001938451" table:style-name="ce47">
            <text:p>74,6%</text:p>
          </table:table-cell>
          <table:table-cell office:value-type="float" office:value="152722" table:style-name="ce46">
            <text:p>152.722</text:p>
          </table:table-cell>
          <table:table-cell office:value-type="percentage" office:value="0.84941350523089931" table:style-name="ce47">
            <text:p>84,9%</text:p>
          </table:table-cell>
          <table:table-cell office:value-type="float" office:value="1677222" table:style-name="ce46">
            <text:p>1.677.222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5538771933940372" table:style-name="ce47">
            <text:p>85,5%</text:p>
          </table:table-cell>
          <table:table-cell office:value-type="percentage" office:value="0.7707991720405597" table:style-name="ce47">
            <text:p>77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315" table:style-name="ce46">
            <text:p>42.315</text:p>
          </table:table-cell>
          <table:table-cell office:value-type="percentage" office:value="1" table:style-name="ce47">
            <text:p>100,0%</text:p>
          </table:table-cell>
          <table:table-cell office:value-type="float" office:value="55917" table:style-name="ce46">
            <text:p>55.917</text:p>
          </table:table-cell>
          <table:table-cell office:value-type="percentage" office:value="1" table:style-name="ce47">
            <text:p>100,0%</text:p>
          </table:table-cell>
          <table:table-cell office:value-type="float" office:value="76661" table:style-name="ce46">
            <text:p>76.661</text:p>
          </table:table-cell>
          <table:table-cell office:value-type="percentage" office:value="0.99115650656151011" table:style-name="ce47">
            <text:p>99,1%</text:p>
          </table:table-cell>
          <table:table-cell office:value-type="float" office:value="84262" table:style-name="ce46">
            <text:p>84.262</text:p>
          </table:table-cell>
          <table:table-cell office:value-type="percentage" office:value="0.93661909208127692" table:style-name="ce47">
            <text:p>93,7%</text:p>
          </table:table-cell>
          <table:table-cell office:value-type="float" office:value="87975" table:style-name="ce46">
            <text:p>87.975</text:p>
          </table:table-cell>
          <table:table-cell office:value-type="percentage" office:value="0.89982509793492826" table:style-name="ce47">
            <text:p>90,0%</text:p>
          </table:table-cell>
          <table:table-cell office:value-type="float" office:value="54593" table:style-name="ce46">
            <text:p>54.593</text:p>
          </table:table-cell>
          <table:table-cell office:value-type="percentage" office:value="0.77466547472081504" table:style-name="ce47">
            <text:p>77,5%</text:p>
          </table:table-cell>
          <table:table-cell office:value-type="float" office:value="41072" table:style-name="ce46">
            <text:p>41.072</text:p>
          </table:table-cell>
          <table:table-cell office:value-type="percentage" office:value="0.8132264132264132" table:style-name="ce47">
            <text:p>81,3%</text:p>
          </table:table-cell>
          <table:table-cell office:value-type="float" office:value="39180" table:style-name="ce46">
            <text:p>39.180</text:p>
          </table:table-cell>
          <table:table-cell office:value-type="percentage" office:value="0.89120396697222659" table:style-name="ce47">
            <text:p>89,1%</text:p>
          </table:table-cell>
          <table:table-cell office:value-type="float" office:value="481975" table:style-name="ce46">
            <text:p>481.975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1957674380445964" table:style-name="ce47">
            <text:p>92,0%</text:p>
          </table:table-cell>
          <table:table-cell office:value-type="percentage" office:value="0.82685000128665909" table:style-name="ce47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322" table:style-name="ce46">
            <text:p>229.322</text:p>
          </table:table-cell>
          <table:table-cell office:value-type="percentage" office:value="1" table:style-name="ce47">
            <text:p>100,0%</text:p>
          </table:table-cell>
          <table:table-cell office:value-type="float" office:value="250482" table:style-name="ce46">
            <text:p>250.482</text:p>
          </table:table-cell>
          <table:table-cell office:value-type="percentage" office:value="1" table:style-name="ce47">
            <text:p>100,0%</text:p>
          </table:table-cell>
          <table:table-cell office:value-type="float" office:value="320391" table:style-name="ce46">
            <text:p>320.391</text:p>
          </table:table-cell>
          <table:table-cell office:value-type="percentage" office:value="1" table:style-name="ce47">
            <text:p>100,0%</text:p>
          </table:table-cell>
          <table:table-cell office:value-type="float" office:value="352744" table:style-name="ce46">
            <text:p>352.744</text:p>
          </table:table-cell>
          <table:table-cell office:value-type="percentage" office:value="0.92541221223847314" table:style-name="ce47">
            <text:p>92,5%</text:p>
          </table:table-cell>
          <table:table-cell office:value-type="float" office:value="320181" table:style-name="ce46">
            <text:p>320.181</text:p>
          </table:table-cell>
          <table:table-cell office:value-type="percentage" office:value="0.88130083538624571" table:style-name="ce47">
            <text:p>88,1%</text:p>
          </table:table-cell>
          <table:table-cell office:value-type="float" office:value="211575" table:style-name="ce46">
            <text:p>211.575</text:p>
          </table:table-cell>
          <table:table-cell office:value-type="percentage" office:value="0.79009869931997179" table:style-name="ce47">
            <text:p>79,0%</text:p>
          </table:table-cell>
          <table:table-cell office:value-type="float" office:value="172099" table:style-name="ce46">
            <text:p>172.099</text:p>
          </table:table-cell>
          <table:table-cell office:value-type="percentage" office:value="0.8156118783352132" table:style-name="ce47">
            <text:p>81,6%</text:p>
          </table:table-cell>
          <table:table-cell office:value-type="float" office:value="142750" table:style-name="ce46">
            <text:p>142.750</text:p>
          </table:table-cell>
          <table:table-cell office:value-type="percentage" office:value="0.86336200118542172" table:style-name="ce47">
            <text:p>86,3%</text:p>
          </table:table-cell>
          <table:table-cell office:value-type="float" office:value="1999544" table:style-name="ce46">
            <text:p>1.999.544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188012606990088" table:style-name="ce47">
            <text:p>91,9%</text:p>
          </table:table-cell>
          <table:table-cell office:value-type="percentage" office:value="0.83491125792198317" table:style-name="ce47">
            <text:p>83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8130" table:style-name="ce46">
            <text:p>138.130</text:p>
          </table:table-cell>
          <table:table-cell office:value-type="percentage" office:value="1" table:style-name="ce47">
            <text:p>100,0%</text:p>
          </table:table-cell>
          <table:table-cell office:value-type="float" office:value="158371" table:style-name="ce46">
            <text:p>158.371</text:p>
          </table:table-cell>
          <table:table-cell office:value-type="percentage" office:value="0.9954117195994997" table:style-name="ce47">
            <text:p>99,5%</text:p>
          </table:table-cell>
          <table:table-cell office:value-type="float" office:value="222287" table:style-name="ce46">
            <text:p>222.287</text:p>
          </table:table-cell>
          <table:table-cell office:value-type="percentage" office:value="1" table:style-name="ce47">
            <text:p>100,0%</text:p>
          </table:table-cell>
          <table:table-cell office:value-type="float" office:value="286180" table:style-name="ce46">
            <text:p>286.180</text:p>
          </table:table-cell>
          <table:table-cell office:value-type="percentage" office:value="0.93073325571260379" table:style-name="ce47">
            <text:p>93,1%</text:p>
          </table:table-cell>
          <table:table-cell office:value-type="float" office:value="286747" table:style-name="ce46">
            <text:p>286.747</text:p>
          </table:table-cell>
          <table:table-cell office:value-type="percentage" office:value="0.86734017936812813" table:style-name="ce47">
            <text:p>86,7%</text:p>
          </table:table-cell>
          <table:table-cell office:value-type="float" office:value="205026" table:style-name="ce46">
            <text:p>205.026</text:p>
          </table:table-cell>
          <table:table-cell office:value-type="percentage" office:value="0.77106141007367401" table:style-name="ce47">
            <text:p>77,1%</text:p>
          </table:table-cell>
          <table:table-cell office:value-type="float" office:value="172055" table:style-name="ce46">
            <text:p>172.055</text:p>
          </table:table-cell>
          <table:table-cell office:value-type="percentage" office:value="0.78892103682441572" table:style-name="ce47">
            <text:p>78,9%</text:p>
          </table:table-cell>
          <table:table-cell office:value-type="float" office:value="148289" table:style-name="ce46">
            <text:p>148.289</text:p>
          </table:table-cell>
          <table:table-cell office:value-type="percentage" office:value="0.85237279562228407" table:style-name="ce47">
            <text:p>85,2%</text:p>
          </table:table-cell>
          <table:table-cell office:value-type="float" office:value="1617085" table:style-name="ce46">
            <text:p>1.617.085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9401774894072483" table:style-name="ce47">
            <text:p>89,4%</text:p>
          </table:table-cell>
          <table:table-cell office:value-type="percentage" office:value="0.79066516528042696" table:style-name="ce47">
            <text:p>79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8788" table:style-name="ce46">
            <text:p>458.788</text:p>
          </table:table-cell>
          <table:table-cell office:value-type="percentage" office:value="1" table:style-name="ce47">
            <text:p>100,0%</text:p>
          </table:table-cell>
          <table:table-cell office:value-type="float" office:value="618267" table:style-name="ce46">
            <text:p>618.267</text:p>
          </table:table-cell>
          <table:table-cell office:value-type="percentage" office:value="0.97320129955988743" table:style-name="ce47">
            <text:p>97,3%</text:p>
          </table:table-cell>
          <table:table-cell office:value-type="float" office:value="799194" table:style-name="ce46">
            <text:p>799.194</text:p>
          </table:table-cell>
          <table:table-cell office:value-type="percentage" office:value="0.95416579113259092" table:style-name="ce47">
            <text:p>95,4%</text:p>
          </table:table-cell>
          <table:table-cell office:value-type="float" office:value="1024604" table:style-name="ce46">
            <text:p>1.024.604</text:p>
          </table:table-cell>
          <table:table-cell office:value-type="percentage" office:value="0.93847112055542325" table:style-name="ce47">
            <text:p>93,8%</text:p>
          </table:table-cell>
          <table:table-cell office:value-type="float" office:value="1126418" table:style-name="ce46">
            <text:p>1.126.418</text:p>
          </table:table-cell>
          <table:table-cell office:value-type="percentage" office:value="0.85544995082608377" table:style-name="ce47">
            <text:p>85,5%</text:p>
          </table:table-cell>
          <table:table-cell office:value-type="float" office:value="774581" table:style-name="ce46">
            <text:p>774.581</text:p>
          </table:table-cell>
          <table:table-cell office:value-type="percentage" office:value="0.74147275839226845" table:style-name="ce47">
            <text:p>74,1%</text:p>
          </table:table-cell>
          <table:table-cell office:value-type="float" office:value="634099" table:style-name="ce46">
            <text:p>634.099</text:p>
          </table:table-cell>
          <table:table-cell office:value-type="percentage" office:value="0.75583805658364478" table:style-name="ce47">
            <text:p>75,6%</text:p>
          </table:table-cell>
          <table:table-cell office:value-type="float" office:value="526942" table:style-name="ce46">
            <text:p>526.942</text:p>
          </table:table-cell>
          <table:table-cell office:value-type="percentage" office:value="0.80306203003508259" table:style-name="ce47">
            <text:p>80,3%</text:p>
          </table:table-cell>
          <table:table-cell office:value-type="float" office:value="5962893" table:style-name="ce46">
            <text:p>5.962.893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6816838371896643" table:style-name="ce47">
            <text:p>86,8%</text:p>
          </table:table-cell>
          <table:table-cell office:value-type="percentage" office:value="0.76639150365935049" table:style-name="ce47">
            <text:p>76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251" table:style-name="ce46">
            <text:p>297.251</text:p>
          </table:table-cell>
          <table:table-cell office:value-type="percentage" office:value="1" table:style-name="ce47">
            <text:p>100,0%</text:p>
          </table:table-cell>
          <table:table-cell office:value-type="float" office:value="434406" table:style-name="ce46">
            <text:p>434.406</text:p>
          </table:table-cell>
          <table:table-cell office:value-type="percentage" office:value="0.99210710223769127" table:style-name="ce47">
            <text:p>99,2%</text:p>
          </table:table-cell>
          <table:table-cell office:value-type="float" office:value="570000" table:style-name="ce46">
            <text:p>570.000</text:p>
          </table:table-cell>
          <table:table-cell office:value-type="percentage" office:value="0.98152663553333053" table:style-name="ce47">
            <text:p>98,2%</text:p>
          </table:table-cell>
          <table:table-cell office:value-type="float" office:value="714679" table:style-name="ce46">
            <text:p>714.679</text:p>
          </table:table-cell>
          <table:table-cell office:value-type="percentage" office:value="0.94994909175977693" table:style-name="ce47">
            <text:p>95,0%</text:p>
          </table:table-cell>
          <table:table-cell office:value-type="float" office:value="752268" table:style-name="ce46">
            <text:p>752.268</text:p>
          </table:table-cell>
          <table:table-cell office:value-type="percentage" office:value="0.88337083190462995" table:style-name="ce47">
            <text:p>88,3%</text:p>
          </table:table-cell>
          <table:table-cell office:value-type="float" office:value="508598" table:style-name="ce46">
            <text:p>508.598</text:p>
          </table:table-cell>
          <table:table-cell office:value-type="percentage" office:value="0.78395521295272974" table:style-name="ce47">
            <text:p>78,4%</text:p>
          </table:table-cell>
          <table:table-cell office:value-type="float" office:value="423888" table:style-name="ce46">
            <text:p>423.888</text:p>
          </table:table-cell>
          <table:table-cell office:value-type="percentage" office:value="0.82128782506597231" table:style-name="ce47">
            <text:p>82,1%</text:p>
          </table:table-cell>
          <table:table-cell office:value-type="float" office:value="369443" table:style-name="ce46">
            <text:p>369.443</text:p>
          </table:table-cell>
          <table:table-cell office:value-type="percentage" office:value="0.87023798026528099" table:style-name="ce47">
            <text:p>87,0%</text:p>
          </table:table-cell>
          <table:table-cell office:value-type="float" office:value="4070533" table:style-name="ce46">
            <text:p>4.070.533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0688875625242427" table:style-name="ce47">
            <text:p>90,7%</text:p>
          </table:table-cell>
          <table:table-cell office:value-type="percentage" office:value="0.80487420988805802" table:style-name="ce47">
            <text:p>80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266" table:style-name="ce46">
            <text:p>78.266</text:p>
          </table:table-cell>
          <table:table-cell office:value-type="percentage" office:value="1" table:style-name="ce47">
            <text:p>100,0%</text:p>
          </table:table-cell>
          <table:table-cell office:value-type="float" office:value="95925" table:style-name="ce46">
            <text:p>95.925</text:p>
          </table:table-cell>
          <table:table-cell office:value-type="percentage" office:value="1" table:style-name="ce47">
            <text:p>100,0%</text:p>
          </table:table-cell>
          <table:table-cell office:value-type="float" office:value="132860" table:style-name="ce46">
            <text:p>132.860</text:p>
          </table:table-cell>
          <table:table-cell office:value-type="percentage" office:value="1" table:style-name="ce47">
            <text:p>100,0%</text:p>
          </table:table-cell>
          <table:table-cell office:value-type="float" office:value="161481" table:style-name="ce46">
            <text:p>161.481</text:p>
          </table:table-cell>
          <table:table-cell office:value-type="percentage" office:value="0.95428919251134647" table:style-name="ce47">
            <text:p>95,4%</text:p>
          </table:table-cell>
          <table:table-cell office:value-type="float" office:value="146202" table:style-name="ce46">
            <text:p>146.202</text:p>
          </table:table-cell>
          <table:table-cell office:value-type="percentage" office:value="0.9166614418097232" table:style-name="ce47">
            <text:p>91,7%</text:p>
          </table:table-cell>
          <table:table-cell office:value-type="float" office:value="113011" table:style-name="ce46">
            <text:p>113.011</text:p>
          </table:table-cell>
          <table:table-cell office:value-type="percentage" office:value="0.84665752665213256" table:style-name="ce47">
            <text:p>84,7%</text:p>
          </table:table-cell>
          <table:table-cell office:value-type="float" office:value="93144" table:style-name="ce46">
            <text:p>93.144</text:p>
          </table:table-cell>
          <table:table-cell office:value-type="percentage" office:value="0.82195552417931517" table:style-name="ce47">
            <text:p>82,2%</text:p>
          </table:table-cell>
          <table:table-cell office:value-type="float" office:value="76315" table:style-name="ce46">
            <text:p>76.315</text:p>
          </table:table-cell>
          <table:table-cell office:value-type="percentage" office:value="0.90047197640117993" table:style-name="ce47">
            <text:p>90,0%</text:p>
          </table:table-cell>
          <table:table-cell office:value-type="float" office:value="897204" table:style-name="ce46">
            <text:p>897.204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410207491423136" table:style-name="ce47">
            <text:p>94,1%</text:p>
          </table:table-cell>
          <table:table-cell office:value-type="percentage" office:value="0.84324714493692121" table:style-name="ce47">
            <text:p>84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295" table:style-name="ce46">
            <text:p>242.295</text:p>
          </table:table-cell>
          <table:table-cell office:value-type="percentage" office:value="1" table:style-name="ce47">
            <text:p>100,0%</text:p>
          </table:table-cell>
          <table:table-cell office:value-type="float" office:value="291304" table:style-name="ce46">
            <text:p>291.304</text:p>
          </table:table-cell>
          <table:table-cell office:value-type="percentage" office:value="1" table:style-name="ce47">
            <text:p>100,0%</text:p>
          </table:table-cell>
          <table:table-cell office:value-type="float" office:value="345944" table:style-name="ce46">
            <text:p>345.944</text:p>
          </table:table-cell>
          <table:table-cell office:value-type="percentage" office:value="0.99716655088822725" table:style-name="ce47">
            <text:p>99,7%</text:p>
          </table:table-cell>
          <table:table-cell office:value-type="float" office:value="390785" table:style-name="ce46">
            <text:p>390.785</text:p>
          </table:table-cell>
          <table:table-cell office:value-type="percentage" office:value="0.96278785579308623" table:style-name="ce47">
            <text:p>96,3%</text:p>
          </table:table-cell>
          <table:table-cell office:value-type="float" office:value="407759" table:style-name="ce46">
            <text:p>407.759</text:p>
          </table:table-cell>
          <table:table-cell office:value-type="percentage" office:value="0.91999025316941208" table:style-name="ce47">
            <text:p>92,0%</text:p>
          </table:table-cell>
          <table:table-cell office:value-type="float" office:value="263281" table:style-name="ce46">
            <text:p>263.281</text:p>
          </table:table-cell>
          <table:table-cell office:value-type="percentage" office:value="0.8140831395636472" table:style-name="ce47">
            <text:p>81,4%</text:p>
          </table:table-cell>
          <table:table-cell office:value-type="float" office:value="198497" table:style-name="ce46">
            <text:p>198.497</text:p>
          </table:table-cell>
          <table:table-cell office:value-type="percentage" office:value="0.85936505600027713" table:style-name="ce47">
            <text:p>85,9%</text:p>
          </table:table-cell>
          <table:table-cell office:value-type="float" office:value="168208" table:style-name="ce46">
            <text:p>168.208</text:p>
          </table:table-cell>
          <table:table-cell office:value-type="percentage" office:value="0.93445254906753628" table:style-name="ce47">
            <text:p>93,4%</text:p>
          </table:table-cell>
          <table:table-cell office:value-type="float" office:value="2308073" table:style-name="ce46">
            <text:p>2.308.073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03446001359953" table:style-name="ce47">
            <text:p>94,0%</text:p>
          </table:table-cell>
          <table:table-cell office:value-type="percentage" office:value="0.85426632946174408" table:style-name="ce47">
            <text:p>85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363" table:style-name="ce46">
            <text:p>23.363</text:p>
          </table:table-cell>
          <table:table-cell office:value-type="percentage" office:value="1" table:style-name="ce47">
            <text:p>100,0%</text:p>
          </table:table-cell>
          <table:table-cell office:value-type="float" office:value="28662" table:style-name="ce46">
            <text:p>28.662</text:p>
          </table:table-cell>
          <table:table-cell office:value-type="percentage" office:value="1" table:style-name="ce47">
            <text:p>100,0%</text:p>
          </table:table-cell>
          <table:table-cell office:value-type="float" office:value="38042" table:style-name="ce46">
            <text:p>38.042</text:p>
          </table:table-cell>
          <table:table-cell office:value-type="percentage" office:value="1" table:style-name="ce47">
            <text:p>100,0%</text:p>
          </table:table-cell>
          <table:table-cell office:value-type="float" office:value="45385" table:style-name="ce46">
            <text:p>45.385</text:p>
          </table:table-cell>
          <table:table-cell office:value-type="percentage" office:value="0.95218613628734472" table:style-name="ce47">
            <text:p>95,2%</text:p>
          </table:table-cell>
          <table:table-cell office:value-type="float" office:value="47506" table:style-name="ce46">
            <text:p>47.506</text:p>
          </table:table-cell>
          <table:table-cell office:value-type="percentage" office:value="0.8972368595010104" table:style-name="ce47">
            <text:p>89,7%</text:p>
          </table:table-cell>
          <table:table-cell office:value-type="float" office:value="31066" table:style-name="ce46">
            <text:p>31.066</text:p>
          </table:table-cell>
          <table:table-cell office:value-type="percentage" office:value="0.79010147765711236" table:style-name="ce47">
            <text:p>79,0%</text:p>
          </table:table-cell>
          <table:table-cell office:value-type="float" office:value="24002" table:style-name="ce46">
            <text:p>24.002</text:p>
          </table:table-cell>
          <table:table-cell office:value-type="percentage" office:value="0.78803598397793684" table:style-name="ce47">
            <text:p>78,8%</text:p>
          </table:table-cell>
          <table:table-cell office:value-type="float" office:value="21793" table:style-name="ce46">
            <text:p>21.793</text:p>
          </table:table-cell>
          <table:table-cell office:value-type="percentage" office:value="0.85355632147892835" table:style-name="ce47">
            <text:p>85,4%</text:p>
          </table:table-cell>
          <table:table-cell office:value-type="float" office:value="259819" table:style-name="ce46">
            <text:p>259.819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1495228369193926" table:style-name="ce47">
            <text:p>91,5%</text:p>
          </table:table-cell>
          <table:table-cell office:value-type="percentage" office:value="0.81215264102227469" table:style-name="ce47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3837" table:style-name="ce46">
            <text:p>373.837</text:p>
          </table:table-cell>
          <table:table-cell office:value-type="percentage" office:value="1" table:style-name="ce47">
            <text:p>100,0%</text:p>
          </table:table-cell>
          <table:table-cell office:value-type="float" office:value="510873" table:style-name="ce46">
            <text:p>510.873</text:p>
          </table:table-cell>
          <table:table-cell office:value-type="percentage" office:value="0.97109190409841828" table:style-name="ce47">
            <text:p>97,1%</text:p>
          </table:table-cell>
          <table:table-cell office:value-type="float" office:value="688441" table:style-name="ce46">
            <text:p>688.441</text:p>
          </table:table-cell>
          <table:table-cell office:value-type="percentage" office:value="0.97884044741889575" table:style-name="ce47">
            <text:p>97,9%</text:p>
          </table:table-cell>
          <table:table-cell office:value-type="float" office:value="939522" table:style-name="ce46">
            <text:p>939.522</text:p>
          </table:table-cell>
          <table:table-cell office:value-type="percentage" office:value="0.96580840742488305" table:style-name="ce47">
            <text:p>96,6%</text:p>
          </table:table-cell>
          <table:table-cell office:value-type="float" office:value="1028768" table:style-name="ce46">
            <text:p>1.028.768</text:p>
          </table:table-cell>
          <table:table-cell office:value-type="percentage" office:value="0.88232726199879752" table:style-name="ce47">
            <text:p>88,2%</text:p>
          </table:table-cell>
          <table:table-cell office:value-type="float" office:value="742617" table:style-name="ce46">
            <text:p>742.617</text:p>
          </table:table-cell>
          <table:table-cell office:value-type="percentage" office:value="0.78199844151467923" table:style-name="ce47">
            <text:p>78,2%</text:p>
          </table:table-cell>
          <table:table-cell office:value-type="float" office:value="594065" table:style-name="ce46">
            <text:p>594.065</text:p>
          </table:table-cell>
          <table:table-cell office:value-type="percentage" office:value="0.80011448196908985" table:style-name="ce47">
            <text:p>80,0%</text:p>
          </table:table-cell>
          <table:table-cell office:value-type="float" office:value="450560" table:style-name="ce46">
            <text:p>450.560</text:p>
          </table:table-cell>
          <table:table-cell office:value-type="percentage" office:value="0.81395810977306149" table:style-name="ce47">
            <text:p>81,4%</text:p>
          </table:table-cell>
          <table:table-cell office:value-type="float" office:value="5328683" table:style-name="ce46">
            <text:p>5.328.683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9139162891813684" table:style-name="ce47">
            <text:p>89,1%</text:p>
          </table:table-cell>
          <table:table-cell office:value-type="percentage" office:value="0.78595442874572563" table:style-name="ce47">
            <text:p>78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964" table:style-name="ce46">
            <text:p>73.964</text:p>
          </table:table-cell>
          <table:table-cell office:value-type="percentage" office:value="1" table:style-name="ce47">
            <text:p>100,0%</text:p>
          </table:table-cell>
          <table:table-cell office:value-type="float" office:value="103287" table:style-name="ce46">
            <text:p>103.287</text:p>
          </table:table-cell>
          <table:table-cell office:value-type="percentage" office:value="1" table:style-name="ce47">
            <text:p>100,0%</text:p>
          </table:table-cell>
          <table:table-cell office:value-type="float" office:value="148225" table:style-name="ce46">
            <text:p>148.225</text:p>
          </table:table-cell>
          <table:table-cell office:value-type="percentage" office:value="1" table:style-name="ce47">
            <text:p>100,0%</text:p>
          </table:table-cell>
          <table:table-cell office:value-type="float" office:value="207332" table:style-name="ce46">
            <text:p>207.332</text:p>
          </table:table-cell>
          <table:table-cell office:value-type="percentage" office:value="0.97222118017781445" table:style-name="ce47">
            <text:p>97,2%</text:p>
          </table:table-cell>
          <table:table-cell office:value-type="float" office:value="231321" table:style-name="ce46">
            <text:p>231.321</text:p>
          </table:table-cell>
          <table:table-cell office:value-type="percentage" office:value="0.91015002537801437" table:style-name="ce47">
            <text:p>91,0%</text:p>
          </table:table-cell>
          <table:table-cell office:value-type="float" office:value="166522" table:style-name="ce46">
            <text:p>166.522</text:p>
          </table:table-cell>
          <table:table-cell office:value-type="percentage" office:value="0.79674454433668418" table:style-name="ce47">
            <text:p>79,7%</text:p>
          </table:table-cell>
          <table:table-cell office:value-type="float" office:value="139955" table:style-name="ce46">
            <text:p>139.955</text:p>
          </table:table-cell>
          <table:table-cell office:value-type="percentage" office:value="0.81252031953926895" table:style-name="ce47">
            <text:p>81,3%</text:p>
          </table:table-cell>
          <table:table-cell office:value-type="float" office:value="118449" table:style-name="ce46">
            <text:p>118.449</text:p>
          </table:table-cell>
          <table:table-cell office:value-type="percentage" office:value="0.83477102625903843" table:style-name="ce47">
            <text:p>83,5%</text:p>
          </table:table-cell>
          <table:table-cell office:value-type="float" office:value="1189055" table:style-name="ce46">
            <text:p>1.189.055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0758065759535067" table:style-name="ce47">
            <text:p>90,8%</text:p>
          </table:table-cell>
          <table:table-cell office:value-type="percentage" office:value="0.78680179533379957" table:style-name="ce47">
            <text:p>78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11" table:style-name="ce46">
            <text:p>42.511</text:p>
          </table:table-cell>
          <table:table-cell office:value-type="percentage" office:value="1" table:style-name="ce47">
            <text:p>100,0%</text:p>
          </table:table-cell>
          <table:table-cell office:value-type="float" office:value="55895" table:style-name="ce46">
            <text:p>55.895</text:p>
          </table:table-cell>
          <table:table-cell office:value-type="percentage" office:value="1" table:style-name="ce47">
            <text:p>100,0%</text:p>
          </table:table-cell>
          <table:table-cell office:value-type="float" office:value="72285" table:style-name="ce46">
            <text:p>72.285</text:p>
          </table:table-cell>
          <table:table-cell office:value-type="percentage" office:value="0.97888792589783868" table:style-name="ce47">
            <text:p>97,9%</text:p>
          </table:table-cell>
          <table:table-cell office:value-type="float" office:value="91873" table:style-name="ce46">
            <text:p>91.873</text:p>
          </table:table-cell>
          <table:table-cell office:value-type="percentage" office:value="0.95014168407553723" table:style-name="ce47">
            <text:p>95,0%</text:p>
          </table:table-cell>
          <table:table-cell office:value-type="float" office:value="95260" table:style-name="ce46">
            <text:p>95.260</text:p>
          </table:table-cell>
          <table:table-cell office:value-type="percentage" office:value="0.88202070332030891" table:style-name="ce47">
            <text:p>88,2%</text:p>
          </table:table-cell>
          <table:table-cell office:value-type="float" office:value="63917" table:style-name="ce46">
            <text:p>63.917</text:p>
          </table:table-cell>
          <table:table-cell office:value-type="percentage" office:value="0.78579068366506433" table:style-name="ce47">
            <text:p>78,6%</text:p>
          </table:table-cell>
          <table:table-cell office:value-type="float" office:value="56839" table:style-name="ce46">
            <text:p>56.839</text:p>
          </table:table-cell>
          <table:table-cell office:value-type="percentage" office:value="0.83430945146564506" table:style-name="ce47">
            <text:p>83,4%</text:p>
          </table:table-cell>
          <table:table-cell office:value-type="float" office:value="48724" table:style-name="ce46">
            <text:p>48.724</text:p>
          </table:table-cell>
          <table:table-cell office:value-type="percentage" office:value="0.86408455699794284" table:style-name="ce47">
            <text:p>86,4%</text:p>
          </table:table-cell>
          <table:table-cell office:value-type="float" office:value="527304" table:style-name="ce46">
            <text:p>527.304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702738778781944" table:style-name="ce47">
            <text:p>90,7%</text:p>
          </table:table-cell>
          <table:table-cell office:value-type="percentage" office:value="0.79749908121180224" table:style-name="ce47">
            <text:p>79,7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178" table:style-name="ce46">
            <text:p>164.178</text:p>
          </table:table-cell>
          <table:table-cell office:value-type="percentage" office:value="1" table:style-name="ce47">
            <text:p>100,0%</text:p>
          </table:table-cell>
          <table:table-cell office:value-type="float" office:value="213736" table:style-name="ce46">
            <text:p>213.736</text:p>
          </table:table-cell>
          <table:table-cell office:value-type="percentage" office:value="1" table:style-name="ce47">
            <text:p>100,0%</text:p>
          </table:table-cell>
          <table:table-cell office:value-type="float" office:value="278482" table:style-name="ce46">
            <text:p>278.482</text:p>
          </table:table-cell>
          <table:table-cell office:value-type="percentage" office:value="0.9941560551051517" table:style-name="ce47">
            <text:p>99,4%</text:p>
          </table:table-cell>
          <table:table-cell office:value-type="float" office:value="323695" table:style-name="ce46">
            <text:p>323.695</text:p>
          </table:table-cell>
          <table:table-cell office:value-type="percentage" office:value="0.95210852498845511" table:style-name="ce47">
            <text:p>95,2%</text:p>
          </table:table-cell>
          <table:table-cell office:value-type="float" office:value="320118" table:style-name="ce46">
            <text:p>320.118</text:p>
          </table:table-cell>
          <table:table-cell office:value-type="percentage" office:value="0.88397909055512758" table:style-name="ce47">
            <text:p>88,4%</text:p>
          </table:table-cell>
          <table:table-cell office:value-type="float" office:value="202166" table:style-name="ce46">
            <text:p>202.166</text:p>
          </table:table-cell>
          <table:table-cell office:value-type="percentage" office:value="0.77594101549456329" table:style-name="ce47">
            <text:p>77,6%</text:p>
          </table:table-cell>
          <table:table-cell office:value-type="float" office:value="162593" table:style-name="ce46">
            <text:p>162.593</text:p>
          </table:table-cell>
          <table:table-cell office:value-type="percentage" office:value="0.80677702025464682" table:style-name="ce47">
            <text:p>80,7%</text:p>
          </table:table-cell>
          <table:table-cell office:value-type="float" office:value="145079" table:style-name="ce46">
            <text:p>145.079</text:p>
          </table:table-cell>
          <table:table-cell office:value-type="percentage" office:value="0.86046166803079371" table:style-name="ce47">
            <text:p>86,0%</text:p>
          </table:table-cell>
          <table:table-cell office:value-type="float" office:value="1810047" table:style-name="ce46">
            <text:p>1.810.047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1234828823207115" table:style-name="ce47">
            <text:p>91,2%</text:p>
          </table:table-cell>
          <table:table-cell office:value-type="percentage" office:value="0.81515142508187333" table:style-name="ce47">
            <text:p>81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01" table:style-name="ce46">
            <text:p>2.401</text:p>
          </table:table-cell>
          <table:table-cell office:value-type="percentage" office:value="0.9216890595009597" table:style-name="ce47">
            <text:p>92,2%</text:p>
          </table:table-cell>
          <table:table-cell office:value-type="float" office:value="3890" table:style-name="ce46">
            <text:p>3.890</text:p>
          </table:table-cell>
          <table:table-cell office:value-type="percentage" office:value="0.90088003705419173" table:style-name="ce47">
            <text:p>90,1%</text:p>
          </table:table-cell>
          <table:table-cell office:value-type="float" office:value="7663" table:style-name="ce46">
            <text:p>7.663</text:p>
          </table:table-cell>
          <table:table-cell office:value-type="percentage" office:value="0.97530864197530864" table:style-name="ce47">
            <text:p>97,5%</text:p>
          </table:table-cell>
          <table:table-cell office:value-type="float" office:value="10590" table:style-name="ce46">
            <text:p>10.590</text:p>
          </table:table-cell>
          <table:table-cell office:value-type="percentage" office:value="0.91640706126687432" table:style-name="ce47">
            <text:p>91,6%</text:p>
          </table:table-cell>
          <table:table-cell office:value-type="float" office:value="11140" table:style-name="ce46">
            <text:p>11.140</text:p>
          </table:table-cell>
          <table:table-cell office:value-type="percentage" office:value="0.88118968517639618" table:style-name="ce47">
            <text:p>88,1%</text:p>
          </table:table-cell>
          <table:table-cell office:value-type="float" office:value="9228" table:style-name="ce46">
            <text:p>9.228</text:p>
          </table:table-cell>
          <table:table-cell office:value-type="percentage" office:value="0.77585337144778876" table:style-name="ce47">
            <text:p>77,6%</text:p>
          </table:table-cell>
          <table:table-cell office:value-type="float" office:value="9167" table:style-name="ce46">
            <text:p>9.167</text:p>
          </table:table-cell>
          <table:table-cell office:value-type="percentage" office:value="0.83587125011397834" table:style-name="ce47">
            <text:p>83,6%</text:p>
          </table:table-cell>
          <table:table-cell office:value-type="float" office:value="8381" table:style-name="ce46">
            <text:p>8.381</text:p>
          </table:table-cell>
          <table:table-cell office:value-type="percentage" office:value="0.91836511067280302" table:style-name="ce47">
            <text:p>91,8%</text:p>
          </table:table-cell>
          <table:table-cell office:value-type="float" office:value="62460" table:style-name="ce46">
            <text:p>62.460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8015218769816106" table:style-name="ce47">
            <text:p>88,0%</text:p>
          </table:table-cell>
          <table:table-cell office:value-type="percentage" office:value="0.74178760599510696" table:style-name="ce47">
            <text:p>74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12" table:style-name="ce46">
            <text:p>2.012</text:p>
          </table:table-cell>
          <table:table-cell office:value-type="percentage" office:value="0.85653469561515538" table:style-name="ce47">
            <text:p>85,7%</text:p>
          </table:table-cell>
          <table:table-cell office:value-type="float" office:value="3315" table:style-name="ce46">
            <text:p>3.315</text:p>
          </table:table-cell>
          <table:table-cell office:value-type="percentage" office:value="0.88447171824973314" table:style-name="ce47">
            <text:p>88,4%</text:p>
          </table:table-cell>
          <table:table-cell office:value-type="float" office:value="7169" table:style-name="ce46">
            <text:p>7.169</text:p>
          </table:table-cell>
          <table:table-cell office:value-type="percentage" office:value="0.91593203015203783" table:style-name="ce47">
            <text:p>91,6%</text:p>
          </table:table-cell>
          <table:table-cell office:value-type="float" office:value="9686" table:style-name="ce46">
            <text:p>9.686</text:p>
          </table:table-cell>
          <table:table-cell office:value-type="percentage" office:value="0.8572440038941499" table:style-name="ce47">
            <text:p>85,7%</text:p>
          </table:table-cell>
          <table:table-cell office:value-type="float" office:value="10057" table:style-name="ce46">
            <text:p>10.057</text:p>
          </table:table-cell>
          <table:table-cell office:value-type="percentage" office:value="0.837943676053991" table:style-name="ce47">
            <text:p>83,8%</text:p>
          </table:table-cell>
          <table:table-cell office:value-type="float" office:value="8604" table:style-name="ce46">
            <text:p>8.604</text:p>
          </table:table-cell>
          <table:table-cell office:value-type="percentage" office:value="0.70914036099892852" table:style-name="ce47">
            <text:p>70,9%</text:p>
          </table:table-cell>
          <table:table-cell office:value-type="float" office:value="8678" table:style-name="ce46">
            <text:p>8.678</text:p>
          </table:table-cell>
          <table:table-cell office:value-type="percentage" office:value="0.72346811171321379" table:style-name="ce47">
            <text:p>72,3%</text:p>
          </table:table-cell>
          <table:table-cell office:value-type="float" office:value="7681" table:style-name="ce46">
            <text:p>7.681</text:p>
          </table:table-cell>
          <table:table-cell office:value-type="percentage" office:value="0.80227700020889914" table:style-name="ce47">
            <text:p>80,2%</text:p>
          </table:table-cell>
          <table:table-cell office:value-type="float" office:value="57202" table:style-name="ce46">
            <text:p>57.202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0649118107349815" table:style-name="ce47">
            <text:p>80,6%</text:p>
          </table:table-cell>
          <table:table-cell office:value-type="percentage" office:value="0.65692039138224079" table:style-name="ce47">
            <text:p>65,7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18" table:style-name="ce46">
            <text:p>18</text:p>
          </table:table-cell>
          <table:table-cell office:value-type="string" table:style-name="ce47">
            <text:p>-</text:p>
          </table:table-cell>
          <table:table-cell office:value-type="float" office:value="3537" table:style-name="ce46">
            <text:p>3.537</text:p>
          </table:table-cell>
          <table:table-cell office:value-type="string" table:style-name="ce47">
            <text:p>-</text:p>
          </table:table-cell>
          <table:table-cell office:value-type="float" office:value="9522" table:style-name="ce46">
            <text:p>9.522</text:p>
          </table:table-cell>
          <table:table-cell office:value-type="string" table:style-name="ce47">
            <text:p>-</text:p>
          </table:table-cell>
          <table:table-cell office:value-type="float" office:value="22109" table:style-name="ce46">
            <text:p>22.109</text:p>
          </table:table-cell>
          <table:table-cell office:value-type="string" table:style-name="ce47">
            <text:p>-</text:p>
          </table:table-cell>
          <table:table-cell office:value-type="float" office:value="31860" table:style-name="ce46">
            <text:p>31.860</text:p>
          </table:table-cell>
          <table:table-cell office:value-type="string" table:style-name="ce47">
            <text:p>-</text:p>
          </table:table-cell>
          <table:table-cell office:value-type="float" office:value="24589" table:style-name="ce46">
            <text:p>24.589</text:p>
          </table:table-cell>
          <table:table-cell office:value-type="string" table:style-name="ce47">
            <text:p>-</text:p>
          </table:table-cell>
          <table:table-cell office:value-type="float" office:value="1178" table:style-name="ce46">
            <text:p>1.178</text:p>
          </table:table-cell>
          <table:table-cell office:value-type="string" table:style-name="ce47">
            <text:p>-</text:p>
          </table:table-cell>
          <table:table-cell office:value-type="float" office:value="92845" table:style-name="ce46">
            <text:p>92.845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27" table:style-name="ce49">
            <text:p>27</text:p>
          </table:table-cell>
          <table:table-cell office:value-type="string" table:style-name="ce50">
            <text:p>-</text:p>
          </table:table-cell>
          <table:table-cell office:value-type="float" office:value="33" table:style-name="ce49">
            <text:p>33</text:p>
          </table:table-cell>
          <table:table-cell office:value-type="string" table:style-name="ce50">
            <text:p>-</text:p>
          </table:table-cell>
          <table:table-cell office:value-type="float" office:value="221" table:style-name="ce49">
            <text:p>221</text:p>
          </table:table-cell>
          <table:table-cell office:value-type="string" table:style-name="ce50">
            <text:p>-</text:p>
          </table:table-cell>
          <table:table-cell office:value-type="float" office:value="688" table:style-name="ce49">
            <text:p>688</text:p>
          </table:table-cell>
          <table:table-cell office:value-type="string" table:style-name="ce50">
            <text:p>-</text:p>
          </table:table-cell>
          <table:table-cell office:value-type="float" office:value="1310" table:style-name="ce49">
            <text:p>1.310</text:p>
          </table:table-cell>
          <table:table-cell office:value-type="string" table:style-name="ce50">
            <text:p>-</text:p>
          </table:table-cell>
          <table:table-cell office:value-type="float" office:value="1522" table:style-name="ce49">
            <text:p>1.522</text:p>
          </table:table-cell>
          <table:table-cell office:value-type="string" table:style-name="ce50">
            <text:p>-</text:p>
          </table:table-cell>
          <table:table-cell office:value-type="float" office:value="1277" table:style-name="ce49">
            <text:p>1.277</text:p>
          </table:table-cell>
          <table:table-cell office:value-type="string" table:style-name="ce50">
            <text:p>-</text:p>
          </table:table-cell>
          <table:table-cell office:value-type="float" office:value="171" table:style-name="ce49">
            <text:p>171</text:p>
          </table:table-cell>
          <table:table-cell office:value-type="string" table:style-name="ce50">
            <text:p>-</text:p>
          </table:table-cell>
          <table:table-cell office:value-type="float" office:value="5249" table:style-name="ce49">
            <text:p>5.249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37212" table:style-name="ce53">
            <text:p>2.937.212</text:p>
          </table:table-cell>
          <table:table-cell office:value-type="percentage" office:value="1" table:style-name="ce54">
            <text:p>100,0%</text:p>
          </table:table-cell>
          <table:table-cell office:value-type="float" office:value="3942157" table:style-name="ce53">
            <text:p>3.942.157</text:p>
          </table:table-cell>
          <table:table-cell office:value-type="percentage" office:value="0.99548287961374171" table:style-name="ce54">
            <text:p>99,5%</text:p>
          </table:table-cell>
          <table:table-cell office:value-type="float" office:value="5277792" table:style-name="ce53">
            <text:p>5.277.792</text:p>
          </table:table-cell>
          <table:table-cell office:value-type="percentage" office:value="0.98890872113960948" table:style-name="ce54">
            <text:p>98,9%</text:p>
          </table:table-cell>
          <table:table-cell office:value-type="float" office:value="6678063" table:style-name="ce53">
            <text:p>6.678.063</text:p>
          </table:table-cell>
          <table:table-cell office:value-type="percentage" office:value="0.94949132029802197" table:style-name="ce54">
            <text:p>94,9%</text:p>
          </table:table-cell>
          <table:table-cell office:value-type="float" office:value="6968159" table:style-name="ce53">
            <text:p>6.968.159</text:p>
          </table:table-cell>
          <table:table-cell office:value-type="percentage" office:value="0.88296898388783107" table:style-name="ce54">
            <text:p>88,3%</text:p>
          </table:table-cell>
          <table:table-cell office:value-type="float" office:value="4887760" table:style-name="ce53">
            <text:p>4.887.760</text:p>
          </table:table-cell>
          <table:table-cell office:value-type="percentage" office:value="0.78450141989210009" table:style-name="ce54">
            <text:p>78,5%</text:p>
          </table:table-cell>
          <table:table-cell office:value-type="float" office:value="3974934" table:style-name="ce53">
            <text:p>3.974.934</text:p>
          </table:table-cell>
          <table:table-cell office:value-type="percentage" office:value="0.80388744175511262" table:style-name="ce54">
            <text:p>80,4%</text:p>
          </table:table-cell>
          <table:table-cell office:value-type="float" office:value="3313157" table:style-name="ce53">
            <text:p>3.313.157</text:p>
          </table:table-cell>
          <table:table-cell office:value-type="percentage" office:value="0.85199910715341887" table:style-name="ce54">
            <text:p>85,2%</text:p>
          </table:table-cell>
          <table:table-cell office:value-type="float" office:value="37979234" table:style-name="ce53">
            <text:p>37.979.234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0169491911730781" table:style-name="ce54">
            <text:p>90,2%</text:p>
          </table:table-cell>
          <table:table-cell office:value-type="percentage" office:value="0.80039194285364446" table:style-name="ce54">
            <text:p>80,0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8429" table:formula="of:=['file://Nas12-03.sanidad.msc/desarrollo/GIV/11%20-%20Torre%20de%20Control/01.%20Informes%20reportados/20211025/20211025_Reporte_GIV_3DOSIS_INE20_Q4_REGULARIZACION_DIANA_L%20.xlsx'#INFORME_V3.D203]" table:style-name="ce57">
            <text:p>428.429</text:p>
          </table:table-cell>
          <table:table-cell office:value-type="percentage" office:value="1" table:formula="of:=['file://Nas12-03.sanidad.msc/desarrollo/GIV/11%20-%20Torre%20de%20Control/01.%20Informes%20reportados/20211025/20211025_Reporte_GIV_3DOSIS_INE20_Q4_REGULARIZACION_DIANA_L%20.xlsx'#INFORME_V3.E203]" table:style-name="ce44">
            <text:p>100,0%</text:p>
          </table:table-cell>
          <table:table-cell office:value-type="float" office:value="649112" table:formula="of:=['file://Nas12-03.sanidad.msc/desarrollo/GIV/11%20-%20Torre%20de%20Control/01.%20Informes%20reportados/20211025/20211025_Reporte_GIV_3DOSIS_INE20_Q4_REGULARIZACION_DIANA_L%20.xlsx'#INFORME_V3.F203]" table:style-name="ce57">
            <text:p>649.112</text:p>
          </table:table-cell>
          <table:table-cell office:value-type="percentage" office:value="0.99804883598998129" table:formula="of:=['file://Nas12-03.sanidad.msc/desarrollo/GIV/11%20-%20Torre%20de%20Control/01.%20Informes%20reportados/20211025/20211025_Reporte_GIV_3DOSIS_INE20_Q4_REGULARIZACION_DIANA_L%20.xlsx'#INFORME_V3.G203]" table:style-name="ce44">
            <text:p>99,8%</text:p>
          </table:table-cell>
          <table:table-cell office:value-type="float" office:value="920764" table:formula="of:=['file://Nas12-03.sanidad.msc/desarrollo/GIV/11%20-%20Torre%20de%20Control/01.%20Informes%20reportados/20211025/20211025_Reporte_GIV_3DOSIS_INE20_Q4_REGULARIZACION_DIANA_L%20.xlsx'#INFORME_V3.H203]" table:style-name="ce57">
            <text:p>920.764</text:p>
          </table:table-cell>
          <table:table-cell office:value-type="percentage" office:value="1.005039584258858" table:formula="of:=['file://Nas12-03.sanidad.msc/desarrollo/GIV/11%20-%20Torre%20de%20Control/01.%20Informes%20reportados/20211025/20211025_Reporte_GIV_3DOSIS_INE20_Q4_REGULARIZACION_DIANA_L%20.xlsx'#INFORME_V3.I203]" table:style-name="ce44">
            <text:p>100,5%</text:p>
          </table:table-cell>
          <table:table-cell office:value-type="float" office:value="1205226" table:formula="of:=['file://Nas12-03.sanidad.msc/desarrollo/GIV/11%20-%20Torre%20de%20Control/01.%20Informes%20reportados/20211025/20211025_Reporte_GIV_3DOSIS_INE20_Q4_REGULARIZACION_DIANA_L%20.xlsx'#INFORME_V3.J203]" table:style-name="ce57">
            <text:p>1.205.226</text:p>
          </table:table-cell>
          <table:table-cell office:value-type="percentage" office:value="0.95273200998244301" table:formula="of:=['file://Nas12-03.sanidad.msc/desarrollo/GIV/11%20-%20Torre%20de%20Control/01.%20Informes%20reportados/20211025/20211025_Reporte_GIV_3DOSIS_INE20_Q4_REGULARIZACION_DIANA_L%20.xlsx'#INFORME_V3.K203]" table:style-name="ce44">
            <text:p>95,3%</text:p>
          </table:table-cell>
          <table:table-cell office:value-type="float" office:value="1235443" table:formula="of:=['file://Nas12-03.sanidad.msc/desarrollo/GIV/11%20-%20Torre%20de%20Control/01.%20Informes%20reportados/20211025/20211025_Reporte_GIV_3DOSIS_INE20_Q4_REGULARIZACION_DIANA_L%20.xlsx'#INFORME_V3.L203]" table:style-name="ce57">
            <text:p>1.235.443</text:p>
          </table:table-cell>
          <table:table-cell office:value-type="percentage" office:value="0.8919431902356052" table:formula="of:=['file://Nas12-03.sanidad.msc/desarrollo/GIV/11%20-%20Torre%20de%20Control/01.%20Informes%20reportados/20211025/20211025_Reporte_GIV_3DOSIS_INE20_Q4_REGULARIZACION_DIANA_L%20.xlsx'#INFORME_V3.N203]" table:style-name="ce44">
            <text:p>89,2%</text:p>
          </table:table-cell>
          <table:table-cell office:value-type="float" office:value="904585" table:formula="of:=['file://Nas12-03.sanidad.msc/desarrollo/GIV/11%20-%20Torre%20de%20Control/01.%20Informes%20reportados/20211025/20211025_Reporte_GIV_3DOSIS_INE20_Q4_REGULARIZACION_DIANA_L%20.xlsx'#INFORME_V3.P203]" table:style-name="ce57">
            <text:p>904.585</text:p>
          </table:table-cell>
          <table:table-cell office:value-type="percentage" office:value="0.79334460019452435" table:formula="of:=['file://Nas12-03.sanidad.msc/desarrollo/GIV/11%20-%20Torre%20de%20Control/01.%20Informes%20reportados/20211025/20211025_Reporte_GIV_3DOSIS_INE20_Q4_REGULARIZACION_DIANA_L%20.xlsx'#INFORME_V3.Q203]" table:style-name="ce44">
            <text:p>79,3%</text:p>
          </table:table-cell>
          <table:table-cell office:value-type="float" office:value="738388" table:formula="of:=['file://Nas12-03.sanidad.msc/desarrollo/GIV/11%20-%20Torre%20de%20Control/01.%20Informes%20reportados/20211025/20211025_Reporte_GIV_3DOSIS_INE20_Q4_REGULARIZACION_DIANA_L%20.xlsx'#INFORME_V3.R203]" table:style-name="ce57">
            <text:p>738.388</text:p>
          </table:table-cell>
          <table:table-cell office:value-type="percentage" office:value="0.79510096137279895" table:formula="of:=['file://Nas12-03.sanidad.msc/desarrollo/GIV/11%20-%20Torre%20de%20Control/01.%20Informes%20reportados/20211025/20211025_Reporte_GIV_3DOSIS_INE20_Q4_REGULARIZACION_DIANA_L%20.xlsx'#INFORME_V3.S203]" table:style-name="ce44">
            <text:p>79,5%</text:p>
          </table:table-cell>
          <table:table-cell office:value-type="float" office:value="646640" table:formula="of:=['file://Nas12-03.sanidad.msc/desarrollo/GIV/11%20-%20Torre%20de%20Control/01.%20Informes%20reportados/20211025/20211025_Reporte_GIV_3DOSIS_INE20_Q4_REGULARIZACION_DIANA_L%20.xlsx'#INFORME_V3.T203]" table:style-name="ce57">
            <text:p>646.640</text:p>
          </table:table-cell>
          <table:table-cell office:value-type="percentage" office:value="0.85885773408933641" table:formula="of:=['file://Nas12-03.sanidad.msc/desarrollo/GIV/11%20-%20Torre%20de%20Control/01.%20Informes%20reportados/20211025/20211025_Reporte_GIV_3DOSIS_INE20_Q4_REGULARIZACION_DIANA_L%20.xlsx'#INFORME_V3.U203]" table:style-name="ce44">
            <text:p>85,9%</text:p>
          </table:table-cell>
          <table:table-cell office:value-type="float" office:value="6728587" table:formula="of:=['file://Nas12-03.sanidad.msc/desarrollo/GIV/11%20-%20Torre%20de%20Control/01.%20Informes%20reportados/20211025/20211025_Reporte_GIV_3DOSIS_INE20_Q4_REGULARIZACION_DIANA_L%20.xlsx'#INFORME_V3.V203]" table:style-name="ce57">
            <text:p>6.728.587</text:p>
          </table:table-cell>
          <table:table-cell office:value-type="float" office:value="7451975" table:formula="of:=['file://Nas12-03.sanidad.msc/desarrollo/GIV/11%20-%20Torre%20de%20Control/01.%20Informes%20reportados/20211025/20211025_Reporte_GIV_3DOSIS_INE20_Q4_REGULARIZACION_DIANA_L%20.xlsx'#INFORME_V3.W203]" table:style-name="ce57">
            <text:p>7.451.975</text:p>
          </table:table-cell>
          <table:table-cell office:value-type="percentage" office:value="0.90292667380124059" table:formula="of:=['file://Nas12-03.sanidad.msc/desarrollo/GIV/11%20-%20Torre%20de%20Control/01.%20Informes%20reportados/20211025/20211025_Reporte_GIV_3DOSIS_INE20_Q4_REGULARIZACION_DIANA_L%20.xlsx'#INFORME_V3.X203]" table:style-name="ce44">
            <text:p>90,3%</text:p>
          </table:table-cell>
          <table:table-cell office:value-type="percentage" office:value="0.79492678226518065" table:formula="of:=['file://Nas12-03.sanidad.msc/desarrollo/GIV/11%20-%20Torre%20de%20Control/01.%20Informes%20reportados/20211025/20211025_Reporte_GIV_3DOSIS_INE20_Q4_REGULARIZACION_DIANA_L%20.xlsx'#INFORME_V3.Y203]" table:style-name="ce44">
            <text:p>79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99909" table:formula="of:=['file://Nas12-03.sanidad.msc/desarrollo/GIV/11%20-%20Torre%20de%20Control/01.%20Informes%20reportados/20211025/20211025_Reporte_GIV_3DOSIS_INE20_Q4_REGULARIZACION_DIANA_L%20.xlsx'#INFORME_V3.D204]" table:style-name="ce58">
            <text:p>99.909</text:p>
          </table:table-cell>
          <table:table-cell office:value-type="percentage" office:value="1" table:formula="of:=['file://Nas12-03.sanidad.msc/desarrollo/GIV/11%20-%20Torre%20de%20Control/01.%20Informes%20reportados/20211025/20211025_Reporte_GIV_3DOSIS_INE20_Q4_REGULARIZACION_DIANA_L%20.xlsx'#INFORME_V3.E204]" table:style-name="ce47">
            <text:p>100,0%</text:p>
          </table:table-cell>
          <table:table-cell office:value-type="float" office:value="118508" table:formula="of:=['file://Nas12-03.sanidad.msc/desarrollo/GIV/11%20-%20Torre%20de%20Control/01.%20Informes%20reportados/20211025/20211025_Reporte_GIV_3DOSIS_INE20_Q4_REGULARIZACION_DIANA_L%20.xlsx'#INFORME_V3.F204]" table:style-name="ce58">
            <text:p>118.508</text:p>
          </table:table-cell>
          <table:table-cell office:value-type="percentage" office:value="0.99624227649111008" table:formula="of:=['file://Nas12-03.sanidad.msc/desarrollo/GIV/11%20-%20Torre%20de%20Control/01.%20Informes%20reportados/20211025/20211025_Reporte_GIV_3DOSIS_INE20_Q4_REGULARIZACION_DIANA_L%20.xlsx'#INFORME_V3.G204]" table:style-name="ce47">
            <text:p>99,6%</text:p>
          </table:table-cell>
          <table:table-cell office:value-type="float" office:value="152484" table:formula="of:=['file://Nas12-03.sanidad.msc/desarrollo/GIV/11%20-%20Torre%20de%20Control/01.%20Informes%20reportados/20211025/20211025_Reporte_GIV_3DOSIS_INE20_Q4_REGULARIZACION_DIANA_L%20.xlsx'#INFORME_V3.H204]" table:style-name="ce58">
            <text:p>152.484</text:p>
          </table:table-cell>
          <table:table-cell office:value-type="percentage" office:value="0.97516739465488245" table:formula="of:=['file://Nas12-03.sanidad.msc/desarrollo/GIV/11%20-%20Torre%20de%20Control/01.%20Informes%20reportados/20211025/20211025_Reporte_GIV_3DOSIS_INE20_Q4_REGULARIZACION_DIANA_L%20.xlsx'#INFORME_V3.I204]" table:style-name="ce47">
            <text:p>97,5%</text:p>
          </table:table-cell>
          <table:table-cell office:value-type="float" office:value="183897" table:formula="of:=['file://Nas12-03.sanidad.msc/desarrollo/GIV/11%20-%20Torre%20de%20Control/01.%20Informes%20reportados/20211025/20211025_Reporte_GIV_3DOSIS_INE20_Q4_REGULARIZACION_DIANA_L%20.xlsx'#INFORME_V3.J204]" table:style-name="ce58">
            <text:p>183.897</text:p>
          </table:table-cell>
          <table:table-cell office:value-type="percentage" office:value="0.9275266561084603" table:formula="of:=['file://Nas12-03.sanidad.msc/desarrollo/GIV/11%20-%20Torre%20de%20Control/01.%20Informes%20reportados/20211025/20211025_Reporte_GIV_3DOSIS_INE20_Q4_REGULARIZACION_DIANA_L%20.xlsx'#INFORME_V3.K204]" table:style-name="ce47">
            <text:p>92,8%</text:p>
          </table:table-cell>
          <table:table-cell office:value-type="float" office:value="185050" table:formula="of:=['file://Nas12-03.sanidad.msc/desarrollo/GIV/11%20-%20Torre%20de%20Control/01.%20Informes%20reportados/20211025/20211025_Reporte_GIV_3DOSIS_INE20_Q4_REGULARIZACION_DIANA_L%20.xlsx'#INFORME_V3.L204]" table:style-name="ce58">
            <text:p>185.050</text:p>
          </table:table-cell>
          <table:table-cell office:value-type="percentage" office:value="0.86092591989504197" table:formula="of:=['file://Nas12-03.sanidad.msc/desarrollo/GIV/11%20-%20Torre%20de%20Control/01.%20Informes%20reportados/20211025/20211025_Reporte_GIV_3DOSIS_INE20_Q4_REGULARIZACION_DIANA_L%20.xlsx'#INFORME_V3.N204]" table:style-name="ce47">
            <text:p>86,1%</text:p>
          </table:table-cell>
          <table:table-cell office:value-type="float" office:value="121813" table:formula="of:=['file://Nas12-03.sanidad.msc/desarrollo/GIV/11%20-%20Torre%20de%20Control/01.%20Informes%20reportados/20211025/20211025_Reporte_GIV_3DOSIS_INE20_Q4_REGULARIZACION_DIANA_L%20.xlsx'#INFORME_V3.P204]" table:style-name="ce58">
            <text:p>121.813</text:p>
          </table:table-cell>
          <table:table-cell office:value-type="percentage" office:value="0.74146914527105168" table:formula="of:=['file://Nas12-03.sanidad.msc/desarrollo/GIV/11%20-%20Torre%20de%20Control/01.%20Informes%20reportados/20211025/20211025_Reporte_GIV_3DOSIS_INE20_Q4_REGULARIZACION_DIANA_L%20.xlsx'#INFORME_V3.Q204]" table:style-name="ce47">
            <text:p>74,1%</text:p>
          </table:table-cell>
          <table:table-cell office:value-type="float" office:value="99777" table:formula="of:=['file://Nas12-03.sanidad.msc/desarrollo/GIV/11%20-%20Torre%20de%20Control/01.%20Informes%20reportados/20211025/20211025_Reporte_GIV_3DOSIS_INE20_Q4_REGULARIZACION_DIANA_L%20.xlsx'#INFORME_V3.R204]" table:style-name="ce58">
            <text:p>99.777</text:p>
          </table:table-cell>
          <table:table-cell office:value-type="percentage" office:value="0.76515517519037435" table:formula="of:=['file://Nas12-03.sanidad.msc/desarrollo/GIV/11%20-%20Torre%20de%20Control/01.%20Informes%20reportados/20211025/20211025_Reporte_GIV_3DOSIS_INE20_Q4_REGULARIZACION_DIANA_L%20.xlsx'#INFORME_V3.S204]" table:style-name="ce47">
            <text:p>76,5%</text:p>
          </table:table-cell>
          <table:table-cell office:value-type="float" office:value="84857" table:formula="of:=['file://Nas12-03.sanidad.msc/desarrollo/GIV/11%20-%20Torre%20de%20Control/01.%20Informes%20reportados/20211025/20211025_Reporte_GIV_3DOSIS_INE20_Q4_REGULARIZACION_DIANA_L%20.xlsx'#INFORME_V3.T204]" table:style-name="ce58">
            <text:p>84.857</text:p>
          </table:table-cell>
          <table:table-cell office:value-type="percentage" office:value="0.82298344470414808" table:formula="of:=['file://Nas12-03.sanidad.msc/desarrollo/GIV/11%20-%20Torre%20de%20Control/01.%20Informes%20reportados/20211025/20211025_Reporte_GIV_3DOSIS_INE20_Q4_REGULARIZACION_DIANA_L%20.xlsx'#INFORME_V3.U204]" table:style-name="ce47">
            <text:p>82,3%</text:p>
          </table:table-cell>
          <table:table-cell office:value-type="float" office:value="1046295" table:formula="of:=['file://Nas12-03.sanidad.msc/desarrollo/GIV/11%20-%20Torre%20de%20Control/01.%20Informes%20reportados/20211025/20211025_Reporte_GIV_3DOSIS_INE20_Q4_REGULARIZACION_DIANA_L%20.xlsx'#INFORME_V3.V204]" table:style-name="ce58">
            <text:p>1.046.295</text:p>
          </table:table-cell>
          <table:table-cell office:value-type="float" office:value="1185134" table:formula="of:=['file://Nas12-03.sanidad.msc/desarrollo/GIV/11%20-%20Torre%20de%20Control/01.%20Informes%20reportados/20211025/20211025_Reporte_GIV_3DOSIS_INE20_Q4_REGULARIZACION_DIANA_L%20.xlsx'#INFORME_V3.W204]" table:style-name="ce58">
            <text:p>1.185.134</text:p>
          </table:table-cell>
          <table:table-cell office:value-type="percentage" office:value="0.88284953431426316" table:formula="of:=['file://Nas12-03.sanidad.msc/desarrollo/GIV/11%20-%20Torre%20de%20Control/01.%20Informes%20reportados/20211025/20211025_Reporte_GIV_3DOSIS_INE20_Q4_REGULARIZACION_DIANA_L%20.xlsx'#INFORME_V3.X204]" table:style-name="ce47">
            <text:p>88,3%</text:p>
          </table:table-cell>
          <table:table-cell office:value-type="percentage" office:value="0.78704835522430949" table:formula="of:=['file://Nas12-03.sanidad.msc/desarrollo/GIV/11%20-%20Torre%20de%20Control/01.%20Informes%20reportados/20211025/20211025_Reporte_GIV_3DOSIS_INE20_Q4_REGULARIZACION_DIANA_L%20.xlsx'#INFORME_V3.Y204]" table:style-name="ce47">
            <text:p>78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167" table:formula="of:=['file://Nas12-03.sanidad.msc/desarrollo/GIV/11%20-%20Torre%20de%20Control/01.%20Informes%20reportados/20211025/20211025_Reporte_GIV_3DOSIS_INE20_Q4_REGULARIZACION_DIANA_L%20.xlsx'#INFORME_V3.D205]" table:style-name="ce58">
            <text:p>88.167</text:p>
          </table:table-cell>
          <table:table-cell office:value-type="percentage" office:value="1" table:formula="of:=['file://Nas12-03.sanidad.msc/desarrollo/GIV/11%20-%20Torre%20de%20Control/01.%20Informes%20reportados/20211025/20211025_Reporte_GIV_3DOSIS_INE20_Q4_REGULARIZACION_DIANA_L%20.xlsx'#INFORME_V3.E205]" table:style-name="ce47">
            <text:p>100,0%</text:p>
          </table:table-cell>
          <table:table-cell office:value-type="float" office:value="113930" table:formula="of:=['file://Nas12-03.sanidad.msc/desarrollo/GIV/11%20-%20Torre%20de%20Control/01.%20Informes%20reportados/20211025/20211025_Reporte_GIV_3DOSIS_INE20_Q4_REGULARIZACION_DIANA_L%20.xlsx'#INFORME_V3.F205]" table:style-name="ce58">
            <text:p>113.930</text:p>
          </table:table-cell>
          <table:table-cell office:value-type="percentage" office:value="1" table:formula="of:=['file://Nas12-03.sanidad.msc/desarrollo/GIV/11%20-%20Torre%20de%20Control/01.%20Informes%20reportados/20211025/20211025_Reporte_GIV_3DOSIS_INE20_Q4_REGULARIZACION_DIANA_L%20.xlsx'#INFORME_V3.G205]" table:style-name="ce47">
            <text:p>100,0%</text:p>
          </table:table-cell>
          <table:table-cell office:value-type="float" office:value="147326" table:formula="of:=['file://Nas12-03.sanidad.msc/desarrollo/GIV/11%20-%20Torre%20de%20Control/01.%20Informes%20reportados/20211025/20211025_Reporte_GIV_3DOSIS_INE20_Q4_REGULARIZACION_DIANA_L%20.xlsx'#INFORME_V3.H205]" table:style-name="ce58">
            <text:p>147.326</text:p>
          </table:table-cell>
          <table:table-cell office:value-type="percentage" office:value="0.98445727420949936" table:formula="of:=['file://Nas12-03.sanidad.msc/desarrollo/GIV/11%20-%20Torre%20de%20Control/01.%20Informes%20reportados/20211025/20211025_Reporte_GIV_3DOSIS_INE20_Q4_REGULARIZACION_DIANA_L%20.xlsx'#INFORME_V3.I205]" table:style-name="ce47">
            <text:p>98,4%</text:p>
          </table:table-cell>
          <table:table-cell office:value-type="float" office:value="152355" table:formula="of:=['file://Nas12-03.sanidad.msc/desarrollo/GIV/11%20-%20Torre%20de%20Control/01.%20Informes%20reportados/20211025/20211025_Reporte_GIV_3DOSIS_INE20_Q4_REGULARIZACION_DIANA_L%20.xlsx'#INFORME_V3.J205]" table:style-name="ce58">
            <text:p>152.355</text:p>
          </table:table-cell>
          <table:table-cell office:value-type="percentage" office:value="0.93673337637185283" table:formula="of:=['file://Nas12-03.sanidad.msc/desarrollo/GIV/11%20-%20Torre%20de%20Control/01.%20Informes%20reportados/20211025/20211025_Reporte_GIV_3DOSIS_INE20_Q4_REGULARIZACION_DIANA_L%20.xlsx'#INFORME_V3.K205]" table:style-name="ce47">
            <text:p>93,7%</text:p>
          </table:table-cell>
          <table:table-cell office:value-type="float" office:value="149630" table:formula="of:=['file://Nas12-03.sanidad.msc/desarrollo/GIV/11%20-%20Torre%20de%20Control/01.%20Informes%20reportados/20211025/20211025_Reporte_GIV_3DOSIS_INE20_Q4_REGULARIZACION_DIANA_L%20.xlsx'#INFORME_V3.L205]" table:style-name="ce58">
            <text:p>149.630</text:p>
          </table:table-cell>
          <table:table-cell office:value-type="percentage" office:value="0.89602558191061898" table:formula="of:=['file://Nas12-03.sanidad.msc/desarrollo/GIV/11%20-%20Torre%20de%20Control/01.%20Informes%20reportados/20211025/20211025_Reporte_GIV_3DOSIS_INE20_Q4_REGULARIZACION_DIANA_L%20.xlsx'#INFORME_V3.N205]" table:style-name="ce47">
            <text:p>89,6%</text:p>
          </table:table-cell>
          <table:table-cell office:value-type="float" office:value="89175" table:formula="of:=['file://Nas12-03.sanidad.msc/desarrollo/GIV/11%20-%20Torre%20de%20Control/01.%20Informes%20reportados/20211025/20211025_Reporte_GIV_3DOSIS_INE20_Q4_REGULARIZACION_DIANA_L%20.xlsx'#INFORME_V3.P205]" table:style-name="ce58">
            <text:p>89.175</text:p>
          </table:table-cell>
          <table:table-cell office:value-type="percentage" office:value="0.77915439795196195" table:formula="of:=['file://Nas12-03.sanidad.msc/desarrollo/GIV/11%20-%20Torre%20de%20Control/01.%20Informes%20reportados/20211025/20211025_Reporte_GIV_3DOSIS_INE20_Q4_REGULARIZACION_DIANA_L%20.xlsx'#INFORME_V3.Q205]" table:style-name="ce47">
            <text:p>77,9%</text:p>
          </table:table-cell>
          <table:table-cell office:value-type="float" office:value="64728" table:formula="of:=['file://Nas12-03.sanidad.msc/desarrollo/GIV/11%20-%20Torre%20de%20Control/01.%20Informes%20reportados/20211025/20211025_Reporte_GIV_3DOSIS_INE20_Q4_REGULARIZACION_DIANA_L%20.xlsx'#INFORME_V3.R205]" table:style-name="ce58">
            <text:p>64.728</text:p>
          </table:table-cell>
          <table:table-cell office:value-type="percentage" office:value="0.81819216038224774" table:formula="of:=['file://Nas12-03.sanidad.msc/desarrollo/GIV/11%20-%20Torre%20de%20Control/01.%20Informes%20reportados/20211025/20211025_Reporte_GIV_3DOSIS_INE20_Q4_REGULARIZACION_DIANA_L%20.xlsx'#INFORME_V3.S205]" table:style-name="ce47">
            <text:p>81,8%</text:p>
          </table:table-cell>
          <table:table-cell office:value-type="float" office:value="59269" table:formula="of:=['file://Nas12-03.sanidad.msc/desarrollo/GIV/11%20-%20Torre%20de%20Control/01.%20Informes%20reportados/20211025/20211025_Reporte_GIV_3DOSIS_INE20_Q4_REGULARIZACION_DIANA_L%20.xlsx'#INFORME_V3.T205]" table:style-name="ce58">
            <text:p>59.269</text:p>
          </table:table-cell>
          <table:table-cell office:value-type="percentage" office:value="0.92607812499999997" table:formula="of:=['file://Nas12-03.sanidad.msc/desarrollo/GIV/11%20-%20Torre%20de%20Control/01.%20Informes%20reportados/20211025/20211025_Reporte_GIV_3DOSIS_INE20_Q4_REGULARIZACION_DIANA_L%20.xlsx'#INFORME_V3.U205]" table:style-name="ce47">
            <text:p>92,6%</text:p>
          </table:table-cell>
          <table:table-cell office:value-type="float" office:value="864580" table:formula="of:=['file://Nas12-03.sanidad.msc/desarrollo/GIV/11%20-%20Torre%20de%20Control/01.%20Informes%20reportados/20211025/20211025_Reporte_GIV_3DOSIS_INE20_Q4_REGULARIZACION_DIANA_L%20.xlsx'#INFORME_V3.V205]" table:style-name="ce58">
            <text:p>864.580</text:p>
          </table:table-cell>
          <table:table-cell office:value-type="float" office:value="933927" table:formula="of:=['file://Nas12-03.sanidad.msc/desarrollo/GIV/11%20-%20Torre%20de%20Control/01.%20Informes%20reportados/20211025/20211025_Reporte_GIV_3DOSIS_INE20_Q4_REGULARIZACION_DIANA_L%20.xlsx'#INFORME_V3.W205]" table:style-name="ce58">
            <text:p>933.927</text:p>
          </table:table-cell>
          <table:table-cell office:value-type="percentage" office:value="0.92574687314961446" table:formula="of:=['file://Nas12-03.sanidad.msc/desarrollo/GIV/11%20-%20Torre%20de%20Control/01.%20Informes%20reportados/20211025/20211025_Reporte_GIV_3DOSIS_INE20_Q4_REGULARIZACION_DIANA_L%20.xlsx'#INFORME_V3.X205]" table:style-name="ce47">
            <text:p>92,6%</text:p>
          </table:table-cell>
          <table:table-cell office:value-type="percentage" office:value="0.84863916198134248" table:formula="of:=['file://Nas12-03.sanidad.msc/desarrollo/GIV/11%20-%20Torre%20de%20Control/01.%20Informes%20reportados/20211025/20211025_Reporte_GIV_3DOSIS_INE20_Q4_REGULARIZACION_DIANA_L%20.xlsx'#INFORME_V3.Y205]" table:style-name="ce47">
            <text:p>84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0860" table:formula="of:=['file://Nas12-03.sanidad.msc/desarrollo/GIV/11%20-%20Torre%20de%20Control/01.%20Informes%20reportados/20211025/20211025_Reporte_GIV_3DOSIS_INE20_Q4_REGULARIZACION_DIANA_L%20.xlsx'#INFORME_V3.D206]" table:style-name="ce58">
            <text:p>50.860</text:p>
          </table:table-cell>
          <table:table-cell office:value-type="percentage" office:value="1" table:formula="of:=['file://Nas12-03.sanidad.msc/desarrollo/GIV/11%20-%20Torre%20de%20Control/01.%20Informes%20reportados/20211025/20211025_Reporte_GIV_3DOSIS_INE20_Q4_REGULARIZACION_DIANA_L%20.xlsx'#INFORME_V3.E206]" table:style-name="ce47">
            <text:p>100,0%</text:p>
          </table:table-cell>
          <table:table-cell office:value-type="float" office:value="78774" table:formula="of:=['file://Nas12-03.sanidad.msc/desarrollo/GIV/11%20-%20Torre%20de%20Control/01.%20Informes%20reportados/20211025/20211025_Reporte_GIV_3DOSIS_INE20_Q4_REGULARIZACION_DIANA_L%20.xlsx'#INFORME_V3.F206]" table:style-name="ce58">
            <text:p>78.774</text:p>
          </table:table-cell>
          <table:table-cell office:value-type="percentage" office:value="0.97836454866113565" table:formula="of:=['file://Nas12-03.sanidad.msc/desarrollo/GIV/11%20-%20Torre%20de%20Control/01.%20Informes%20reportados/20211025/20211025_Reporte_GIV_3DOSIS_INE20_Q4_REGULARIZACION_DIANA_L%20.xlsx'#INFORME_V3.G206]" table:style-name="ce47">
            <text:p>97,8%</text:p>
          </table:table-cell>
          <table:table-cell office:value-type="float" office:value="109265" table:formula="of:=['file://Nas12-03.sanidad.msc/desarrollo/GIV/11%20-%20Torre%20de%20Control/01.%20Informes%20reportados/20211025/20211025_Reporte_GIV_3DOSIS_INE20_Q4_REGULARIZACION_DIANA_L%20.xlsx'#INFORME_V3.H206]" table:style-name="ce58">
            <text:p>109.265</text:p>
          </table:table-cell>
          <table:table-cell office:value-type="percentage" office:value="0.93204869019286707" table:formula="of:=['file://Nas12-03.sanidad.msc/desarrollo/GIV/11%20-%20Torre%20de%20Control/01.%20Informes%20reportados/20211025/20211025_Reporte_GIV_3DOSIS_INE20_Q4_REGULARIZACION_DIANA_L%20.xlsx'#INFORME_V3.I206]" table:style-name="ce47">
            <text:p>93,2%</text:p>
          </table:table-cell>
          <table:table-cell office:value-type="float" office:value="148375" table:formula="of:=['file://Nas12-03.sanidad.msc/desarrollo/GIV/11%20-%20Torre%20de%20Control/01.%20Informes%20reportados/20211025/20211025_Reporte_GIV_3DOSIS_INE20_Q4_REGULARIZACION_DIANA_L%20.xlsx'#INFORME_V3.J206]" table:style-name="ce58">
            <text:p>148.375</text:p>
          </table:table-cell>
          <table:table-cell office:value-type="percentage" office:value="0.89491969094736334" table:formula="of:=['file://Nas12-03.sanidad.msc/desarrollo/GIV/11%20-%20Torre%20de%20Control/01.%20Informes%20reportados/20211025/20211025_Reporte_GIV_3DOSIS_INE20_Q4_REGULARIZACION_DIANA_L%20.xlsx'#INFORME_V3.K206]" table:style-name="ce47">
            <text:p>89,5%</text:p>
          </table:table-cell>
          <table:table-cell office:value-type="float" office:value="164639" table:formula="of:=['file://Nas12-03.sanidad.msc/desarrollo/GIV/11%20-%20Torre%20de%20Control/01.%20Informes%20reportados/20211025/20211025_Reporte_GIV_3DOSIS_INE20_Q4_REGULARIZACION_DIANA_L%20.xlsx'#INFORME_V3.L206]" table:style-name="ce58">
            <text:p>164.639</text:p>
          </table:table-cell>
          <table:table-cell office:value-type="percentage" office:value="0.79855169470151133" table:formula="of:=['file://Nas12-03.sanidad.msc/desarrollo/GIV/11%20-%20Torre%20de%20Control/01.%20Informes%20reportados/20211025/20211025_Reporte_GIV_3DOSIS_INE20_Q4_REGULARIZACION_DIANA_L%20.xlsx'#INFORME_V3.N206]" table:style-name="ce47">
            <text:p>79,9%</text:p>
          </table:table-cell>
          <table:table-cell office:value-type="float" office:value="121766" table:formula="of:=['file://Nas12-03.sanidad.msc/desarrollo/GIV/11%20-%20Torre%20de%20Control/01.%20Informes%20reportados/20211025/20211025_Reporte_GIV_3DOSIS_INE20_Q4_REGULARIZACION_DIANA_L%20.xlsx'#INFORME_V3.P206]" table:style-name="ce58">
            <text:p>121.766</text:p>
          </table:table-cell>
          <table:table-cell office:value-type="percentage" office:value="0.66835723734404762" table:formula="of:=['file://Nas12-03.sanidad.msc/desarrollo/GIV/11%20-%20Torre%20de%20Control/01.%20Informes%20reportados/20211025/20211025_Reporte_GIV_3DOSIS_INE20_Q4_REGULARIZACION_DIANA_L%20.xlsx'#INFORME_V3.Q206]" table:style-name="ce47">
            <text:p>66,8%</text:p>
          </table:table-cell>
          <table:table-cell office:value-type="float" office:value="92630" table:formula="of:=['file://Nas12-03.sanidad.msc/desarrollo/GIV/11%20-%20Torre%20de%20Control/01.%20Informes%20reportados/20211025/20211025_Reporte_GIV_3DOSIS_INE20_Q4_REGULARIZACION_DIANA_L%20.xlsx'#INFORME_V3.R206]" table:style-name="ce58">
            <text:p>92.630</text:p>
          </table:table-cell>
          <table:table-cell office:value-type="percentage" office:value="0.67151411462788713" table:formula="of:=['file://Nas12-03.sanidad.msc/desarrollo/GIV/11%20-%20Torre%20de%20Control/01.%20Informes%20reportados/20211025/20211025_Reporte_GIV_3DOSIS_INE20_Q4_REGULARIZACION_DIANA_L%20.xlsx'#INFORME_V3.S206]" table:style-name="ce47">
            <text:p>67,2%</text:p>
          </table:table-cell>
          <table:table-cell office:value-type="float" office:value="71898" table:formula="of:=['file://Nas12-03.sanidad.msc/desarrollo/GIV/11%20-%20Torre%20de%20Control/01.%20Informes%20reportados/20211025/20211025_Reporte_GIV_3DOSIS_INE20_Q4_REGULARIZACION_DIANA_L%20.xlsx'#INFORME_V3.T206]" table:style-name="ce58">
            <text:p>71.898</text:p>
          </table:table-cell>
          <table:table-cell office:value-type="percentage" office:value="0.75301633850020944" table:formula="of:=['file://Nas12-03.sanidad.msc/desarrollo/GIV/11%20-%20Torre%20de%20Control/01.%20Informes%20reportados/20211025/20211025_Reporte_GIV_3DOSIS_INE20_Q4_REGULARIZACION_DIANA_L%20.xlsx'#INFORME_V3.U206]" table:style-name="ce47">
            <text:p>75,3%</text:p>
          </table:table-cell>
          <table:table-cell office:value-type="float" office:value="838207" table:formula="of:=['file://Nas12-03.sanidad.msc/desarrollo/GIV/11%20-%20Torre%20de%20Control/01.%20Informes%20reportados/20211025/20211025_Reporte_GIV_3DOSIS_INE20_Q4_REGULARIZACION_DIANA_L%20.xlsx'#INFORME_V3.V206]" table:style-name="ce58">
            <text:p>838.207</text:p>
          </table:table-cell>
          <table:table-cell office:value-type="float" office:value="1034867" table:formula="of:=['file://Nas12-03.sanidad.msc/desarrollo/GIV/11%20-%20Torre%20de%20Control/01.%20Informes%20reportados/20211025/20211025_Reporte_GIV_3DOSIS_INE20_Q4_REGULARIZACION_DIANA_L%20.xlsx'#INFORME_V3.W206]" table:style-name="ce58">
            <text:p>1.034.867</text:p>
          </table:table-cell>
          <table:table-cell office:value-type="percentage" office:value="0.8099659183257365" table:formula="of:=['file://Nas12-03.sanidad.msc/desarrollo/GIV/11%20-%20Torre%20de%20Control/01.%20Informes%20reportados/20211025/20211025_Reporte_GIV_3DOSIS_INE20_Q4_REGULARIZACION_DIANA_L%20.xlsx'#INFORME_V3.X206]" table:style-name="ce47">
            <text:p>81,0%</text:p>
          </table:table-cell>
          <table:table-cell office:value-type="percentage" office:value="0.71547267151099025" table:formula="of:=['file://Nas12-03.sanidad.msc/desarrollo/GIV/11%20-%20Torre%20de%20Control/01.%20Informes%20reportados/20211025/20211025_Reporte_GIV_3DOSIS_INE20_Q4_REGULARIZACION_DIANA_L%20.xlsx'#INFORME_V3.Y206]" table:style-name="ce47">
            <text:p>71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1943" table:formula="of:=['file://Nas12-03.sanidad.msc/desarrollo/GIV/11%20-%20Torre%20de%20Control/01.%20Informes%20reportados/20211025/20211025_Reporte_GIV_3DOSIS_INE20_Q4_REGULARIZACION_DIANA_L%20.xlsx'#INFORME_V3.D207]" table:style-name="ce58">
            <text:p>91.943</text:p>
          </table:table-cell>
          <table:table-cell office:value-type="percentage" office:value="1" table:formula="of:=['file://Nas12-03.sanidad.msc/desarrollo/GIV/11%20-%20Torre%20de%20Control/01.%20Informes%20reportados/20211025/20211025_Reporte_GIV_3DOSIS_INE20_Q4_REGULARIZACION_DIANA_L%20.xlsx'#INFORME_V3.E207]" table:style-name="ce47">
            <text:p>100,0%</text:p>
          </table:table-cell>
          <table:table-cell office:value-type="float" office:value="150232" table:formula="of:=['file://Nas12-03.sanidad.msc/desarrollo/GIV/11%20-%20Torre%20de%20Control/01.%20Informes%20reportados/20211025/20211025_Reporte_GIV_3DOSIS_INE20_Q4_REGULARIZACION_DIANA_L%20.xlsx'#INFORME_V3.F207]" table:style-name="ce58">
            <text:p>150.232</text:p>
          </table:table-cell>
          <table:table-cell office:value-type="percentage" office:value="0.97218033921996239" table:formula="of:=['file://Nas12-03.sanidad.msc/desarrollo/GIV/11%20-%20Torre%20de%20Control/01.%20Informes%20reportados/20211025/20211025_Reporte_GIV_3DOSIS_INE20_Q4_REGULARIZACION_DIANA_L%20.xlsx'#INFORME_V3.G207]" table:style-name="ce47">
            <text:p>97,2%</text:p>
          </table:table-cell>
          <table:table-cell office:value-type="float" office:value="220679" table:formula="of:=['file://Nas12-03.sanidad.msc/desarrollo/GIV/11%20-%20Torre%20de%20Control/01.%20Informes%20reportados/20211025/20211025_Reporte_GIV_3DOSIS_INE20_Q4_REGULARIZACION_DIANA_L%20.xlsx'#INFORME_V3.H207]" table:style-name="ce58">
            <text:p>220.679</text:p>
          </table:table-cell>
          <table:table-cell office:value-type="percentage" office:value="0.93869208650230551" table:formula="of:=['file://Nas12-03.sanidad.msc/desarrollo/GIV/11%20-%20Torre%20de%20Control/01.%20Informes%20reportados/20211025/20211025_Reporte_GIV_3DOSIS_INE20_Q4_REGULARIZACION_DIANA_L%20.xlsx'#INFORME_V3.I207]" table:style-name="ce47">
            <text:p>93,9%</text:p>
          </table:table-cell>
          <table:table-cell office:value-type="float" office:value="318044" table:formula="of:=['file://Nas12-03.sanidad.msc/desarrollo/GIV/11%20-%20Torre%20de%20Control/01.%20Informes%20reportados/20211025/20211025_Reporte_GIV_3DOSIS_INE20_Q4_REGULARIZACION_DIANA_L%20.xlsx'#INFORME_V3.J207]" table:style-name="ce58">
            <text:p>318.044</text:p>
          </table:table-cell>
          <table:table-cell office:value-type="percentage" office:value="0.90736979047792943" table:formula="of:=['file://Nas12-03.sanidad.msc/desarrollo/GIV/11%20-%20Torre%20de%20Control/01.%20Informes%20reportados/20211025/20211025_Reporte_GIV_3DOSIS_INE20_Q4_REGULARIZACION_DIANA_L%20.xlsx'#INFORME_V3.K207]" table:style-name="ce47">
            <text:p>90,7%</text:p>
          </table:table-cell>
          <table:table-cell office:value-type="float" office:value="313301" table:formula="of:=['file://Nas12-03.sanidad.msc/desarrollo/GIV/11%20-%20Torre%20de%20Control/01.%20Informes%20reportados/20211025/20211025_Reporte_GIV_3DOSIS_INE20_Q4_REGULARIZACION_DIANA_L%20.xlsx'#INFORME_V3.L207]" table:style-name="ce58">
            <text:p>313.301</text:p>
          </table:table-cell>
          <table:table-cell office:value-type="percentage" office:value="0.80763500067023442" table:formula="of:=['file://Nas12-03.sanidad.msc/desarrollo/GIV/11%20-%20Torre%20de%20Control/01.%20Informes%20reportados/20211025/20211025_Reporte_GIV_3DOSIS_INE20_Q4_REGULARIZACION_DIANA_L%20.xlsx'#INFORME_V3.N207]" table:style-name="ce47">
            <text:p>80,8%</text:p>
          </table:table-cell>
          <table:table-cell office:value-type="float" office:value="221443" table:formula="of:=['file://Nas12-03.sanidad.msc/desarrollo/GIV/11%20-%20Torre%20de%20Control/01.%20Informes%20reportados/20211025/20211025_Reporte_GIV_3DOSIS_INE20_Q4_REGULARIZACION_DIANA_L%20.xlsx'#INFORME_V3.P207]" table:style-name="ce58">
            <text:p>221.443</text:p>
          </table:table-cell>
          <table:table-cell office:value-type="percentage" office:value="0.71218650903407155" table:formula="of:=['file://Nas12-03.sanidad.msc/desarrollo/GIV/11%20-%20Torre%20de%20Control/01.%20Informes%20reportados/20211025/20211025_Reporte_GIV_3DOSIS_INE20_Q4_REGULARIZACION_DIANA_L%20.xlsx'#INFORME_V3.Q207]" table:style-name="ce47">
            <text:p>71,2%</text:p>
          </table:table-cell>
          <table:table-cell office:value-type="float" office:value="177428" table:formula="of:=['file://Nas12-03.sanidad.msc/desarrollo/GIV/11%20-%20Torre%20de%20Control/01.%20Informes%20reportados/20211025/20211025_Reporte_GIV_3DOSIS_INE20_Q4_REGULARIZACION_DIANA_L%20.xlsx'#INFORME_V3.R207]" table:style-name="ce58">
            <text:p>177.428</text:p>
          </table:table-cell>
          <table:table-cell office:value-type="percentage" office:value="0.70478414922859367" table:formula="of:=['file://Nas12-03.sanidad.msc/desarrollo/GIV/11%20-%20Torre%20de%20Control/01.%20Informes%20reportados/20211025/20211025_Reporte_GIV_3DOSIS_INE20_Q4_REGULARIZACION_DIANA_L%20.xlsx'#INFORME_V3.S207]" table:style-name="ce47">
            <text:p>70,5%</text:p>
          </table:table-cell>
          <table:table-cell office:value-type="float" office:value="143437" table:formula="of:=['file://Nas12-03.sanidad.msc/desarrollo/GIV/11%20-%20Torre%20de%20Control/01.%20Informes%20reportados/20211025/20211025_Reporte_GIV_3DOSIS_INE20_Q4_REGULARIZACION_DIANA_L%20.xlsx'#INFORME_V3.T207]" table:style-name="ce58">
            <text:p>143.437</text:p>
          </table:table-cell>
          <table:table-cell office:value-type="percentage" office:value="0.79777193167850413" table:formula="of:=['file://Nas12-03.sanidad.msc/desarrollo/GIV/11%20-%20Torre%20de%20Control/01.%20Informes%20reportados/20211025/20211025_Reporte_GIV_3DOSIS_INE20_Q4_REGULARIZACION_DIANA_L%20.xlsx'#INFORME_V3.U207]" table:style-name="ce47">
            <text:p>79,8%</text:p>
          </table:table-cell>
          <table:table-cell office:value-type="float" office:value="1636507" table:formula="of:=['file://Nas12-03.sanidad.msc/desarrollo/GIV/11%20-%20Torre%20de%20Control/01.%20Informes%20reportados/20211025/20211025_Reporte_GIV_3DOSIS_INE20_Q4_REGULARIZACION_DIANA_L%20.xlsx'#INFORME_V3.V207]" table:style-name="ce58">
            <text:p>1.636.507</text:p>
          </table:table-cell>
          <table:table-cell office:value-type="float" office:value="1960774" table:formula="of:=['file://Nas12-03.sanidad.msc/desarrollo/GIV/11%20-%20Torre%20de%20Control/01.%20Informes%20reportados/20211025/20211025_Reporte_GIV_3DOSIS_INE20_Q4_REGULARIZACION_DIANA_L%20.xlsx'#INFORME_V3.W207]" table:style-name="ce58">
            <text:p>1.960.774</text:p>
          </table:table-cell>
          <table:table-cell office:value-type="percentage" office:value="0.83462296011677017" table:formula="of:=['file://Nas12-03.sanidad.msc/desarrollo/GIV/11%20-%20Torre%20de%20Control/01.%20Informes%20reportados/20211025/20211025_Reporte_GIV_3DOSIS_INE20_Q4_REGULARIZACION_DIANA_L%20.xlsx'#INFORME_V3.X207]" table:style-name="ce47">
            <text:p>83,5%</text:p>
          </table:table-cell>
          <table:table-cell office:value-type="percentage" office:value="0.75208782179018652" table:formula="of:=['file://Nas12-03.sanidad.msc/desarrollo/GIV/11%20-%20Torre%20de%20Control/01.%20Informes%20reportados/20211025/20211025_Reporte_GIV_3DOSIS_INE20_Q4_REGULARIZACION_DIANA_L%20.xlsx'#INFORME_V3.Y207]" table:style-name="ce47">
            <text:p>75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1853" table:formula="of:=['file://Nas12-03.sanidad.msc/desarrollo/GIV/11%20-%20Torre%20de%20Control/01.%20Informes%20reportados/20211025/20211025_Reporte_GIV_3DOSIS_INE20_Q4_REGULARIZACION_DIANA_L%20.xlsx'#INFORME_V3.D208]" table:style-name="ce58">
            <text:p>41.853</text:p>
          </table:table-cell>
          <table:table-cell office:value-type="percentage" office:value="1" table:formula="of:=['file://Nas12-03.sanidad.msc/desarrollo/GIV/11%20-%20Torre%20de%20Control/01.%20Informes%20reportados/20211025/20211025_Reporte_GIV_3DOSIS_INE20_Q4_REGULARIZACION_DIANA_L%20.xlsx'#INFORME_V3.E208]" table:style-name="ce47">
            <text:p>100,0%</text:p>
          </table:table-cell>
          <table:table-cell office:value-type="float" office:value="55694" table:formula="of:=['file://Nas12-03.sanidad.msc/desarrollo/GIV/11%20-%20Torre%20de%20Control/01.%20Informes%20reportados/20211025/20211025_Reporte_GIV_3DOSIS_INE20_Q4_REGULARIZACION_DIANA_L%20.xlsx'#INFORME_V3.F208]" table:style-name="ce58">
            <text:p>55.694</text:p>
          </table:table-cell>
          <table:table-cell office:value-type="percentage" office:value="1" table:formula="of:=['file://Nas12-03.sanidad.msc/desarrollo/GIV/11%20-%20Torre%20de%20Control/01.%20Informes%20reportados/20211025/20211025_Reporte_GIV_3DOSIS_INE20_Q4_REGULARIZACION_DIANA_L%20.xlsx'#INFORME_V3.G208]" table:style-name="ce47">
            <text:p>100,0%</text:p>
          </table:table-cell>
          <table:table-cell office:value-type="float" office:value="76232" table:formula="of:=['file://Nas12-03.sanidad.msc/desarrollo/GIV/11%20-%20Torre%20de%20Control/01.%20Informes%20reportados/20211025/20211025_Reporte_GIV_3DOSIS_INE20_Q4_REGULARIZACION_DIANA_L%20.xlsx'#INFORME_V3.H208]" table:style-name="ce58">
            <text:p>76.232</text:p>
          </table:table-cell>
          <table:table-cell office:value-type="percentage" office:value="0.98560992953649229" table:formula="of:=['file://Nas12-03.sanidad.msc/desarrollo/GIV/11%20-%20Torre%20de%20Control/01.%20Informes%20reportados/20211025/20211025_Reporte_GIV_3DOSIS_INE20_Q4_REGULARIZACION_DIANA_L%20.xlsx'#INFORME_V3.I208]" table:style-name="ce47">
            <text:p>98,6%</text:p>
          </table:table-cell>
          <table:table-cell office:value-type="float" office:value="83687" table:formula="of:=['file://Nas12-03.sanidad.msc/desarrollo/GIV/11%20-%20Torre%20de%20Control/01.%20Informes%20reportados/20211025/20211025_Reporte_GIV_3DOSIS_INE20_Q4_REGULARIZACION_DIANA_L%20.xlsx'#INFORME_V3.J208]" table:style-name="ce58">
            <text:p>83.687</text:p>
          </table:table-cell>
          <table:table-cell office:value-type="percentage" office:value="0.93022764661420121" table:formula="of:=['file://Nas12-03.sanidad.msc/desarrollo/GIV/11%20-%20Torre%20de%20Control/01.%20Informes%20reportados/20211025/20211025_Reporte_GIV_3DOSIS_INE20_Q4_REGULARIZACION_DIANA_L%20.xlsx'#INFORME_V3.K208]" table:style-name="ce47">
            <text:p>93,0%</text:p>
          </table:table-cell>
          <table:table-cell office:value-type="float" office:value="87020" table:formula="of:=['file://Nas12-03.sanidad.msc/desarrollo/GIV/11%20-%20Torre%20de%20Control/01.%20Informes%20reportados/20211025/20211025_Reporte_GIV_3DOSIS_INE20_Q4_REGULARIZACION_DIANA_L%20.xlsx'#INFORME_V3.L208]" table:style-name="ce58">
            <text:p>87.020</text:p>
          </table:table-cell>
          <table:table-cell office:value-type="percentage" office:value="0.89005717558735387" table:formula="of:=['file://Nas12-03.sanidad.msc/desarrollo/GIV/11%20-%20Torre%20de%20Control/01.%20Informes%20reportados/20211025/20211025_Reporte_GIV_3DOSIS_INE20_Q4_REGULARIZACION_DIANA_L%20.xlsx'#INFORME_V3.N208]" table:style-name="ce47">
            <text:p>89,0%</text:p>
          </table:table-cell>
          <table:table-cell office:value-type="float" office:value="53531" table:formula="of:=['file://Nas12-03.sanidad.msc/desarrollo/GIV/11%20-%20Torre%20de%20Control/01.%20Informes%20reportados/20211025/20211025_Reporte_GIV_3DOSIS_INE20_Q4_REGULARIZACION_DIANA_L%20.xlsx'#INFORME_V3.P208]" table:style-name="ce58">
            <text:p>53.531</text:p>
          </table:table-cell>
          <table:table-cell office:value-type="percentage" office:value="0.75959587359698044" table:formula="of:=['file://Nas12-03.sanidad.msc/desarrollo/GIV/11%20-%20Torre%20de%20Control/01.%20Informes%20reportados/20211025/20211025_Reporte_GIV_3DOSIS_INE20_Q4_REGULARIZACION_DIANA_L%20.xlsx'#INFORME_V3.Q208]" table:style-name="ce47">
            <text:p>76,0%</text:p>
          </table:table-cell>
          <table:table-cell office:value-type="float" office:value="39881" table:formula="of:=['file://Nas12-03.sanidad.msc/desarrollo/GIV/11%20-%20Torre%20de%20Control/01.%20Informes%20reportados/20211025/20211025_Reporte_GIV_3DOSIS_INE20_Q4_REGULARIZACION_DIANA_L%20.xlsx'#INFORME_V3.R208]" table:style-name="ce58">
            <text:p>39.881</text:p>
          </table:table-cell>
          <table:table-cell office:value-type="percentage" office:value="0.78964458964458961" table:formula="of:=['file://Nas12-03.sanidad.msc/desarrollo/GIV/11%20-%20Torre%20de%20Control/01.%20Informes%20reportados/20211025/20211025_Reporte_GIV_3DOSIS_INE20_Q4_REGULARIZACION_DIANA_L%20.xlsx'#INFORME_V3.S208]" table:style-name="ce47">
            <text:p>79,0%</text:p>
          </table:table-cell>
          <table:table-cell office:value-type="float" office:value="37916" table:formula="of:=['file://Nas12-03.sanidad.msc/desarrollo/GIV/11%20-%20Torre%20de%20Control/01.%20Informes%20reportados/20211025/20211025_Reporte_GIV_3DOSIS_INE20_Q4_REGULARIZACION_DIANA_L%20.xlsx'#INFORME_V3.T208]" table:style-name="ce58">
            <text:p>37.916</text:p>
          </table:table-cell>
          <table:table-cell office:value-type="percentage" office:value="0.86245251688920233" table:formula="of:=['file://Nas12-03.sanidad.msc/desarrollo/GIV/11%20-%20Torre%20de%20Control/01.%20Informes%20reportados/20211025/20211025_Reporte_GIV_3DOSIS_INE20_Q4_REGULARIZACION_DIANA_L%20.xlsx'#INFORME_V3.U208]" table:style-name="ce47">
            <text:p>86,2%</text:p>
          </table:table-cell>
          <table:table-cell office:value-type="float" office:value="475814" table:formula="of:=['file://Nas12-03.sanidad.msc/desarrollo/GIV/11%20-%20Torre%20de%20Control/01.%20Informes%20reportados/20211025/20211025_Reporte_GIV_3DOSIS_INE20_Q4_REGULARIZACION_DIANA_L%20.xlsx'#INFORME_V3.V208]" table:style-name="ce58">
            <text:p>475.814</text:p>
          </table:table-cell>
          <table:table-cell office:value-type="float" office:value="524127" table:formula="of:=['file://Nas12-03.sanidad.msc/desarrollo/GIV/11%20-%20Torre%20de%20Control/01.%20Informes%20reportados/20211025/20211025_Reporte_GIV_3DOSIS_INE20_Q4_REGULARIZACION_DIANA_L%20.xlsx'#INFORME_V3.W208]" table:style-name="ce58">
            <text:p>524.127</text:p>
          </table:table-cell>
          <table:table-cell office:value-type="percentage" office:value="0.90782195918164876" table:formula="of:=['file://Nas12-03.sanidad.msc/desarrollo/GIV/11%20-%20Torre%20de%20Control/01.%20Informes%20reportados/20211025/20211025_Reporte_GIV_3DOSIS_INE20_Q4_REGULARIZACION_DIANA_L%20.xlsx'#INFORME_V3.X208]" table:style-name="ce47">
            <text:p>90,8%</text:p>
          </table:table-cell>
          <table:table-cell office:value-type="percentage" office:value="0.81628052598622414" table:formula="of:=['file://Nas12-03.sanidad.msc/desarrollo/GIV/11%20-%20Torre%20de%20Control/01.%20Informes%20reportados/20211025/20211025_Reporte_GIV_3DOSIS_INE20_Q4_REGULARIZACION_DIANA_L%20.xlsx'#INFORME_V3.Y208]" table:style-name="ce47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6852" table:formula="of:=['file://Nas12-03.sanidad.msc/desarrollo/GIV/11%20-%20Torre%20de%20Control/01.%20Informes%20reportados/20211025/20211025_Reporte_GIV_3DOSIS_INE20_Q4_REGULARIZACION_DIANA_L%20.xlsx'#INFORME_V3.D209]" table:style-name="ce58">
            <text:p>226.852</text:p>
          </table:table-cell>
          <table:table-cell office:value-type="percentage" office:value="1" table:formula="of:=['file://Nas12-03.sanidad.msc/desarrollo/GIV/11%20-%20Torre%20de%20Control/01.%20Informes%20reportados/20211025/20211025_Reporte_GIV_3DOSIS_INE20_Q4_REGULARIZACION_DIANA_L%20.xlsx'#INFORME_V3.E209]" table:style-name="ce47">
            <text:p>100,0%</text:p>
          </table:table-cell>
          <table:table-cell office:value-type="float" office:value="249053" table:formula="of:=['file://Nas12-03.sanidad.msc/desarrollo/GIV/11%20-%20Torre%20de%20Control/01.%20Informes%20reportados/20211025/20211025_Reporte_GIV_3DOSIS_INE20_Q4_REGULARIZACION_DIANA_L%20.xlsx'#INFORME_V3.F209]" table:style-name="ce58">
            <text:p>249.053</text:p>
          </table:table-cell>
          <table:table-cell office:value-type="percentage" office:value="1" table:formula="of:=['file://Nas12-03.sanidad.msc/desarrollo/GIV/11%20-%20Torre%20de%20Control/01.%20Informes%20reportados/20211025/20211025_Reporte_GIV_3DOSIS_INE20_Q4_REGULARIZACION_DIANA_L%20.xlsx'#INFORME_V3.G209]" table:style-name="ce47">
            <text:p>100,0%</text:p>
          </table:table-cell>
          <table:table-cell office:value-type="float" office:value="317701" table:formula="of:=['file://Nas12-03.sanidad.msc/desarrollo/GIV/11%20-%20Torre%20de%20Control/01.%20Informes%20reportados/20211025/20211025_Reporte_GIV_3DOSIS_INE20_Q4_REGULARIZACION_DIANA_L%20.xlsx'#INFORME_V3.H209]" table:style-name="ce58">
            <text:p>317.701</text:p>
          </table:table-cell>
          <table:table-cell office:value-type="percentage" office:value="0.99725653299850903" table:formula="of:=['file://Nas12-03.sanidad.msc/desarrollo/GIV/11%20-%20Torre%20de%20Control/01.%20Informes%20reportados/20211025/20211025_Reporte_GIV_3DOSIS_INE20_Q4_REGULARIZACION_DIANA_L%20.xlsx'#INFORME_V3.I209]" table:style-name="ce47">
            <text:p>99,7%</text:p>
          </table:table-cell>
          <table:table-cell office:value-type="float" office:value="348574" table:formula="of:=['file://Nas12-03.sanidad.msc/desarrollo/GIV/11%20-%20Torre%20de%20Control/01.%20Informes%20reportados/20211025/20211025_Reporte_GIV_3DOSIS_INE20_Q4_REGULARIZACION_DIANA_L%20.xlsx'#INFORME_V3.J209]" table:style-name="ce58">
            <text:p>348.574</text:p>
          </table:table-cell>
          <table:table-cell office:value-type="percentage" office:value="0.91447235521741987" table:formula="of:=['file://Nas12-03.sanidad.msc/desarrollo/GIV/11%20-%20Torre%20de%20Control/01.%20Informes%20reportados/20211025/20211025_Reporte_GIV_3DOSIS_INE20_Q4_REGULARIZACION_DIANA_L%20.xlsx'#INFORME_V3.K209]" table:style-name="ce47">
            <text:p>91,4%</text:p>
          </table:table-cell>
          <table:table-cell office:value-type="float" office:value="315193" table:formula="of:=['file://Nas12-03.sanidad.msc/desarrollo/GIV/11%20-%20Torre%20de%20Control/01.%20Informes%20reportados/20211025/20211025_Reporte_GIV_3DOSIS_INE20_Q4_REGULARIZACION_DIANA_L%20.xlsx'#INFORME_V3.L209]" table:style-name="ce58">
            <text:p>315.193</text:p>
          </table:table-cell>
          <table:table-cell office:value-type="percentage" office:value="0.8675713243693316" table:formula="of:=['file://Nas12-03.sanidad.msc/desarrollo/GIV/11%20-%20Torre%20de%20Control/01.%20Informes%20reportados/20211025/20211025_Reporte_GIV_3DOSIS_INE20_Q4_REGULARIZACION_DIANA_L%20.xlsx'#INFORME_V3.N209]" table:style-name="ce47">
            <text:p>86,8%</text:p>
          </table:table-cell>
          <table:table-cell office:value-type="float" office:value="205351" table:formula="of:=['file://Nas12-03.sanidad.msc/desarrollo/GIV/11%20-%20Torre%20de%20Control/01.%20Informes%20reportados/20211025/20211025_Reporte_GIV_3DOSIS_INE20_Q4_REGULARIZACION_DIANA_L%20.xlsx'#INFORME_V3.P209]" table:style-name="ce58">
            <text:p>205.351</text:p>
          </table:table-cell>
          <table:table-cell office:value-type="percentage" office:value="0.76685599907387703" table:formula="of:=['file://Nas12-03.sanidad.msc/desarrollo/GIV/11%20-%20Torre%20de%20Control/01.%20Informes%20reportados/20211025/20211025_Reporte_GIV_3DOSIS_INE20_Q4_REGULARIZACION_DIANA_L%20.xlsx'#INFORME_V3.Q209]" table:style-name="ce47">
            <text:p>76,7%</text:p>
          </table:table-cell>
          <table:table-cell office:value-type="float" office:value="164582" table:formula="of:=['file://Nas12-03.sanidad.msc/desarrollo/GIV/11%20-%20Torre%20de%20Control/01.%20Informes%20reportados/20211025/20211025_Reporte_GIV_3DOSIS_INE20_Q4_REGULARIZACION_DIANA_L%20.xlsx'#INFORME_V3.R209]" table:style-name="ce58">
            <text:p>164.582</text:p>
          </table:table-cell>
          <table:table-cell office:value-type="percentage" office:value="0.77998729893936669" table:formula="of:=['file://Nas12-03.sanidad.msc/desarrollo/GIV/11%20-%20Torre%20de%20Control/01.%20Informes%20reportados/20211025/20211025_Reporte_GIV_3DOSIS_INE20_Q4_REGULARIZACION_DIANA_L%20.xlsx'#INFORME_V3.S209]" table:style-name="ce47">
            <text:p>78,0%</text:p>
          </table:table-cell>
          <table:table-cell office:value-type="float" office:value="132489" table:formula="of:=['file://Nas12-03.sanidad.msc/desarrollo/GIV/11%20-%20Torre%20de%20Control/01.%20Informes%20reportados/20211025/20211025_Reporte_GIV_3DOSIS_INE20_Q4_REGULARIZACION_DIANA_L%20.xlsx'#INFORME_V3.T209]" table:style-name="ce58">
            <text:p>132.489</text:p>
          </table:table-cell>
          <table:table-cell office:value-type="percentage" office:value="0.80130275429110576" table:formula="of:=['file://Nas12-03.sanidad.msc/desarrollo/GIV/11%20-%20Torre%20de%20Control/01.%20Informes%20reportados/20211025/20211025_Reporte_GIV_3DOSIS_INE20_Q4_REGULARIZACION_DIANA_L%20.xlsx'#INFORME_V3.U209]" table:style-name="ce47">
            <text:p>80,1%</text:p>
          </table:table-cell>
          <table:table-cell office:value-type="float" office:value="1959795" table:formula="of:=['file://Nas12-03.sanidad.msc/desarrollo/GIV/11%20-%20Torre%20de%20Control/01.%20Informes%20reportados/20211025/20211025_Reporte_GIV_3DOSIS_INE20_Q4_REGULARIZACION_DIANA_L%20.xlsx'#INFORME_V3.V209]" table:style-name="ce58">
            <text:p>1.959.795</text:p>
          </table:table-cell>
          <table:table-cell office:value-type="float" office:value="2176253" table:formula="of:=['file://Nas12-03.sanidad.msc/desarrollo/GIV/11%20-%20Torre%20de%20Control/01.%20Informes%20reportados/20211025/20211025_Reporte_GIV_3DOSIS_INE20_Q4_REGULARIZACION_DIANA_L%20.xlsx'#INFORME_V3.W209]" table:style-name="ce58">
            <text:p>2.176.253</text:p>
          </table:table-cell>
          <table:table-cell office:value-type="percentage" office:value="0.90053638065059527" table:formula="of:=['file://Nas12-03.sanidad.msc/desarrollo/GIV/11%20-%20Torre%20de%20Control/01.%20Informes%20reportados/20211025/20211025_Reporte_GIV_3DOSIS_INE20_Q4_REGULARIZACION_DIANA_L%20.xlsx'#INFORME_V3.X209]" table:style-name="ce47">
            <text:p>90,1%</text:p>
          </table:table-cell>
          <table:table-cell office:value-type="percentage" office:value="0.81831402995843694" table:formula="of:=['file://Nas12-03.sanidad.msc/desarrollo/GIV/11%20-%20Torre%20de%20Control/01.%20Informes%20reportados/20211025/20211025_Reporte_GIV_3DOSIS_INE20_Q4_REGULARIZACION_DIANA_L%20.xlsx'#INFORME_V3.Y209]" table:style-name="ce47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6202" table:formula="of:=['file://Nas12-03.sanidad.msc/desarrollo/GIV/11%20-%20Torre%20de%20Control/01.%20Informes%20reportados/20211025/20211025_Reporte_GIV_3DOSIS_INE20_Q4_REGULARIZACION_DIANA_L%20.xlsx'#INFORME_V3.D210]" table:style-name="ce58">
            <text:p>136.202</text:p>
          </table:table-cell>
          <table:table-cell office:value-type="percentage" office:value="1" table:formula="of:=['file://Nas12-03.sanidad.msc/desarrollo/GIV/11%20-%20Torre%20de%20Control/01.%20Informes%20reportados/20211025/20211025_Reporte_GIV_3DOSIS_INE20_Q4_REGULARIZACION_DIANA_L%20.xlsx'#INFORME_V3.E210]" table:style-name="ce47">
            <text:p>100,0%</text:p>
          </table:table-cell>
          <table:table-cell office:value-type="float" office:value="157141" table:formula="of:=['file://Nas12-03.sanidad.msc/desarrollo/GIV/11%20-%20Torre%20de%20Control/01.%20Informes%20reportados/20211025/20211025_Reporte_GIV_3DOSIS_INE20_Q4_REGULARIZACION_DIANA_L%20.xlsx'#INFORME_V3.F210]" table:style-name="ce58">
            <text:p>157.141</text:p>
          </table:table-cell>
          <table:table-cell office:value-type="percentage" office:value="0.98768078139043747" table:formula="of:=['file://Nas12-03.sanidad.msc/desarrollo/GIV/11%20-%20Torre%20de%20Control/01.%20Informes%20reportados/20211025/20211025_Reporte_GIV_3DOSIS_INE20_Q4_REGULARIZACION_DIANA_L%20.xlsx'#INFORME_V3.G210]" table:style-name="ce47">
            <text:p>98,8%</text:p>
          </table:table-cell>
          <table:table-cell office:value-type="float" office:value="215579" table:formula="of:=['file://Nas12-03.sanidad.msc/desarrollo/GIV/11%20-%20Torre%20de%20Control/01.%20Informes%20reportados/20211025/20211025_Reporte_GIV_3DOSIS_INE20_Q4_REGULARIZACION_DIANA_L%20.xlsx'#INFORME_V3.H210]" table:style-name="ce58">
            <text:p>215.579</text:p>
          </table:table-cell>
          <table:table-cell office:value-type="percentage" office:value="0.98688451044661329" table:formula="of:=['file://Nas12-03.sanidad.msc/desarrollo/GIV/11%20-%20Torre%20de%20Control/01.%20Informes%20reportados/20211025/20211025_Reporte_GIV_3DOSIS_INE20_Q4_REGULARIZACION_DIANA_L%20.xlsx'#INFORME_V3.I210]" table:style-name="ce47">
            <text:p>98,7%</text:p>
          </table:table-cell>
          <table:table-cell office:value-type="float" office:value="276485" table:formula="of:=['file://Nas12-03.sanidad.msc/desarrollo/GIV/11%20-%20Torre%20de%20Control/01.%20Informes%20reportados/20211025/20211025_Reporte_GIV_3DOSIS_INE20_Q4_REGULARIZACION_DIANA_L%20.xlsx'#INFORME_V3.J210]" table:style-name="ce58">
            <text:p>276.485</text:p>
          </table:table-cell>
          <table:table-cell office:value-type="percentage" office:value="0.89920254457229465" table:formula="of:=['file://Nas12-03.sanidad.msc/desarrollo/GIV/11%20-%20Torre%20de%20Control/01.%20Informes%20reportados/20211025/20211025_Reporte_GIV_3DOSIS_INE20_Q4_REGULARIZACION_DIANA_L%20.xlsx'#INFORME_V3.K210]" table:style-name="ce47">
            <text:p>89,9%</text:p>
          </table:table-cell>
          <table:table-cell office:value-type="float" office:value="274646" table:formula="of:=['file://Nas12-03.sanidad.msc/desarrollo/GIV/11%20-%20Torre%20de%20Control/01.%20Informes%20reportados/20211025/20211025_Reporte_GIV_3DOSIS_INE20_Q4_REGULARIZACION_DIANA_L%20.xlsx'#INFORME_V3.L210]" table:style-name="ce58">
            <text:p>274.646</text:p>
          </table:table-cell>
          <table:table-cell office:value-type="percentage" office:value="0.83073758715082957" table:formula="of:=['file://Nas12-03.sanidad.msc/desarrollo/GIV/11%20-%20Torre%20de%20Control/01.%20Informes%20reportados/20211025/20211025_Reporte_GIV_3DOSIS_INE20_Q4_REGULARIZACION_DIANA_L%20.xlsx'#INFORME_V3.N210]" table:style-name="ce47">
            <text:p>83,1%</text:p>
          </table:table-cell>
          <table:table-cell office:value-type="float" office:value="193110" table:formula="of:=['file://Nas12-03.sanidad.msc/desarrollo/GIV/11%20-%20Torre%20de%20Control/01.%20Informes%20reportados/20211025/20211025_Reporte_GIV_3DOSIS_INE20_Q4_REGULARIZACION_DIANA_L%20.xlsx'#INFORME_V3.P210]" table:style-name="ce58">
            <text:p>193.110</text:p>
          </table:table-cell>
          <table:table-cell office:value-type="percentage" office:value="0.7262477388200872" table:formula="of:=['file://Nas12-03.sanidad.msc/desarrollo/GIV/11%20-%20Torre%20de%20Control/01.%20Informes%20reportados/20211025/20211025_Reporte_GIV_3DOSIS_INE20_Q4_REGULARIZACION_DIANA_L%20.xlsx'#INFORME_V3.Q210]" table:style-name="ce47">
            <text:p>72,6%</text:p>
          </table:table-cell>
          <table:table-cell office:value-type="float" office:value="159398" table:formula="of:=['file://Nas12-03.sanidad.msc/desarrollo/GIV/11%20-%20Torre%20de%20Control/01.%20Informes%20reportados/20211025/20211025_Reporte_GIV_3DOSIS_INE20_Q4_REGULARIZACION_DIANA_L%20.xlsx'#INFORME_V3.R210]" table:style-name="ce58">
            <text:p>159.398</text:p>
          </table:table-cell>
          <table:table-cell office:value-type="percentage" office:value="0.73088509736850549" table:formula="of:=['file://Nas12-03.sanidad.msc/desarrollo/GIV/11%20-%20Torre%20de%20Control/01.%20Informes%20reportados/20211025/20211025_Reporte_GIV_3DOSIS_INE20_Q4_REGULARIZACION_DIANA_L%20.xlsx'#INFORME_V3.S210]" table:style-name="ce47">
            <text:p>73,1%</text:p>
          </table:table-cell>
          <table:table-cell office:value-type="float" office:value="139611" table:formula="of:=['file://Nas12-03.sanidad.msc/desarrollo/GIV/11%20-%20Torre%20de%20Control/01.%20Informes%20reportados/20211025/20211025_Reporte_GIV_3DOSIS_INE20_Q4_REGULARIZACION_DIANA_L%20.xlsx'#INFORME_V3.T210]" table:style-name="ce58">
            <text:p>139.611</text:p>
          </table:table-cell>
          <table:table-cell office:value-type="percentage" office:value="0.80249120548134178" table:formula="of:=['file://Nas12-03.sanidad.msc/desarrollo/GIV/11%20-%20Torre%20de%20Control/01.%20Informes%20reportados/20211025/20211025_Reporte_GIV_3DOSIS_INE20_Q4_REGULARIZACION_DIANA_L%20.xlsx'#INFORME_V3.U210]" table:style-name="ce47">
            <text:p>80,2%</text:p>
          </table:table-cell>
          <table:table-cell office:value-type="float" office:value="1552172" table:formula="of:=['file://Nas12-03.sanidad.msc/desarrollo/GIV/11%20-%20Torre%20de%20Control/01.%20Informes%20reportados/20211025/20211025_Reporte_GIV_3DOSIS_INE20_Q4_REGULARIZACION_DIANA_L%20.xlsx'#INFORME_V3.V210]" table:style-name="ce58">
            <text:p>1.552.172</text:p>
          </table:table-cell>
          <table:table-cell office:value-type="float" office:value="1808784" table:formula="of:=['file://Nas12-03.sanidad.msc/desarrollo/GIV/11%20-%20Torre%20de%20Control/01.%20Informes%20reportados/20211025/20211025_Reporte_GIV_3DOSIS_INE20_Q4_REGULARIZACION_DIANA_L%20.xlsx'#INFORME_V3.W210]" table:style-name="ce58">
            <text:p>1.808.784</text:p>
          </table:table-cell>
          <table:table-cell office:value-type="percentage" office:value="0.85813010287574409" table:formula="of:=['file://Nas12-03.sanidad.msc/desarrollo/GIV/11%20-%20Torre%20de%20Control/01.%20Informes%20reportados/20211025/20211025_Reporte_GIV_3DOSIS_INE20_Q4_REGULARIZACION_DIANA_L%20.xlsx'#INFORME_V3.X210]" table:style-name="ce47">
            <text:p>85,8%</text:p>
          </table:table-cell>
          <table:table-cell office:value-type="percentage" office:value="0.75892629696252878" table:formula="of:=['file://Nas12-03.sanidad.msc/desarrollo/GIV/11%20-%20Torre%20de%20Control/01.%20Informes%20reportados/20211025/20211025_Reporte_GIV_3DOSIS_INE20_Q4_REGULARIZACION_DIANA_L%20.xlsx'#INFORME_V3.Y210]" table:style-name="ce47">
            <text:p>75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2996" table:formula="of:=['file://Nas12-03.sanidad.msc/desarrollo/GIV/11%20-%20Torre%20de%20Control/01.%20Informes%20reportados/20211025/20211025_Reporte_GIV_3DOSIS_INE20_Q4_REGULARIZACION_DIANA_L%20.xlsx'#INFORME_V3.D211]" table:style-name="ce58">
            <text:p>452.996</text:p>
          </table:table-cell>
          <table:table-cell office:value-type="percentage" office:value="1" table:formula="of:=['file://Nas12-03.sanidad.msc/desarrollo/GIV/11%20-%20Torre%20de%20Control/01.%20Informes%20reportados/20211025/20211025_Reporte_GIV_3DOSIS_INE20_Q4_REGULARIZACION_DIANA_L%20.xlsx'#INFORME_V3.E211]" table:style-name="ce47">
            <text:p>100,0%</text:p>
          </table:table-cell>
          <table:table-cell office:value-type="float" office:value="614171" table:formula="of:=['file://Nas12-03.sanidad.msc/desarrollo/GIV/11%20-%20Torre%20de%20Control/01.%20Informes%20reportados/20211025/20211025_Reporte_GIV_3DOSIS_INE20_Q4_REGULARIZACION_DIANA_L%20.xlsx'#INFORME_V3.F211]" table:style-name="ce58">
            <text:p>614.171</text:p>
          </table:table-cell>
          <table:table-cell office:value-type="percentage" office:value="0.96675387066105034" table:formula="of:=['file://Nas12-03.sanidad.msc/desarrollo/GIV/11%20-%20Torre%20de%20Control/01.%20Informes%20reportados/20211025/20211025_Reporte_GIV_3DOSIS_INE20_Q4_REGULARIZACION_DIANA_L%20.xlsx'#INFORME_V3.G211]" table:style-name="ce47">
            <text:p>96,7%</text:p>
          </table:table-cell>
          <table:table-cell office:value-type="float" office:value="787305" table:formula="of:=['file://Nas12-03.sanidad.msc/desarrollo/GIV/11%20-%20Torre%20de%20Control/01.%20Informes%20reportados/20211025/20211025_Reporte_GIV_3DOSIS_INE20_Q4_REGULARIZACION_DIANA_L%20.xlsx'#INFORME_V3.H211]" table:style-name="ce58">
            <text:p>787.305</text:p>
          </table:table-cell>
          <table:table-cell office:value-type="percentage" office:value="0.93997139391392381" table:formula="of:=['file://Nas12-03.sanidad.msc/desarrollo/GIV/11%20-%20Torre%20de%20Control/01.%20Informes%20reportados/20211025/20211025_Reporte_GIV_3DOSIS_INE20_Q4_REGULARIZACION_DIANA_L%20.xlsx'#INFORME_V3.I211]" table:style-name="ce47">
            <text:p>94,0%</text:p>
          </table:table-cell>
          <table:table-cell office:value-type="float" office:value="1013464" table:formula="of:=['file://Nas12-03.sanidad.msc/desarrollo/GIV/11%20-%20Torre%20de%20Control/01.%20Informes%20reportados/20211025/20211025_Reporte_GIV_3DOSIS_INE20_Q4_REGULARIZACION_DIANA_L%20.xlsx'#INFORME_V3.J211]" table:style-name="ce58">
            <text:p>1.013.464</text:p>
          </table:table-cell>
          <table:table-cell office:value-type="percentage" office:value="0.92826759969957318" table:formula="of:=['file://Nas12-03.sanidad.msc/desarrollo/GIV/11%20-%20Torre%20de%20Control/01.%20Informes%20reportados/20211025/20211025_Reporte_GIV_3DOSIS_INE20_Q4_REGULARIZACION_DIANA_L%20.xlsx'#INFORME_V3.K211]" table:style-name="ce47">
            <text:p>92,8%</text:p>
          </table:table-cell>
          <table:table-cell office:value-type="float" office:value="1108042" table:formula="of:=['file://Nas12-03.sanidad.msc/desarrollo/GIV/11%20-%20Torre%20de%20Control/01.%20Informes%20reportados/20211025/20211025_Reporte_GIV_3DOSIS_INE20_Q4_REGULARIZACION_DIANA_L%20.xlsx'#INFORME_V3.L211]" table:style-name="ce58">
            <text:p>1.108.042</text:p>
          </table:table-cell>
          <table:table-cell office:value-type="percentage" office:value="0.8414944313862488" table:formula="of:=['file://Nas12-03.sanidad.msc/desarrollo/GIV/11%20-%20Torre%20de%20Control/01.%20Informes%20reportados/20211025/20211025_Reporte_GIV_3DOSIS_INE20_Q4_REGULARIZACION_DIANA_L%20.xlsx'#INFORME_V3.N211]" table:style-name="ce47">
            <text:p>84,1%</text:p>
          </table:table-cell>
          <table:table-cell office:value-type="float" office:value="747137" table:formula="of:=['file://Nas12-03.sanidad.msc/desarrollo/GIV/11%20-%20Torre%20de%20Control/01.%20Informes%20reportados/20211025/20211025_Reporte_GIV_3DOSIS_INE20_Q4_REGULARIZACION_DIANA_L%20.xlsx'#INFORME_V3.P211]" table:style-name="ce58">
            <text:p>747.137</text:p>
          </table:table-cell>
          <table:table-cell office:value-type="percentage" office:value="0.7152018088320321" table:formula="of:=['file://Nas12-03.sanidad.msc/desarrollo/GIV/11%20-%20Torre%20de%20Control/01.%20Informes%20reportados/20211025/20211025_Reporte_GIV_3DOSIS_INE20_Q4_REGULARIZACION_DIANA_L%20.xlsx'#INFORME_V3.Q211]" table:style-name="ce47">
            <text:p>71,5%</text:p>
          </table:table-cell>
          <table:table-cell office:value-type="float" office:value="603506" table:formula="of:=['file://Nas12-03.sanidad.msc/desarrollo/GIV/11%20-%20Torre%20de%20Control/01.%20Informes%20reportados/20211025/20211025_Reporte_GIV_3DOSIS_INE20_Q4_REGULARIZACION_DIANA_L%20.xlsx'#INFORME_V3.R211]" table:style-name="ce58">
            <text:p>603.506</text:p>
          </table:table-cell>
          <table:table-cell office:value-type="percentage" office:value="0.71937158421093406" table:formula="of:=['file://Nas12-03.sanidad.msc/desarrollo/GIV/11%20-%20Torre%20de%20Control/01.%20Informes%20reportados/20211025/20211025_Reporte_GIV_3DOSIS_INE20_Q4_REGULARIZACION_DIANA_L%20.xlsx'#INFORME_V3.S211]" table:style-name="ce47">
            <text:p>71,9%</text:p>
          </table:table-cell>
          <table:table-cell office:value-type="float" office:value="505821" table:formula="of:=['file://Nas12-03.sanidad.msc/desarrollo/GIV/11%20-%20Torre%20de%20Control/01.%20Informes%20reportados/20211025/20211025_Reporte_GIV_3DOSIS_INE20_Q4_REGULARIZACION_DIANA_L%20.xlsx'#INFORME_V3.T211]" table:style-name="ce58">
            <text:p>505.821</text:p>
          </table:table-cell>
          <table:table-cell office:value-type="percentage" office:value="0.77087352895456329" table:formula="of:=['file://Nas12-03.sanidad.msc/desarrollo/GIV/11%20-%20Torre%20de%20Control/01.%20Informes%20reportados/20211025/20211025_Reporte_GIV_3DOSIS_INE20_Q4_REGULARIZACION_DIANA_L%20.xlsx'#INFORME_V3.U211]" table:style-name="ce47">
            <text:p>77,1%</text:p>
          </table:table-cell>
          <table:table-cell office:value-type="float" office:value="5832442" table:formula="of:=['file://Nas12-03.sanidad.msc/desarrollo/GIV/11%20-%20Torre%20de%20Control/01.%20Informes%20reportados/20211025/20211025_Reporte_GIV_3DOSIS_INE20_Q4_REGULARIZACION_DIANA_L%20.xlsx'#INFORME_V3.V211]" table:style-name="ce58">
            <text:p>5.832.442</text:p>
          </table:table-cell>
          <table:table-cell office:value-type="float" office:value="6868360" table:formula="of:=['file://Nas12-03.sanidad.msc/desarrollo/GIV/11%20-%20Torre%20de%20Control/01.%20Informes%20reportados/20211025/20211025_Reporte_GIV_3DOSIS_INE20_Q4_REGULARIZACION_DIANA_L%20.xlsx'#INFORME_V3.W211]" table:style-name="ce58">
            <text:p>6.868.360</text:p>
          </table:table-cell>
          <table:table-cell office:value-type="percentage" office:value="0.84917534899160785" table:formula="of:=['file://Nas12-03.sanidad.msc/desarrollo/GIV/11%20-%20Torre%20de%20Control/01.%20Informes%20reportados/20211025/20211025_Reporte_GIV_3DOSIS_INE20_Q4_REGULARIZACION_DIANA_L%20.xlsx'#INFORME_V3.X211]" table:style-name="ce47">
            <text:p>84,9%</text:p>
          </table:table-cell>
          <table:table-cell office:value-type="percentage" office:value="0.74962505521832268" table:formula="of:=['file://Nas12-03.sanidad.msc/desarrollo/GIV/11%20-%20Torre%20de%20Control/01.%20Informes%20reportados/20211025/20211025_Reporte_GIV_3DOSIS_INE20_Q4_REGULARIZACION_DIANA_L%20.xlsx'#INFORME_V3.Y211]" table:style-name="ce47">
            <text:p>75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168" table:formula="of:=['file://Nas12-03.sanidad.msc/desarrollo/GIV/11%20-%20Torre%20de%20Control/01.%20Informes%20reportados/20211025/20211025_Reporte_GIV_3DOSIS_INE20_Q4_REGULARIZACION_DIANA_L%20.xlsx'#INFORME_V3.D212]" table:style-name="ce58">
            <text:p>293.168</text:p>
          </table:table-cell>
          <table:table-cell office:value-type="percentage" office:value="1" table:formula="of:=['file://Nas12-03.sanidad.msc/desarrollo/GIV/11%20-%20Torre%20de%20Control/01.%20Informes%20reportados/20211025/20211025_Reporte_GIV_3DOSIS_INE20_Q4_REGULARIZACION_DIANA_L%20.xlsx'#INFORME_V3.E212]" table:style-name="ce47">
            <text:p>100,0%</text:p>
          </table:table-cell>
          <table:table-cell office:value-type="float" office:value="431711" table:formula="of:=['file://Nas12-03.sanidad.msc/desarrollo/GIV/11%20-%20Torre%20de%20Control/01.%20Informes%20reportados/20211025/20211025_Reporte_GIV_3DOSIS_INE20_Q4_REGULARIZACION_DIANA_L%20.xlsx'#INFORME_V3.F212]" table:style-name="ce58">
            <text:p>431.711</text:p>
          </table:table-cell>
          <table:table-cell office:value-type="percentage" office:value="0.98595219498380771" table:formula="of:=['file://Nas12-03.sanidad.msc/desarrollo/GIV/11%20-%20Torre%20de%20Control/01.%20Informes%20reportados/20211025/20211025_Reporte_GIV_3DOSIS_INE20_Q4_REGULARIZACION_DIANA_L%20.xlsx'#INFORME_V3.G212]" table:style-name="ce47">
            <text:p>98,6%</text:p>
          </table:table-cell>
          <table:table-cell office:value-type="float" office:value="564644" table:formula="of:=['file://Nas12-03.sanidad.msc/desarrollo/GIV/11%20-%20Torre%20de%20Control/01.%20Informes%20reportados/20211025/20211025_Reporte_GIV_3DOSIS_INE20_Q4_REGULARIZACION_DIANA_L%20.xlsx'#INFORME_V3.H212]" table:style-name="ce58">
            <text:p>564.644</text:p>
          </table:table-cell>
          <table:table-cell office:value-type="percentage" office:value="0.97230372911242435" table:formula="of:=['file://Nas12-03.sanidad.msc/desarrollo/GIV/11%20-%20Torre%20de%20Control/01.%20Informes%20reportados/20211025/20211025_Reporte_GIV_3DOSIS_INE20_Q4_REGULARIZACION_DIANA_L%20.xlsx'#INFORME_V3.I212]" table:style-name="ce47">
            <text:p>97,2%</text:p>
          </table:table-cell>
          <table:table-cell office:value-type="float" office:value="709254" table:formula="of:=['file://Nas12-03.sanidad.msc/desarrollo/GIV/11%20-%20Torre%20de%20Control/01.%20Informes%20reportados/20211025/20211025_Reporte_GIV_3DOSIS_INE20_Q4_REGULARIZACION_DIANA_L%20.xlsx'#INFORME_V3.J212]" table:style-name="ce58">
            <text:p>709.254</text:p>
          </table:table-cell>
          <table:table-cell office:value-type="percentage" office:value="0.94273819872556608" table:formula="of:=['file://Nas12-03.sanidad.msc/desarrollo/GIV/11%20-%20Torre%20de%20Control/01.%20Informes%20reportados/20211025/20211025_Reporte_GIV_3DOSIS_INE20_Q4_REGULARIZACION_DIANA_L%20.xlsx'#INFORME_V3.K212]" table:style-name="ce47">
            <text:p>94,3%</text:p>
          </table:table-cell>
          <table:table-cell office:value-type="float" office:value="743979" table:formula="of:=['file://Nas12-03.sanidad.msc/desarrollo/GIV/11%20-%20Torre%20de%20Control/01.%20Informes%20reportados/20211025/20211025_Reporte_GIV_3DOSIS_INE20_Q4_REGULARIZACION_DIANA_L%20.xlsx'#INFORME_V3.L212]" table:style-name="ce58">
            <text:p>743.979</text:p>
          </table:table-cell>
          <table:table-cell office:value-type="percentage" office:value="0.87363725181660612" table:formula="of:=['file://Nas12-03.sanidad.msc/desarrollo/GIV/11%20-%20Torre%20de%20Control/01.%20Informes%20reportados/20211025/20211025_Reporte_GIV_3DOSIS_INE20_Q4_REGULARIZACION_DIANA_L%20.xlsx'#INFORME_V3.N212]" table:style-name="ce47">
            <text:p>87,4%</text:p>
          </table:table-cell>
          <table:table-cell office:value-type="float" office:value="496117" table:formula="of:=['file://Nas12-03.sanidad.msc/desarrollo/GIV/11%20-%20Torre%20de%20Control/01.%20Informes%20reportados/20211025/20211025_Reporte_GIV_3DOSIS_INE20_Q4_REGULARIZACION_DIANA_L%20.xlsx'#INFORME_V3.P212]" table:style-name="ce58">
            <text:p>496.117</text:p>
          </table:table-cell>
          <table:table-cell office:value-type="percentage" office:value="0.76471694419653524" table:formula="of:=['file://Nas12-03.sanidad.msc/desarrollo/GIV/11%20-%20Torre%20de%20Control/01.%20Informes%20reportados/20211025/20211025_Reporte_GIV_3DOSIS_INE20_Q4_REGULARIZACION_DIANA_L%20.xlsx'#INFORME_V3.Q212]" table:style-name="ce47">
            <text:p>76,5%</text:p>
          </table:table-cell>
          <table:table-cell office:value-type="float" office:value="408860" table:formula="of:=['file://Nas12-03.sanidad.msc/desarrollo/GIV/11%20-%20Torre%20de%20Control/01.%20Informes%20reportados/20211025/20211025_Reporte_GIV_3DOSIS_INE20_Q4_REGULARIZACION_DIANA_L%20.xlsx'#INFORME_V3.R212]" table:style-name="ce58">
            <text:p>408.860</text:p>
          </table:table-cell>
          <table:table-cell office:value-type="percentage" office:value="0.79217090400406098" table:formula="of:=['file://Nas12-03.sanidad.msc/desarrollo/GIV/11%20-%20Torre%20de%20Control/01.%20Informes%20reportados/20211025/20211025_Reporte_GIV_3DOSIS_INE20_Q4_REGULARIZACION_DIANA_L%20.xlsx'#INFORME_V3.S212]" table:style-name="ce47">
            <text:p>79,2%</text:p>
          </table:table-cell>
          <table:table-cell office:value-type="float" office:value="356202" table:formula="of:=['file://Nas12-03.sanidad.msc/desarrollo/GIV/11%20-%20Torre%20de%20Control/01.%20Informes%20reportados/20211025/20211025_Reporte_GIV_3DOSIS_INE20_Q4_REGULARIZACION_DIANA_L%20.xlsx'#INFORME_V3.T212]" table:style-name="ce58">
            <text:p>356.202</text:p>
          </table:table-cell>
          <table:table-cell office:value-type="percentage" office:value="0.8390482673821229" table:formula="of:=['file://Nas12-03.sanidad.msc/desarrollo/GIV/11%20-%20Torre%20de%20Control/01.%20Informes%20reportados/20211025/20211025_Reporte_GIV_3DOSIS_INE20_Q4_REGULARIZACION_DIANA_L%20.xlsx'#INFORME_V3.U212]" table:style-name="ce47">
            <text:p>83,9%</text:p>
          </table:table-cell>
          <table:table-cell office:value-type="float" office:value="4003935" table:formula="of:=['file://Nas12-03.sanidad.msc/desarrollo/GIV/11%20-%20Torre%20de%20Control/01.%20Informes%20reportados/20211025/20211025_Reporte_GIV_3DOSIS_INE20_Q4_REGULARIZACION_DIANA_L%20.xlsx'#INFORME_V3.V212]" table:style-name="ce58">
            <text:p>4.003.935</text:p>
          </table:table-cell>
          <table:table-cell office:value-type="float" office:value="4488459" table:formula="of:=['file://Nas12-03.sanidad.msc/desarrollo/GIV/11%20-%20Torre%20de%20Control/01.%20Informes%20reportados/20211025/20211025_Reporte_GIV_3DOSIS_INE20_Q4_REGULARIZACION_DIANA_L%20.xlsx'#INFORME_V3.W212]" table:style-name="ce58">
            <text:p>4.488.459</text:p>
          </table:table-cell>
          <table:table-cell office:value-type="percentage" office:value="0.89205114717545597" table:formula="of:=['file://Nas12-03.sanidad.msc/desarrollo/GIV/11%20-%20Torre%20de%20Control/01.%20Informes%20reportados/20211025/20211025_Reporte_GIV_3DOSIS_INE20_Q4_REGULARIZACION_DIANA_L%20.xlsx'#INFORME_V3.X212]" table:style-name="ce47">
            <text:p>89,2%</text:p>
          </table:table-cell>
          <table:table-cell office:value-type="percentage" office:value="0.79170566104442386" table:formula="of:=['file://Nas12-03.sanidad.msc/desarrollo/GIV/11%20-%20Torre%20de%20Control/01.%20Informes%20reportados/20211025/20211025_Reporte_GIV_3DOSIS_INE20_Q4_REGULARIZACION_DIANA_L%20.xlsx'#INFORME_V3.Y212]" table:style-name="ce47">
            <text:p>79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413" table:formula="of:=['file://Nas12-03.sanidad.msc/desarrollo/GIV/11%20-%20Torre%20de%20Control/01.%20Informes%20reportados/20211025/20211025_Reporte_GIV_3DOSIS_INE20_Q4_REGULARIZACION_DIANA_L%20.xlsx'#INFORME_V3.D213]" table:style-name="ce58">
            <text:p>77.413</text:p>
          </table:table-cell>
          <table:table-cell office:value-type="percentage" office:value="1" table:formula="of:=['file://Nas12-03.sanidad.msc/desarrollo/GIV/11%20-%20Torre%20de%20Control/01.%20Informes%20reportados/20211025/20211025_Reporte_GIV_3DOSIS_INE20_Q4_REGULARIZACION_DIANA_L%20.xlsx'#INFORME_V3.E213]" table:style-name="ce47">
            <text:p>100,0%</text:p>
          </table:table-cell>
          <table:table-cell office:value-type="float" office:value="95408" table:formula="of:=['file://Nas12-03.sanidad.msc/desarrollo/GIV/11%20-%20Torre%20de%20Control/01.%20Informes%20reportados/20211025/20211025_Reporte_GIV_3DOSIS_INE20_Q4_REGULARIZACION_DIANA_L%20.xlsx'#INFORME_V3.F213]" table:style-name="ce58">
            <text:p>95.408</text:p>
          </table:table-cell>
          <table:table-cell office:value-type="percentage" office:value="1" table:formula="of:=['file://Nas12-03.sanidad.msc/desarrollo/GIV/11%20-%20Torre%20de%20Control/01.%20Informes%20reportados/20211025/20211025_Reporte_GIV_3DOSIS_INE20_Q4_REGULARIZACION_DIANA_L%20.xlsx'#INFORME_V3.G213]" table:style-name="ce47">
            <text:p>100,0%</text:p>
          </table:table-cell>
          <table:table-cell office:value-type="float" office:value="131621" table:formula="of:=['file://Nas12-03.sanidad.msc/desarrollo/GIV/11%20-%20Torre%20de%20Control/01.%20Informes%20reportados/20211025/20211025_Reporte_GIV_3DOSIS_INE20_Q4_REGULARIZACION_DIANA_L%20.xlsx'#INFORME_V3.H213]" table:style-name="ce58">
            <text:p>131.621</text:p>
          </table:table-cell>
          <table:table-cell office:value-type="percentage" office:value="1.0504720783418597" table:formula="of:=['file://Nas12-03.sanidad.msc/desarrollo/GIV/11%20-%20Torre%20de%20Control/01.%20Informes%20reportados/20211025/20211025_Reporte_GIV_3DOSIS_INE20_Q4_REGULARIZACION_DIANA_L%20.xlsx'#INFORME_V3.I213]" table:style-name="ce47">
            <text:p>105,0%</text:p>
          </table:table-cell>
          <table:table-cell office:value-type="float" office:value="160235" table:formula="of:=['file://Nas12-03.sanidad.msc/desarrollo/GIV/11%20-%20Torre%20de%20Control/01.%20Informes%20reportados/20211025/20211025_Reporte_GIV_3DOSIS_INE20_Q4_REGULARIZACION_DIANA_L%20.xlsx'#INFORME_V3.J213]" table:style-name="ce58">
            <text:p>160.235</text:p>
          </table:table-cell>
          <table:table-cell office:value-type="percentage" office:value="0.94692582261724656" table:formula="of:=['file://Nas12-03.sanidad.msc/desarrollo/GIV/11%20-%20Torre%20de%20Control/01.%20Informes%20reportados/20211025/20211025_Reporte_GIV_3DOSIS_INE20_Q4_REGULARIZACION_DIANA_L%20.xlsx'#INFORME_V3.K213]" table:style-name="ce47">
            <text:p>94,7%</text:p>
          </table:table-cell>
          <table:table-cell office:value-type="float" office:value="144323" table:formula="of:=['file://Nas12-03.sanidad.msc/desarrollo/GIV/11%20-%20Torre%20de%20Control/01.%20Informes%20reportados/20211025/20211025_Reporte_GIV_3DOSIS_INE20_Q4_REGULARIZACION_DIANA_L%20.xlsx'#INFORME_V3.L213]" table:style-name="ce58">
            <text:p>144.323</text:p>
          </table:table-cell>
          <table:table-cell office:value-type="percentage" office:value="0.9048804343737068" table:formula="of:=['file://Nas12-03.sanidad.msc/desarrollo/GIV/11%20-%20Torre%20de%20Control/01.%20Informes%20reportados/20211025/20211025_Reporte_GIV_3DOSIS_INE20_Q4_REGULARIZACION_DIANA_L%20.xlsx'#INFORME_V3.N213]" table:style-name="ce47">
            <text:p>90,5%</text:p>
          </table:table-cell>
          <table:table-cell office:value-type="float" office:value="110333" table:formula="of:=['file://Nas12-03.sanidad.msc/desarrollo/GIV/11%20-%20Torre%20de%20Control/01.%20Informes%20reportados/20211025/20211025_Reporte_GIV_3DOSIS_INE20_Q4_REGULARIZACION_DIANA_L%20.xlsx'#INFORME_V3.P213]" table:style-name="ce58">
            <text:p>110.333</text:p>
          </table:table-cell>
          <table:table-cell office:value-type="percentage" office:value="0.82659444556821671" table:formula="of:=['file://Nas12-03.sanidad.msc/desarrollo/GIV/11%20-%20Torre%20de%20Control/01.%20Informes%20reportados/20211025/20211025_Reporte_GIV_3DOSIS_INE20_Q4_REGULARIZACION_DIANA_L%20.xlsx'#INFORME_V3.Q213]" table:style-name="ce47">
            <text:p>82,7%</text:p>
          </table:table-cell>
          <table:table-cell office:value-type="float" office:value="89758" table:formula="of:=['file://Nas12-03.sanidad.msc/desarrollo/GIV/11%20-%20Torre%20de%20Control/01.%20Informes%20reportados/20211025/20211025_Reporte_GIV_3DOSIS_INE20_Q4_REGULARIZACION_DIANA_L%20.xlsx'#INFORME_V3.R213]" table:style-name="ce58">
            <text:p>89.758</text:p>
          </table:table-cell>
          <table:table-cell office:value-type="percentage" office:value="0.79207553829862332" table:formula="of:=['file://Nas12-03.sanidad.msc/desarrollo/GIV/11%20-%20Torre%20de%20Control/01.%20Informes%20reportados/20211025/20211025_Reporte_GIV_3DOSIS_INE20_Q4_REGULARIZACION_DIANA_L%20.xlsx'#INFORME_V3.S213]" table:style-name="ce47">
            <text:p>79,2%</text:p>
          </table:table-cell>
          <table:table-cell office:value-type="float" office:value="73458" table:formula="of:=['file://Nas12-03.sanidad.msc/desarrollo/GIV/11%20-%20Torre%20de%20Control/01.%20Informes%20reportados/20211025/20211025_Reporte_GIV_3DOSIS_INE20_Q4_REGULARIZACION_DIANA_L%20.xlsx'#INFORME_V3.T213]" table:style-name="ce58">
            <text:p>73.458</text:p>
          </table:table-cell>
          <table:table-cell office:value-type="percentage" office:value="0.86676106194690261" table:formula="of:=['file://Nas12-03.sanidad.msc/desarrollo/GIV/11%20-%20Torre%20de%20Control/01.%20Informes%20reportados/20211025/20211025_Reporte_GIV_3DOSIS_INE20_Q4_REGULARIZACION_DIANA_L%20.xlsx'#INFORME_V3.U213]" table:style-name="ce47">
            <text:p>86,7%</text:p>
          </table:table-cell>
          <table:table-cell office:value-type="float" office:value="882549" table:formula="of:=['file://Nas12-03.sanidad.msc/desarrollo/GIV/11%20-%20Torre%20de%20Control/01.%20Informes%20reportados/20211025/20211025_Reporte_GIV_3DOSIS_INE20_Q4_REGULARIZACION_DIANA_L%20.xlsx'#INFORME_V3.V213]" table:style-name="ce58">
            <text:p>882.549</text:p>
          </table:table-cell>
          <table:table-cell office:value-type="float" office:value="953437" table:formula="of:=['file://Nas12-03.sanidad.msc/desarrollo/GIV/11%20-%20Torre%20de%20Control/01.%20Informes%20reportados/20211025/20211025_Reporte_GIV_3DOSIS_INE20_Q4_REGULARIZACION_DIANA_L%20.xlsx'#INFORME_V3.W213]" table:style-name="ce58">
            <text:p>953.437</text:p>
          </table:table-cell>
          <table:table-cell office:value-type="percentage" office:value="0.92565004294987507" table:formula="of:=['file://Nas12-03.sanidad.msc/desarrollo/GIV/11%20-%20Torre%20de%20Control/01.%20Informes%20reportados/20211025/20211025_Reporte_GIV_3DOSIS_INE20_Q4_REGULARIZACION_DIANA_L%20.xlsx'#INFORME_V3.X213]" table:style-name="ce47">
            <text:p>92,6%</text:p>
          </table:table-cell>
          <table:table-cell office:value-type="percentage" office:value="0.8294734804090651" table:formula="of:=['file://Nas12-03.sanidad.msc/desarrollo/GIV/11%20-%20Torre%20de%20Control/01.%20Informes%20reportados/20211025/20211025_Reporte_GIV_3DOSIS_INE20_Q4_REGULARIZACION_DIANA_L%20.xlsx'#INFORME_V3.Y213]" table:style-name="ce47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0683" table:formula="of:=['file://Nas12-03.sanidad.msc/desarrollo/GIV/11%20-%20Torre%20de%20Control/01.%20Informes%20reportados/20211025/20211025_Reporte_GIV_3DOSIS_INE20_Q4_REGULARIZACION_DIANA_L%20.xlsx'#INFORME_V3.D214]" table:style-name="ce58">
            <text:p>240.683</text:p>
          </table:table-cell>
          <table:table-cell office:value-type="percentage" office:value="1" table:formula="of:=['file://Nas12-03.sanidad.msc/desarrollo/GIV/11%20-%20Torre%20de%20Control/01.%20Informes%20reportados/20211025/20211025_Reporte_GIV_3DOSIS_INE20_Q4_REGULARIZACION_DIANA_L%20.xlsx'#INFORME_V3.E214]" table:style-name="ce47">
            <text:p>100,0%</text:p>
          </table:table-cell>
          <table:table-cell office:value-type="float" office:value="290082" table:formula="of:=['file://Nas12-03.sanidad.msc/desarrollo/GIV/11%20-%20Torre%20de%20Control/01.%20Informes%20reportados/20211025/20211025_Reporte_GIV_3DOSIS_INE20_Q4_REGULARIZACION_DIANA_L%20.xlsx'#INFORME_V3.F214]" table:style-name="ce58">
            <text:p>290.082</text:p>
          </table:table-cell>
          <table:table-cell office:value-type="percentage" office:value="1" table:formula="of:=['file://Nas12-03.sanidad.msc/desarrollo/GIV/11%20-%20Torre%20de%20Control/01.%20Informes%20reportados/20211025/20211025_Reporte_GIV_3DOSIS_INE20_Q4_REGULARIZACION_DIANA_L%20.xlsx'#INFORME_V3.G214]" table:style-name="ce47">
            <text:p>100,0%</text:p>
          </table:table-cell>
          <table:table-cell office:value-type="float" office:value="344715" table:formula="of:=['file://Nas12-03.sanidad.msc/desarrollo/GIV/11%20-%20Torre%20de%20Control/01.%20Informes%20reportados/20211025/20211025_Reporte_GIV_3DOSIS_INE20_Q4_REGULARIZACION_DIANA_L%20.xlsx'#INFORME_V3.H214]" table:style-name="ce58">
            <text:p>344.715</text:p>
          </table:table-cell>
          <table:table-cell office:value-type="percentage" office:value="0.99362401888581753" table:formula="of:=['file://Nas12-03.sanidad.msc/desarrollo/GIV/11%20-%20Torre%20de%20Control/01.%20Informes%20reportados/20211025/20211025_Reporte_GIV_3DOSIS_INE20_Q4_REGULARIZACION_DIANA_L%20.xlsx'#INFORME_V3.I214]" table:style-name="ce47">
            <text:p>99,4%</text:p>
          </table:table-cell>
          <table:table-cell office:value-type="float" office:value="388728" table:formula="of:=['file://Nas12-03.sanidad.msc/desarrollo/GIV/11%20-%20Torre%20de%20Control/01.%20Informes%20reportados/20211025/20211025_Reporte_GIV_3DOSIS_INE20_Q4_REGULARIZACION_DIANA_L%20.xlsx'#INFORME_V3.J214]" table:style-name="ce58">
            <text:p>388.728</text:p>
          </table:table-cell>
          <table:table-cell office:value-type="percentage" office:value="0.95771996777444079" table:formula="of:=['file://Nas12-03.sanidad.msc/desarrollo/GIV/11%20-%20Torre%20de%20Control/01.%20Informes%20reportados/20211025/20211025_Reporte_GIV_3DOSIS_INE20_Q4_REGULARIZACION_DIANA_L%20.xlsx'#INFORME_V3.K214]" table:style-name="ce47">
            <text:p>95,8%</text:p>
          </table:table-cell>
          <table:table-cell office:value-type="float" office:value="404835" table:formula="of:=['file://Nas12-03.sanidad.msc/desarrollo/GIV/11%20-%20Torre%20de%20Control/01.%20Informes%20reportados/20211025/20211025_Reporte_GIV_3DOSIS_INE20_Q4_REGULARIZACION_DIANA_L%20.xlsx'#INFORME_V3.L214]" table:style-name="ce58">
            <text:p>404.835</text:p>
          </table:table-cell>
          <table:table-cell office:value-type="percentage" office:value="0.9133930928363051" table:formula="of:=['file://Nas12-03.sanidad.msc/desarrollo/GIV/11%20-%20Torre%20de%20Control/01.%20Informes%20reportados/20211025/20211025_Reporte_GIV_3DOSIS_INE20_Q4_REGULARIZACION_DIANA_L%20.xlsx'#INFORME_V3.N214]" table:style-name="ce47">
            <text:p>91,3%</text:p>
          </table:table-cell>
          <table:table-cell office:value-type="float" office:value="259147" table:formula="of:=['file://Nas12-03.sanidad.msc/desarrollo/GIV/11%20-%20Torre%20de%20Control/01.%20Informes%20reportados/20211025/20211025_Reporte_GIV_3DOSIS_INE20_Q4_REGULARIZACION_DIANA_L%20.xlsx'#INFORME_V3.P214]" table:style-name="ce58">
            <text:p>259.147</text:p>
          </table:table-cell>
          <table:table-cell office:value-type="percentage" office:value="0.80130052441498045" table:formula="of:=['file://Nas12-03.sanidad.msc/desarrollo/GIV/11%20-%20Torre%20de%20Control/01.%20Informes%20reportados/20211025/20211025_Reporte_GIV_3DOSIS_INE20_Q4_REGULARIZACION_DIANA_L%20.xlsx'#INFORME_V3.Q214]" table:style-name="ce47">
            <text:p>80,1%</text:p>
          </table:table-cell>
          <table:table-cell office:value-type="float" office:value="193302" table:formula="of:=['file://Nas12-03.sanidad.msc/desarrollo/GIV/11%20-%20Torre%20de%20Control/01.%20Informes%20reportados/20211025/20211025_Reporte_GIV_3DOSIS_INE20_Q4_REGULARIZACION_DIANA_L%20.xlsx'#INFORME_V3.R214]" table:style-name="ce58">
            <text:p>193.302</text:p>
          </table:table-cell>
          <table:table-cell office:value-type="percentage" office:value="0.8368740285997549" table:formula="of:=['file://Nas12-03.sanidad.msc/desarrollo/GIV/11%20-%20Torre%20de%20Control/01.%20Informes%20reportados/20211025/20211025_Reporte_GIV_3DOSIS_INE20_Q4_REGULARIZACION_DIANA_L%20.xlsx'#INFORME_V3.S214]" table:style-name="ce47">
            <text:p>83,7%</text:p>
          </table:table-cell>
          <table:table-cell office:value-type="float" office:value="164261" table:formula="of:=['file://Nas12-03.sanidad.msc/desarrollo/GIV/11%20-%20Torre%20de%20Control/01.%20Informes%20reportados/20211025/20211025_Reporte_GIV_3DOSIS_INE20_Q4_REGULARIZACION_DIANA_L%20.xlsx'#INFORME_V3.T214]" table:style-name="ce58">
            <text:p>164.261</text:p>
          </table:table-cell>
          <table:table-cell office:value-type="percentage" office:value="0.912525624003511" table:formula="of:=['file://Nas12-03.sanidad.msc/desarrollo/GIV/11%20-%20Torre%20de%20Control/01.%20Informes%20reportados/20211025/20211025_Reporte_GIV_3DOSIS_INE20_Q4_REGULARIZACION_DIANA_L%20.xlsx'#INFORME_V3.U214]" table:style-name="ce47">
            <text:p>91,3%</text:p>
          </table:table-cell>
          <table:table-cell office:value-type="float" office:value="2285753" table:formula="of:=['file://Nas12-03.sanidad.msc/desarrollo/GIV/11%20-%20Torre%20de%20Control/01.%20Informes%20reportados/20211025/20211025_Reporte_GIV_3DOSIS_INE20_Q4_REGULARIZACION_DIANA_L%20.xlsx'#INFORME_V3.V214]" table:style-name="ce58">
            <text:p>2.285.753</text:p>
          </table:table-cell>
          <table:table-cell office:value-type="float" office:value="2454497" table:formula="of:=['file://Nas12-03.sanidad.msc/desarrollo/GIV/11%20-%20Torre%20de%20Control/01.%20Informes%20reportados/20211025/20211025_Reporte_GIV_3DOSIS_INE20_Q4_REGULARIZACION_DIANA_L%20.xlsx'#INFORME_V3.W214]" table:style-name="ce58">
            <text:p>2.454.497</text:p>
          </table:table-cell>
          <table:table-cell office:value-type="percentage" office:value="0.9312510872899824" table:formula="of:=['file://Nas12-03.sanidad.msc/desarrollo/GIV/11%20-%20Torre%20de%20Control/01.%20Informes%20reportados/20211025/20211025_Reporte_GIV_3DOSIS_INE20_Q4_REGULARIZACION_DIANA_L%20.xlsx'#INFORME_V3.X214]" table:style-name="ce47">
            <text:p>93,1%</text:p>
          </table:table-cell>
          <table:table-cell office:value-type="percentage" office:value="0.84600522832950686" table:formula="of:=['file://Nas12-03.sanidad.msc/desarrollo/GIV/11%20-%20Torre%20de%20Control/01.%20Informes%20reportados/20211025/20211025_Reporte_GIV_3DOSIS_INE20_Q4_REGULARIZACION_DIANA_L%20.xlsx'#INFORME_V3.Y214]" table:style-name="ce47">
            <text:p>84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65" table:formula="of:=['file://Nas12-03.sanidad.msc/desarrollo/GIV/11%20-%20Torre%20de%20Control/01.%20Informes%20reportados/20211025/20211025_Reporte_GIV_3DOSIS_INE20_Q4_REGULARIZACION_DIANA_L%20.xlsx'#INFORME_V3.D215]" table:style-name="ce58">
            <text:p>23.165</text:p>
          </table:table-cell>
          <table:table-cell office:value-type="percentage" office:value="1" table:formula="of:=['file://Nas12-03.sanidad.msc/desarrollo/GIV/11%20-%20Torre%20de%20Control/01.%20Informes%20reportados/20211025/20211025_Reporte_GIV_3DOSIS_INE20_Q4_REGULARIZACION_DIANA_L%20.xlsx'#INFORME_V3.E215]" table:style-name="ce47">
            <text:p>100,0%</text:p>
          </table:table-cell>
          <table:table-cell office:value-type="float" office:value="28555" table:formula="of:=['file://Nas12-03.sanidad.msc/desarrollo/GIV/11%20-%20Torre%20de%20Control/01.%20Informes%20reportados/20211025/20211025_Reporte_GIV_3DOSIS_INE20_Q4_REGULARIZACION_DIANA_L%20.xlsx'#INFORME_V3.F215]" table:style-name="ce58">
            <text:p>28.555</text:p>
          </table:table-cell>
          <table:table-cell office:value-type="percentage" office:value="1" table:formula="of:=['file://Nas12-03.sanidad.msc/desarrollo/GIV/11%20-%20Torre%20de%20Control/01.%20Informes%20reportados/20211025/20211025_Reporte_GIV_3DOSIS_INE20_Q4_REGULARIZACION_DIANA_L%20.xlsx'#INFORME_V3.G215]" table:style-name="ce47">
            <text:p>100,0%</text:p>
          </table:table-cell>
          <table:table-cell office:value-type="float" office:value="37466" table:formula="of:=['file://Nas12-03.sanidad.msc/desarrollo/GIV/11%20-%20Torre%20de%20Control/01.%20Informes%20reportados/20211025/20211025_Reporte_GIV_3DOSIS_INE20_Q4_REGULARIZACION_DIANA_L%20.xlsx'#INFORME_V3.H215]" table:style-name="ce58">
            <text:p>37.466</text:p>
          </table:table-cell>
          <table:table-cell office:value-type="percentage" office:value="0.9933188398112307" table:formula="of:=['file://Nas12-03.sanidad.msc/desarrollo/GIV/11%20-%20Torre%20de%20Control/01.%20Informes%20reportados/20211025/20211025_Reporte_GIV_3DOSIS_INE20_Q4_REGULARIZACION_DIANA_L%20.xlsx'#INFORME_V3.I215]" table:style-name="ce47">
            <text:p>99,3%</text:p>
          </table:table-cell>
          <table:table-cell office:value-type="float" office:value="44749" table:formula="of:=['file://Nas12-03.sanidad.msc/desarrollo/GIV/11%20-%20Torre%20de%20Control/01.%20Informes%20reportados/20211025/20211025_Reporte_GIV_3DOSIS_INE20_Q4_REGULARIZACION_DIANA_L%20.xlsx'#INFORME_V3.J215]" table:style-name="ce58">
            <text:p>44.749</text:p>
          </table:table-cell>
          <table:table-cell office:value-type="percentage" office:value="0.93884273246055727" table:formula="of:=['file://Nas12-03.sanidad.msc/desarrollo/GIV/11%20-%20Torre%20de%20Control/01.%20Informes%20reportados/20211025/20211025_Reporte_GIV_3DOSIS_INE20_Q4_REGULARIZACION_DIANA_L%20.xlsx'#INFORME_V3.K215]" table:style-name="ce47">
            <text:p>93,9%</text:p>
          </table:table-cell>
          <table:table-cell office:value-type="float" office:value="46722" table:formula="of:=['file://Nas12-03.sanidad.msc/desarrollo/GIV/11%20-%20Torre%20de%20Control/01.%20Informes%20reportados/20211025/20211025_Reporte_GIV_3DOSIS_INE20_Q4_REGULARIZACION_DIANA_L%20.xlsx'#INFORME_V3.L215]" table:style-name="ce58">
            <text:p>46.722</text:p>
          </table:table-cell>
          <table:table-cell office:value-type="percentage" office:value="0.88242959941073151" table:formula="of:=['file://Nas12-03.sanidad.msc/desarrollo/GIV/11%20-%20Torre%20de%20Control/01.%20Informes%20reportados/20211025/20211025_Reporte_GIV_3DOSIS_INE20_Q4_REGULARIZACION_DIANA_L%20.xlsx'#INFORME_V3.N215]" table:style-name="ce47">
            <text:p>88,2%</text:p>
          </table:table-cell>
          <table:table-cell office:value-type="float" office:value="30127" table:formula="of:=['file://Nas12-03.sanidad.msc/desarrollo/GIV/11%20-%20Torre%20de%20Control/01.%20Informes%20reportados/20211025/20211025_Reporte_GIV_3DOSIS_INE20_Q4_REGULARIZACION_DIANA_L%20.xlsx'#INFORME_V3.P215]" table:style-name="ce58">
            <text:p>30.127</text:p>
          </table:table-cell>
          <table:table-cell office:value-type="percentage" office:value="0.76621989369007348" table:formula="of:=['file://Nas12-03.sanidad.msc/desarrollo/GIV/11%20-%20Torre%20de%20Control/01.%20Informes%20reportados/20211025/20211025_Reporte_GIV_3DOSIS_INE20_Q4_REGULARIZACION_DIANA_L%20.xlsx'#INFORME_V3.Q215]" table:style-name="ce47">
            <text:p>76,6%</text:p>
          </table:table-cell>
          <table:table-cell office:value-type="float" office:value="22866" table:formula="of:=['file://Nas12-03.sanidad.msc/desarrollo/GIV/11%20-%20Torre%20de%20Control/01.%20Informes%20reportados/20211025/20211025_Reporte_GIV_3DOSIS_INE20_Q4_REGULARIZACION_DIANA_L%20.xlsx'#INFORME_V3.R215]" table:style-name="ce58">
            <text:p>22.866</text:p>
          </table:table-cell>
          <table:table-cell office:value-type="percentage" office:value="0.75073872217479809" table:formula="of:=['file://Nas12-03.sanidad.msc/desarrollo/GIV/11%20-%20Torre%20de%20Control/01.%20Informes%20reportados/20211025/20211025_Reporte_GIV_3DOSIS_INE20_Q4_REGULARIZACION_DIANA_L%20.xlsx'#INFORME_V3.S215]" table:style-name="ce47">
            <text:p>75,1%</text:p>
          </table:table-cell>
          <table:table-cell office:value-type="float" office:value="20677" table:formula="of:=['file://Nas12-03.sanidad.msc/desarrollo/GIV/11%20-%20Torre%20de%20Control/01.%20Informes%20reportados/20211025/20211025_Reporte_GIV_3DOSIS_INE20_Q4_REGULARIZACION_DIANA_L%20.xlsx'#INFORME_V3.T215]" table:style-name="ce58">
            <text:p>20.677</text:p>
          </table:table-cell>
          <table:table-cell office:value-type="percentage" office:value="0.80984646717844277" table:formula="of:=['file://Nas12-03.sanidad.msc/desarrollo/GIV/11%20-%20Torre%20de%20Control/01.%20Informes%20reportados/20211025/20211025_Reporte_GIV_3DOSIS_INE20_Q4_REGULARIZACION_DIANA_L%20.xlsx'#INFORME_V3.U215]" table:style-name="ce47">
            <text:p>81,0%</text:p>
          </table:table-cell>
          <table:table-cell office:value-type="float" office:value="254327" table:formula="of:=['file://Nas12-03.sanidad.msc/desarrollo/GIV/11%20-%20Torre%20de%20Control/01.%20Informes%20reportados/20211025/20211025_Reporte_GIV_3DOSIS_INE20_Q4_REGULARIZACION_DIANA_L%20.xlsx'#INFORME_V3.V215]" table:style-name="ce58">
            <text:p>254.327</text:p>
          </table:table-cell>
          <table:table-cell office:value-type="float" office:value="283970" table:formula="of:=['file://Nas12-03.sanidad.msc/desarrollo/GIV/11%20-%20Torre%20de%20Control/01.%20Informes%20reportados/20211025/20211025_Reporte_GIV_3DOSIS_INE20_Q4_REGULARIZACION_DIANA_L%20.xlsx'#INFORME_V3.W215]" table:style-name="ce58">
            <text:p>283.970</text:p>
          </table:table-cell>
          <table:table-cell office:value-type="percentage" office:value="0.89561221255766454" table:formula="of:=['file://Nas12-03.sanidad.msc/desarrollo/GIV/11%20-%20Torre%20de%20Control/01.%20Informes%20reportados/20211025/20211025_Reporte_GIV_3DOSIS_INE20_Q4_REGULARIZACION_DIANA_L%20.xlsx'#INFORME_V3.X215]" table:style-name="ce47">
            <text:p>89,6%</text:p>
          </table:table-cell>
          <table:table-cell office:value-type="percentage" office:value="0.79498552736047812" table:formula="of:=['file://Nas12-03.sanidad.msc/desarrollo/GIV/11%20-%20Torre%20de%20Control/01.%20Informes%20reportados/20211025/20211025_Reporte_GIV_3DOSIS_INE20_Q4_REGULARIZACION_DIANA_L%20.xlsx'#INFORME_V3.Y215]" table:style-name="ce47">
            <text:p>79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0854" table:formula="of:=['file://Nas12-03.sanidad.msc/desarrollo/GIV/11%20-%20Torre%20de%20Control/01.%20Informes%20reportados/20211025/20211025_Reporte_GIV_3DOSIS_INE20_Q4_REGULARIZACION_DIANA_L%20.xlsx'#INFORME_V3.D216]" table:style-name="ce58">
            <text:p>370.854</text:p>
          </table:table-cell>
          <table:table-cell office:value-type="percentage" office:value="1" table:formula="of:=['file://Nas12-03.sanidad.msc/desarrollo/GIV/11%20-%20Torre%20de%20Control/01.%20Informes%20reportados/20211025/20211025_Reporte_GIV_3DOSIS_INE20_Q4_REGULARIZACION_DIANA_L%20.xlsx'#INFORME_V3.E216]" table:style-name="ce47">
            <text:p>100,0%</text:p>
          </table:table-cell>
          <table:table-cell office:value-type="float" office:value="508690" table:formula="of:=['file://Nas12-03.sanidad.msc/desarrollo/GIV/11%20-%20Torre%20de%20Control/01.%20Informes%20reportados/20211025/20211025_Reporte_GIV_3DOSIS_INE20_Q4_REGULARIZACION_DIANA_L%20.xlsx'#INFORME_V3.F216]" table:style-name="ce58">
            <text:p>508.690</text:p>
          </table:table-cell>
          <table:table-cell office:value-type="percentage" office:value="0.96694235298366604" table:formula="of:=['file://Nas12-03.sanidad.msc/desarrollo/GIV/11%20-%20Torre%20de%20Control/01.%20Informes%20reportados/20211025/20211025_Reporte_GIV_3DOSIS_INE20_Q4_REGULARIZACION_DIANA_L%20.xlsx'#INFORME_V3.G216]" table:style-name="ce47">
            <text:p>96,7%</text:p>
          </table:table-cell>
          <table:table-cell office:value-type="float" office:value="676039" table:formula="of:=['file://Nas12-03.sanidad.msc/desarrollo/GIV/11%20-%20Torre%20de%20Control/01.%20Informes%20reportados/20211025/20211025_Reporte_GIV_3DOSIS_INE20_Q4_REGULARIZACION_DIANA_L%20.xlsx'#INFORME_V3.H216]" table:style-name="ce58">
            <text:p>676.039</text:p>
          </table:table-cell>
          <table:table-cell office:value-type="percentage" office:value="0.96120701299402977" table:formula="of:=['file://Nas12-03.sanidad.msc/desarrollo/GIV/11%20-%20Torre%20de%20Control/01.%20Informes%20reportados/20211025/20211025_Reporte_GIV_3DOSIS_INE20_Q4_REGULARIZACION_DIANA_L%20.xlsx'#INFORME_V3.I216]" table:style-name="ce47">
            <text:p>96,1%</text:p>
          </table:table-cell>
          <table:table-cell office:value-type="float" office:value="931596" table:formula="of:=['file://Nas12-03.sanidad.msc/desarrollo/GIV/11%20-%20Torre%20de%20Control/01.%20Informes%20reportados/20211025/20211025_Reporte_GIV_3DOSIS_INE20_Q4_REGULARIZACION_DIANA_L%20.xlsx'#INFORME_V3.J216]" table:style-name="ce58">
            <text:p>931.596</text:p>
          </table:table-cell>
          <table:table-cell office:value-type="percentage" office:value="0.95766064990856137" table:formula="of:=['file://Nas12-03.sanidad.msc/desarrollo/GIV/11%20-%20Torre%20de%20Control/01.%20Informes%20reportados/20211025/20211025_Reporte_GIV_3DOSIS_INE20_Q4_REGULARIZACION_DIANA_L%20.xlsx'#INFORME_V3.K216]" table:style-name="ce47">
            <text:p>95,8%</text:p>
          </table:table-cell>
          <table:table-cell office:value-type="float" office:value="1008603" table:formula="of:=['file://Nas12-03.sanidad.msc/desarrollo/GIV/11%20-%20Torre%20de%20Control/01.%20Informes%20reportados/20211025/20211025_Reporte_GIV_3DOSIS_INE20_Q4_REGULARIZACION_DIANA_L%20.xlsx'#INFORME_V3.L216]" table:style-name="ce58">
            <text:p>1.008.603</text:p>
          </table:table-cell>
          <table:table-cell office:value-type="percentage" office:value="0.86503266376264931" table:formula="of:=['file://Nas12-03.sanidad.msc/desarrollo/GIV/11%20-%20Torre%20de%20Control/01.%20Informes%20reportados/20211025/20211025_Reporte_GIV_3DOSIS_INE20_Q4_REGULARIZACION_DIANA_L%20.xlsx'#INFORME_V3.N216]" table:style-name="ce47">
            <text:p>86,5%</text:p>
          </table:table-cell>
          <table:table-cell office:value-type="float" office:value="715408" table:formula="of:=['file://Nas12-03.sanidad.msc/desarrollo/GIV/11%20-%20Torre%20de%20Control/01.%20Informes%20reportados/20211025/20211025_Reporte_GIV_3DOSIS_INE20_Q4_REGULARIZACION_DIANA_L%20.xlsx'#INFORME_V3.P216]" table:style-name="ce58">
            <text:p>715.408</text:p>
          </table:table-cell>
          <table:table-cell office:value-type="percentage" office:value="0.7533465313171307" table:formula="of:=['file://Nas12-03.sanidad.msc/desarrollo/GIV/11%20-%20Torre%20de%20Control/01.%20Informes%20reportados/20211025/20211025_Reporte_GIV_3DOSIS_INE20_Q4_REGULARIZACION_DIANA_L%20.xlsx'#INFORME_V3.Q216]" table:style-name="ce47">
            <text:p>75,3%</text:p>
          </table:table-cell>
          <table:table-cell office:value-type="float" office:value="565728" table:formula="of:=['file://Nas12-03.sanidad.msc/desarrollo/GIV/11%20-%20Torre%20de%20Control/01.%20Informes%20reportados/20211025/20211025_Reporte_GIV_3DOSIS_INE20_Q4_REGULARIZACION_DIANA_L%20.xlsx'#INFORME_V3.R216]" table:style-name="ce58">
            <text:p>565.728</text:p>
          </table:table-cell>
          <table:table-cell office:value-type="percentage" office:value="0.76194888716791809" table:formula="of:=['file://Nas12-03.sanidad.msc/desarrollo/GIV/11%20-%20Torre%20de%20Control/01.%20Informes%20reportados/20211025/20211025_Reporte_GIV_3DOSIS_INE20_Q4_REGULARIZACION_DIANA_L%20.xlsx'#INFORME_V3.S216]" table:style-name="ce47">
            <text:p>76,2%</text:p>
          </table:table-cell>
          <table:table-cell office:value-type="float" office:value="434462" table:formula="of:=['file://Nas12-03.sanidad.msc/desarrollo/GIV/11%20-%20Torre%20de%20Control/01.%20Informes%20reportados/20211025/20211025_Reporte_GIV_3DOSIS_INE20_Q4_REGULARIZACION_DIANA_L%20.xlsx'#INFORME_V3.T216]" table:style-name="ce58">
            <text:p>434.462</text:p>
          </table:table-cell>
          <table:table-cell office:value-type="percentage" office:value="0.78487630568231503" table:formula="of:=['file://Nas12-03.sanidad.msc/desarrollo/GIV/11%20-%20Torre%20de%20Control/01.%20Informes%20reportados/20211025/20211025_Reporte_GIV_3DOSIS_INE20_Q4_REGULARIZACION_DIANA_L%20.xlsx'#INFORME_V3.U216]" table:style-name="ce47">
            <text:p>78,5%</text:p>
          </table:table-cell>
          <table:table-cell office:value-type="float" office:value="5211380" table:formula="of:=['file://Nas12-03.sanidad.msc/desarrollo/GIV/11%20-%20Torre%20de%20Control/01.%20Informes%20reportados/20211025/20211025_Reporte_GIV_3DOSIS_INE20_Q4_REGULARIZACION_DIANA_L%20.xlsx'#INFORME_V3.V216]" table:style-name="ce58">
            <text:p>5.211.380</text:p>
          </table:table-cell>
          <table:table-cell office:value-type="float" office:value="5977937" table:formula="of:=['file://Nas12-03.sanidad.msc/desarrollo/GIV/11%20-%20Torre%20de%20Control/01.%20Informes%20reportados/20211025/20211025_Reporte_GIV_3DOSIS_INE20_Q4_REGULARIZACION_DIANA_L%20.xlsx'#INFORME_V3.W216]" table:style-name="ce58">
            <text:p>5.977.937</text:p>
          </table:table-cell>
          <table:table-cell office:value-type="percentage" office:value="0.87176897314240687" table:formula="of:=['file://Nas12-03.sanidad.msc/desarrollo/GIV/11%20-%20Torre%20de%20Control/01.%20Informes%20reportados/20211025/20211025_Reporte_GIV_3DOSIS_INE20_Q4_REGULARIZACION_DIANA_L%20.xlsx'#INFORME_V3.X216]" table:style-name="ce47">
            <text:p>87,2%</text:p>
          </table:table-cell>
          <table:table-cell office:value-type="percentage" office:value="0.76865281550373699" table:formula="of:=['file://Nas12-03.sanidad.msc/desarrollo/GIV/11%20-%20Torre%20de%20Control/01.%20Informes%20reportados/20211025/20211025_Reporte_GIV_3DOSIS_INE20_Q4_REGULARIZACION_DIANA_L%20.xlsx'#INFORME_V3.Y216]" table:style-name="ce47">
            <text:p>76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020" table:formula="of:=['file://Nas12-03.sanidad.msc/desarrollo/GIV/11%20-%20Torre%20de%20Control/01.%20Informes%20reportados/20211025/20211025_Reporte_GIV_3DOSIS_INE20_Q4_REGULARIZACION_DIANA_L%20.xlsx'#INFORME_V3.D217]" table:style-name="ce58">
            <text:p>73.020</text:p>
          </table:table-cell>
          <table:table-cell office:value-type="percentage" office:value="1" table:formula="of:=['file://Nas12-03.sanidad.msc/desarrollo/GIV/11%20-%20Torre%20de%20Control/01.%20Informes%20reportados/20211025/20211025_Reporte_GIV_3DOSIS_INE20_Q4_REGULARIZACION_DIANA_L%20.xlsx'#INFORME_V3.E217]" table:style-name="ce47">
            <text:p>100,0%</text:p>
          </table:table-cell>
          <table:table-cell office:value-type="float" office:value="101683" table:formula="of:=['file://Nas12-03.sanidad.msc/desarrollo/GIV/11%20-%20Torre%20de%20Control/01.%20Informes%20reportados/20211025/20211025_Reporte_GIV_3DOSIS_INE20_Q4_REGULARIZACION_DIANA_L%20.xlsx'#INFORME_V3.F217]" table:style-name="ce58">
            <text:p>101.683</text:p>
          </table:table-cell>
          <table:table-cell office:value-type="percentage" office:value="0.98818258680842375" table:formula="of:=['file://Nas12-03.sanidad.msc/desarrollo/GIV/11%20-%20Torre%20de%20Control/01.%20Informes%20reportados/20211025/20211025_Reporte_GIV_3DOSIS_INE20_Q4_REGULARIZACION_DIANA_L%20.xlsx'#INFORME_V3.G217]" table:style-name="ce47">
            <text:p>98,8%</text:p>
          </table:table-cell>
          <table:table-cell office:value-type="float" office:value="145513" table:formula="of:=['file://Nas12-03.sanidad.msc/desarrollo/GIV/11%20-%20Torre%20de%20Control/01.%20Informes%20reportados/20211025/20211025_Reporte_GIV_3DOSIS_INE20_Q4_REGULARIZACION_DIANA_L%20.xlsx'#INFORME_V3.H217]" table:style-name="ce58">
            <text:p>145.513</text:p>
          </table:table-cell>
          <table:table-cell office:value-type="percentage" office:value="0.99049751887222703" table:formula="of:=['file://Nas12-03.sanidad.msc/desarrollo/GIV/11%20-%20Torre%20de%20Control/01.%20Informes%20reportados/20211025/20211025_Reporte_GIV_3DOSIS_INE20_Q4_REGULARIZACION_DIANA_L%20.xlsx'#INFORME_V3.I217]" table:style-name="ce47">
            <text:p>99,0%</text:p>
          </table:table-cell>
          <table:table-cell office:value-type="float" office:value="204594" table:formula="of:=['file://Nas12-03.sanidad.msc/desarrollo/GIV/11%20-%20Torre%20de%20Control/01.%20Informes%20reportados/20211025/20211025_Reporte_GIV_3DOSIS_INE20_Q4_REGULARIZACION_DIANA_L%20.xlsx'#INFORME_V3.J217]" table:style-name="ce58">
            <text:p>204.594</text:p>
          </table:table-cell>
          <table:table-cell office:value-type="percentage" office:value="0.95938215102974833" table:formula="of:=['file://Nas12-03.sanidad.msc/desarrollo/GIV/11%20-%20Torre%20de%20Control/01.%20Informes%20reportados/20211025/20211025_Reporte_GIV_3DOSIS_INE20_Q4_REGULARIZACION_DIANA_L%20.xlsx'#INFORME_V3.K217]" table:style-name="ce47">
            <text:p>95,9%</text:p>
          </table:table-cell>
          <table:table-cell office:value-type="float" office:value="226021" table:formula="of:=['file://Nas12-03.sanidad.msc/desarrollo/GIV/11%20-%20Torre%20de%20Control/01.%20Informes%20reportados/20211025/20211025_Reporte_GIV_3DOSIS_INE20_Q4_REGULARIZACION_DIANA_L%20.xlsx'#INFORME_V3.L217]" table:style-name="ce58">
            <text:p>226.021</text:p>
          </table:table-cell>
          <table:table-cell office:value-type="percentage" office:value="0.8892967732543271" table:formula="of:=['file://Nas12-03.sanidad.msc/desarrollo/GIV/11%20-%20Torre%20de%20Control/01.%20Informes%20reportados/20211025/20211025_Reporte_GIV_3DOSIS_INE20_Q4_REGULARIZACION_DIANA_L%20.xlsx'#INFORME_V3.N217]" table:style-name="ce47">
            <text:p>88,9%</text:p>
          </table:table-cell>
          <table:table-cell office:value-type="float" office:value="159984" table:formula="of:=['file://Nas12-03.sanidad.msc/desarrollo/GIV/11%20-%20Torre%20de%20Control/01.%20Informes%20reportados/20211025/20211025_Reporte_GIV_3DOSIS_INE20_Q4_REGULARIZACION_DIANA_L%20.xlsx'#INFORME_V3.P217]" table:style-name="ce58">
            <text:p>159.984</text:p>
          </table:table-cell>
          <table:table-cell office:value-type="percentage" office:value="0.76546269670770273" table:formula="of:=['file://Nas12-03.sanidad.msc/desarrollo/GIV/11%20-%20Torre%20de%20Control/01.%20Informes%20reportados/20211025/20211025_Reporte_GIV_3DOSIS_INE20_Q4_REGULARIZACION_DIANA_L%20.xlsx'#INFORME_V3.Q217]" table:style-name="ce47">
            <text:p>76,5%</text:p>
          </table:table-cell>
          <table:table-cell office:value-type="float" office:value="132218" table:formula="of:=['file://Nas12-03.sanidad.msc/desarrollo/GIV/11%20-%20Torre%20de%20Control/01.%20Informes%20reportados/20211025/20211025_Reporte_GIV_3DOSIS_INE20_Q4_REGULARIZACION_DIANA_L%20.xlsx'#INFORME_V3.R217]" table:style-name="ce58">
            <text:p>132.218</text:p>
          </table:table-cell>
          <table:table-cell office:value-type="percentage" office:value="0.76760252658956851" table:formula="of:=['file://Nas12-03.sanidad.msc/desarrollo/GIV/11%20-%20Torre%20de%20Control/01.%20Informes%20reportados/20211025/20211025_Reporte_GIV_3DOSIS_INE20_Q4_REGULARIZACION_DIANA_L%20.xlsx'#INFORME_V3.S217]" table:style-name="ce47">
            <text:p>76,8%</text:p>
          </table:table-cell>
          <table:table-cell office:value-type="float" office:value="113696" table:formula="of:=['file://Nas12-03.sanidad.msc/desarrollo/GIV/11%20-%20Torre%20de%20Control/01.%20Informes%20reportados/20211025/20211025_Reporte_GIV_3DOSIS_INE20_Q4_REGULARIZACION_DIANA_L%20.xlsx'#INFORME_V3.T217]" table:style-name="ce58">
            <text:p>113.696</text:p>
          </table:table-cell>
          <table:table-cell office:value-type="percentage" office:value="0.80127419059297789" table:formula="of:=['file://Nas12-03.sanidad.msc/desarrollo/GIV/11%20-%20Torre%20de%20Control/01.%20Informes%20reportados/20211025/20211025_Reporte_GIV_3DOSIS_INE20_Q4_REGULARIZACION_DIANA_L%20.xlsx'#INFORME_V3.U217]" table:style-name="ce47">
            <text:p>80,1%</text:p>
          </table:table-cell>
          <table:table-cell office:value-type="float" office:value="1156729" table:formula="of:=['file://Nas12-03.sanidad.msc/desarrollo/GIV/11%20-%20Torre%20de%20Control/01.%20Informes%20reportados/20211025/20211025_Reporte_GIV_3DOSIS_INE20_Q4_REGULARIZACION_DIANA_L%20.xlsx'#INFORME_V3.V217]" table:style-name="ce58">
            <text:p>1.156.729</text:p>
          </table:table-cell>
          <table:table-cell office:value-type="float" office:value="1310137" table:formula="of:=['file://Nas12-03.sanidad.msc/desarrollo/GIV/11%20-%20Torre%20de%20Control/01.%20Informes%20reportados/20211025/20211025_Reporte_GIV_3DOSIS_INE20_Q4_REGULARIZACION_DIANA_L%20.xlsx'#INFORME_V3.W217]" table:style-name="ce58">
            <text:p>1.310.137</text:p>
          </table:table-cell>
          <table:table-cell office:value-type="percentage" office:value="0.88290690210260458" table:formula="of:=['file://Nas12-03.sanidad.msc/desarrollo/GIV/11%20-%20Torre%20de%20Control/01.%20Informes%20reportados/20211025/20211025_Reporte_GIV_3DOSIS_INE20_Q4_REGULARIZACION_DIANA_L%20.xlsx'#INFORME_V3.X217]" table:style-name="ce47">
            <text:p>88,3%</text:p>
          </table:table-cell>
          <table:table-cell office:value-type="percentage" office:value="0.7654115696201359" table:formula="of:=['file://Nas12-03.sanidad.msc/desarrollo/GIV/11%20-%20Torre%20de%20Control/01.%20Informes%20reportados/20211025/20211025_Reporte_GIV_3DOSIS_INE20_Q4_REGULARIZACION_DIANA_L%20.xlsx'#INFORME_V3.Y217]" table:style-name="ce47">
            <text:p>76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22" table:formula="of:=['file://Nas12-03.sanidad.msc/desarrollo/GIV/11%20-%20Torre%20de%20Control/01.%20Informes%20reportados/20211025/20211025_Reporte_GIV_3DOSIS_INE20_Q4_REGULARIZACION_DIANA_L%20.xlsx'#INFORME_V3.D218]" table:style-name="ce58">
            <text:p>42.122</text:p>
          </table:table-cell>
          <table:table-cell office:value-type="percentage" office:value="1" table:formula="of:=['file://Nas12-03.sanidad.msc/desarrollo/GIV/11%20-%20Torre%20de%20Control/01.%20Informes%20reportados/20211025/20211025_Reporte_GIV_3DOSIS_INE20_Q4_REGULARIZACION_DIANA_L%20.xlsx'#INFORME_V3.E218]" table:style-name="ce47">
            <text:p>100,0%</text:p>
          </table:table-cell>
          <table:table-cell office:value-type="float" office:value="55740" table:formula="of:=['file://Nas12-03.sanidad.msc/desarrollo/GIV/11%20-%20Torre%20de%20Control/01.%20Informes%20reportados/20211025/20211025_Reporte_GIV_3DOSIS_INE20_Q4_REGULARIZACION_DIANA_L%20.xlsx'#INFORME_V3.F218]" table:style-name="ce58">
            <text:p>55.740</text:p>
          </table:table-cell>
          <table:table-cell office:value-type="percentage" office:value="0.99906796673358189" table:formula="of:=['file://Nas12-03.sanidad.msc/desarrollo/GIV/11%20-%20Torre%20de%20Control/01.%20Informes%20reportados/20211025/20211025_Reporte_GIV_3DOSIS_INE20_Q4_REGULARIZACION_DIANA_L%20.xlsx'#INFORME_V3.G218]" table:style-name="ce47">
            <text:p>99,9%</text:p>
          </table:table-cell>
          <table:table-cell office:value-type="float" office:value="71701" table:formula="of:=['file://Nas12-03.sanidad.msc/desarrollo/GIV/11%20-%20Torre%20de%20Control/01.%20Informes%20reportados/20211025/20211025_Reporte_GIV_3DOSIS_INE20_Q4_REGULARIZACION_DIANA_L%20.xlsx'#INFORME_V3.H218]" table:style-name="ce58">
            <text:p>71.701</text:p>
          </table:table-cell>
          <table:table-cell office:value-type="percentage" office:value="0.97097936189805534" table:formula="of:=['file://Nas12-03.sanidad.msc/desarrollo/GIV/11%20-%20Torre%20de%20Control/01.%20Informes%20reportados/20211025/20211025_Reporte_GIV_3DOSIS_INE20_Q4_REGULARIZACION_DIANA_L%20.xlsx'#INFORME_V3.I218]" table:style-name="ce47">
            <text:p>97,1%</text:p>
          </table:table-cell>
          <table:table-cell office:value-type="float" office:value="91277" table:formula="of:=['file://Nas12-03.sanidad.msc/desarrollo/GIV/11%20-%20Torre%20de%20Control/01.%20Informes%20reportados/20211025/20211025_Reporte_GIV_3DOSIS_INE20_Q4_REGULARIZACION_DIANA_L%20.xlsx'#INFORME_V3.J218]" table:style-name="ce58">
            <text:p>91.277</text:p>
          </table:table-cell>
          <table:table-cell office:value-type="percentage" office:value="0.94397790969450013" table:formula="of:=['file://Nas12-03.sanidad.msc/desarrollo/GIV/11%20-%20Torre%20de%20Control/01.%20Informes%20reportados/20211025/20211025_Reporte_GIV_3DOSIS_INE20_Q4_REGULARIZACION_DIANA_L%20.xlsx'#INFORME_V3.K218]" table:style-name="ce47">
            <text:p>94,4%</text:p>
          </table:table-cell>
          <table:table-cell office:value-type="float" office:value="94407" table:formula="of:=['file://Nas12-03.sanidad.msc/desarrollo/GIV/11%20-%20Torre%20de%20Control/01.%20Informes%20reportados/20211025/20211025_Reporte_GIV_3DOSIS_INE20_Q4_REGULARIZACION_DIANA_L%20.xlsx'#INFORME_V3.L218]" table:style-name="ce58">
            <text:p>94.407</text:p>
          </table:table-cell>
          <table:table-cell office:value-type="percentage" office:value="0.87412270143145498" table:formula="of:=['file://Nas12-03.sanidad.msc/desarrollo/GIV/11%20-%20Torre%20de%20Control/01.%20Informes%20reportados/20211025/20211025_Reporte_GIV_3DOSIS_INE20_Q4_REGULARIZACION_DIANA_L%20.xlsx'#INFORME_V3.N218]" table:style-name="ce47">
            <text:p>87,4%</text:p>
          </table:table-cell>
          <table:table-cell office:value-type="float" office:value="62713" table:formula="of:=['file://Nas12-03.sanidad.msc/desarrollo/GIV/11%20-%20Torre%20de%20Control/01.%20Informes%20reportados/20211025/20211025_Reporte_GIV_3DOSIS_INE20_Q4_REGULARIZACION_DIANA_L%20.xlsx'#INFORME_V3.P218]" table:style-name="ce58">
            <text:p>62.713</text:p>
          </table:table-cell>
          <table:table-cell office:value-type="percentage" office:value="0.77098880023604333" table:formula="of:=['file://Nas12-03.sanidad.msc/desarrollo/GIV/11%20-%20Torre%20de%20Control/01.%20Informes%20reportados/20211025/20211025_Reporte_GIV_3DOSIS_INE20_Q4_REGULARIZACION_DIANA_L%20.xlsx'#INFORME_V3.Q218]" table:style-name="ce47">
            <text:p>77,1%</text:p>
          </table:table-cell>
          <table:table-cell office:value-type="float" office:value="55146" table:formula="of:=['file://Nas12-03.sanidad.msc/desarrollo/GIV/11%20-%20Torre%20de%20Control/01.%20Informes%20reportados/20211025/20211025_Reporte_GIV_3DOSIS_INE20_Q4_REGULARIZACION_DIANA_L%20.xlsx'#INFORME_V3.R218]" table:style-name="ce58">
            <text:p>55.146</text:p>
          </table:table-cell>
          <table:table-cell office:value-type="percentage" office:value="0.80945880487912281" table:formula="of:=['file://Nas12-03.sanidad.msc/desarrollo/GIV/11%20-%20Torre%20de%20Control/01.%20Informes%20reportados/20211025/20211025_Reporte_GIV_3DOSIS_INE20_Q4_REGULARIZACION_DIANA_L%20.xlsx'#INFORME_V3.S218]" table:style-name="ce47">
            <text:p>80,9%</text:p>
          </table:table-cell>
          <table:table-cell office:value-type="float" office:value="47633" table:formula="of:=['file://Nas12-03.sanidad.msc/desarrollo/GIV/11%20-%20Torre%20de%20Control/01.%20Informes%20reportados/20211025/20211025_Reporte_GIV_3DOSIS_INE20_Q4_REGULARIZACION_DIANA_L%20.xlsx'#INFORME_V3.T218]" table:style-name="ce58">
            <text:p>47.633</text:p>
          </table:table-cell>
          <table:table-cell office:value-type="percentage" office:value="0.84473646875221675" table:formula="of:=['file://Nas12-03.sanidad.msc/desarrollo/GIV/11%20-%20Torre%20de%20Control/01.%20Informes%20reportados/20211025/20211025_Reporte_GIV_3DOSIS_INE20_Q4_REGULARIZACION_DIANA_L%20.xlsx'#INFORME_V3.U218]" table:style-name="ce47">
            <text:p>84,5%</text:p>
          </table:table-cell>
          <table:table-cell office:value-type="float" office:value="520739" table:formula="of:=['file://Nas12-03.sanidad.msc/desarrollo/GIV/11%20-%20Torre%20de%20Control/01.%20Informes%20reportados/20211025/20211025_Reporte_GIV_3DOSIS_INE20_Q4_REGULARIZACION_DIANA_L%20.xlsx'#INFORME_V3.V218]" table:style-name="ce58">
            <text:p>520.739</text:p>
          </table:table-cell>
          <table:table-cell office:value-type="float" office:value="581354" table:formula="of:=['file://Nas12-03.sanidad.msc/desarrollo/GIV/11%20-%20Torre%20de%20Control/01.%20Informes%20reportados/20211025/20211025_Reporte_GIV_3DOSIS_INE20_Q4_REGULARIZACION_DIANA_L%20.xlsx'#INFORME_V3.W218]" table:style-name="ce58">
            <text:p>581.354</text:p>
          </table:table-cell>
          <table:table-cell office:value-type="percentage" office:value="0.89573478465788492" table:formula="of:=['file://Nas12-03.sanidad.msc/desarrollo/GIV/11%20-%20Torre%20de%20Control/01.%20Informes%20reportados/20211025/20211025_Reporte_GIV_3DOSIS_INE20_Q4_REGULARIZACION_DIANA_L%20.xlsx'#INFORME_V3.X218]" table:style-name="ce47">
            <text:p>89,6%</text:p>
          </table:table-cell>
          <table:table-cell office:value-type="percentage" office:value="0.7875701190416774" table:formula="of:=['file://Nas12-03.sanidad.msc/desarrollo/GIV/11%20-%20Torre%20de%20Control/01.%20Informes%20reportados/20211025/20211025_Reporte_GIV_3DOSIS_INE20_Q4_REGULARIZACION_DIANA_L%20.xlsx'#INFORME_V3.Y218]" table:style-name="ce47">
            <text:p>78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1908" table:formula="of:=['file://Nas12-03.sanidad.msc/desarrollo/GIV/11%20-%20Torre%20de%20Control/01.%20Informes%20reportados/20211025/20211025_Reporte_GIV_3DOSIS_INE20_Q4_REGULARIZACION_DIANA_L%20.xlsx'#INFORME_V3.D219]" table:style-name="ce58">
            <text:p>161.908</text:p>
          </table:table-cell>
          <table:table-cell office:value-type="percentage" office:value="1.0250585628363407" table:formula="of:=['file://Nas12-03.sanidad.msc/desarrollo/GIV/11%20-%20Torre%20de%20Control/01.%20Informes%20reportados/20211025/20211025_Reporte_GIV_3DOSIS_INE20_Q4_REGULARIZACION_DIANA_L%20.xlsx'#INFORME_V3.E219]" table:style-name="ce47">
            <text:p>102,5%</text:p>
          </table:table-cell>
          <table:table-cell office:value-type="float" office:value="212190" table:formula="of:=['file://Nas12-03.sanidad.msc/desarrollo/GIV/11%20-%20Torre%20de%20Control/01.%20Informes%20reportados/20211025/20211025_Reporte_GIV_3DOSIS_INE20_Q4_REGULARIZACION_DIANA_L%20.xlsx'#INFORME_V3.F219]" table:style-name="ce58">
            <text:p>212.190</text:p>
          </table:table-cell>
          <table:table-cell office:value-type="percentage" office:value="0.99581849155954782" table:formula="of:=['file://Nas12-03.sanidad.msc/desarrollo/GIV/11%20-%20Torre%20de%20Control/01.%20Informes%20reportados/20211025/20211025_Reporte_GIV_3DOSIS_INE20_Q4_REGULARIZACION_DIANA_L%20.xlsx'#INFORME_V3.G219]" table:style-name="ce47">
            <text:p>99,6%</text:p>
          </table:table-cell>
          <table:table-cell office:value-type="float" office:value="273236" table:formula="of:=['file://Nas12-03.sanidad.msc/desarrollo/GIV/11%20-%20Torre%20de%20Control/01.%20Informes%20reportados/20211025/20211025_Reporte_GIV_3DOSIS_INE20_Q4_REGULARIZACION_DIANA_L%20.xlsx'#INFORME_V3.H219]" table:style-name="ce58">
            <text:p>273.236</text:p>
          </table:table-cell>
          <table:table-cell office:value-type="percentage" office:value="0.97542830011530812" table:formula="of:=['file://Nas12-03.sanidad.msc/desarrollo/GIV/11%20-%20Torre%20de%20Control/01.%20Informes%20reportados/20211025/20211025_Reporte_GIV_3DOSIS_INE20_Q4_REGULARIZACION_DIANA_L%20.xlsx'#INFORME_V3.I219]" table:style-name="ce47">
            <text:p>97,5%</text:p>
          </table:table-cell>
          <table:table-cell office:value-type="float" office:value="320430" table:formula="of:=['file://Nas12-03.sanidad.msc/desarrollo/GIV/11%20-%20Torre%20de%20Control/01.%20Informes%20reportados/20211025/20211025_Reporte_GIV_3DOSIS_INE20_Q4_REGULARIZACION_DIANA_L%20.xlsx'#INFORME_V3.J219]" table:style-name="ce58">
            <text:p>320.430</text:p>
          </table:table-cell>
          <table:table-cell office:value-type="percentage" office:value="0.94250493415731063" table:formula="of:=['file://Nas12-03.sanidad.msc/desarrollo/GIV/11%20-%20Torre%20de%20Control/01.%20Informes%20reportados/20211025/20211025_Reporte_GIV_3DOSIS_INE20_Q4_REGULARIZACION_DIANA_L%20.xlsx'#INFORME_V3.K219]" table:style-name="ce47">
            <text:p>94,3%</text:p>
          </table:table-cell>
          <table:table-cell office:value-type="float" office:value="315601" table:formula="of:=['file://Nas12-03.sanidad.msc/desarrollo/GIV/11%20-%20Torre%20de%20Control/01.%20Informes%20reportados/20211025/20211025_Reporte_GIV_3DOSIS_INE20_Q4_REGULARIZACION_DIANA_L%20.xlsx'#INFORME_V3.L219]" table:style-name="ce58">
            <text:p>315.601</text:p>
          </table:table-cell>
          <table:table-cell office:value-type="percentage" office:value="0.87150577274095431" table:formula="of:=['file://Nas12-03.sanidad.msc/desarrollo/GIV/11%20-%20Torre%20de%20Control/01.%20Informes%20reportados/20211025/20211025_Reporte_GIV_3DOSIS_INE20_Q4_REGULARIZACION_DIANA_L%20.xlsx'#INFORME_V3.N219]" table:style-name="ce47">
            <text:p>87,2%</text:p>
          </table:table-cell>
          <table:table-cell office:value-type="float" office:value="196481" table:formula="of:=['file://Nas12-03.sanidad.msc/desarrollo/GIV/11%20-%20Torre%20de%20Control/01.%20Informes%20reportados/20211025/20211025_Reporte_GIV_3DOSIS_INE20_Q4_REGULARIZACION_DIANA_L%20.xlsx'#INFORME_V3.P219]" table:style-name="ce58">
            <text:p>196.481</text:p>
          </table:table-cell>
          <table:table-cell office:value-type="percentage" office:value="0.75412120072310518" table:formula="of:=['file://Nas12-03.sanidad.msc/desarrollo/GIV/11%20-%20Torre%20de%20Control/01.%20Informes%20reportados/20211025/20211025_Reporte_GIV_3DOSIS_INE20_Q4_REGULARIZACION_DIANA_L%20.xlsx'#INFORME_V3.Q219]" table:style-name="ce47">
            <text:p>75,4%</text:p>
          </table:table-cell>
          <table:table-cell office:value-type="float" office:value="157080" table:formula="of:=['file://Nas12-03.sanidad.msc/desarrollo/GIV/11%20-%20Torre%20de%20Control/01.%20Informes%20reportados/20211025/20211025_Reporte_GIV_3DOSIS_INE20_Q4_REGULARIZACION_DIANA_L%20.xlsx'#INFORME_V3.R219]" table:style-name="ce58">
            <text:p>157.080</text:p>
          </table:table-cell>
          <table:table-cell office:value-type="percentage" office:value="0.77942183452916136" table:formula="of:=['file://Nas12-03.sanidad.msc/desarrollo/GIV/11%20-%20Torre%20de%20Control/01.%20Informes%20reportados/20211025/20211025_Reporte_GIV_3DOSIS_INE20_Q4_REGULARIZACION_DIANA_L%20.xlsx'#INFORME_V3.S219]" table:style-name="ce47">
            <text:p>77,9%</text:p>
          </table:table-cell>
          <table:table-cell office:value-type="float" office:value="141372" table:formula="of:=['file://Nas12-03.sanidad.msc/desarrollo/GIV/11%20-%20Torre%20de%20Control/01.%20Informes%20reportados/20211025/20211025_Reporte_GIV_3DOSIS_INE20_Q4_REGULARIZACION_DIANA_L%20.xlsx'#INFORME_V3.T219]" table:style-name="ce58">
            <text:p>141.372</text:p>
          </table:table-cell>
          <table:table-cell office:value-type="percentage" office:value="0.83847549909255903" table:formula="of:=['file://Nas12-03.sanidad.msc/desarrollo/GIV/11%20-%20Torre%20de%20Control/01.%20Informes%20reportados/20211025/20211025_Reporte_GIV_3DOSIS_INE20_Q4_REGULARIZACION_DIANA_L%20.xlsx'#INFORME_V3.U219]" table:style-name="ce47">
            <text:p>83,8%</text:p>
          </table:table-cell>
          <table:table-cell office:value-type="float" office:value="1778298" table:formula="of:=['file://Nas12-03.sanidad.msc/desarrollo/GIV/11%20-%20Torre%20de%20Control/01.%20Informes%20reportados/20211025/20211025_Reporte_GIV_3DOSIS_INE20_Q4_REGULARIZACION_DIANA_L%20.xlsx'#INFORME_V3.V219]" table:style-name="ce58">
            <text:p>1.778.298</text:p>
          </table:table-cell>
          <table:table-cell office:value-type="float" office:value="1983943" table:formula="of:=['file://Nas12-03.sanidad.msc/desarrollo/GIV/11%20-%20Torre%20de%20Control/01.%20Informes%20reportados/20211025/20211025_Reporte_GIV_3DOSIS_INE20_Q4_REGULARIZACION_DIANA_L%20.xlsx'#INFORME_V3.W219]" table:style-name="ce58">
            <text:p>1.983.943</text:p>
          </table:table-cell>
          <table:table-cell office:value-type="percentage" office:value="0.89634530830774872" table:formula="of:=['file://Nas12-03.sanidad.msc/desarrollo/GIV/11%20-%20Torre%20de%20Control/01.%20Informes%20reportados/20211025/20211025_Reporte_GIV_3DOSIS_INE20_Q4_REGULARIZACION_DIANA_L%20.xlsx'#INFORME_V3.X219]" table:style-name="ce47">
            <text:p>89,6%</text:p>
          </table:table-cell>
          <table:table-cell office:value-type="percentage" office:value="0.80085331978685925" table:formula="of:=['file://Nas12-03.sanidad.msc/desarrollo/GIV/11%20-%20Torre%20de%20Control/01.%20Informes%20reportados/20211025/20211025_Reporte_GIV_3DOSIS_INE20_Q4_REGULARIZACION_DIANA_L%20.xlsx'#INFORME_V3.Y219]" table:style-name="ce47">
            <text:p>80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79" table:formula="of:=['file://Nas12-03.sanidad.msc/desarrollo/GIV/11%20-%20Torre%20de%20Control/01.%20Informes%20reportados/20211025/20211025_Reporte_GIV_3DOSIS_INE20_Q4_REGULARIZACION_DIANA_L%20.xlsx'#INFORME_V3.D220]" table:style-name="ce58">
            <text:p>2.379</text:p>
          </table:table-cell>
          <table:table-cell office:value-type="percentage" office:value="0.9132437619961612" table:formula="of:=['file://Nas12-03.sanidad.msc/desarrollo/GIV/11%20-%20Torre%20de%20Control/01.%20Informes%20reportados/20211025/20211025_Reporte_GIV_3DOSIS_INE20_Q4_REGULARIZACION_DIANA_L%20.xlsx'#INFORME_V3.E220]" table:style-name="ce47">
            <text:p>91,3%</text:p>
          </table:table-cell>
          <table:table-cell office:value-type="float" office:value="3857" table:formula="of:=['file://Nas12-03.sanidad.msc/desarrollo/GIV/11%20-%20Torre%20de%20Control/01.%20Informes%20reportados/20211025/20211025_Reporte_GIV_3DOSIS_INE20_Q4_REGULARIZACION_DIANA_L%20.xlsx'#INFORME_V3.F220]" table:style-name="ce58">
            <text:p>3.857</text:p>
          </table:table-cell>
          <table:table-cell office:value-type="percentage" office:value="0.89323761000463175" table:formula="of:=['file://Nas12-03.sanidad.msc/desarrollo/GIV/11%20-%20Torre%20de%20Control/01.%20Informes%20reportados/20211025/20211025_Reporte_GIV_3DOSIS_INE20_Q4_REGULARIZACION_DIANA_L%20.xlsx'#INFORME_V3.G220]" table:style-name="ce47">
            <text:p>89,3%</text:p>
          </table:table-cell>
          <table:table-cell office:value-type="float" office:value="7525" table:formula="of:=['file://Nas12-03.sanidad.msc/desarrollo/GIV/11%20-%20Torre%20de%20Control/01.%20Informes%20reportados/20211025/20211025_Reporte_GIV_3DOSIS_INE20_Q4_REGULARIZACION_DIANA_L%20.xlsx'#INFORME_V3.H220]" table:style-name="ce58">
            <text:p>7.525</text:p>
          </table:table-cell>
          <table:table-cell office:value-type="percentage" office:value="0.95774468626702303" table:formula="of:=['file://Nas12-03.sanidad.msc/desarrollo/GIV/11%20-%20Torre%20de%20Control/01.%20Informes%20reportados/20211025/20211025_Reporte_GIV_3DOSIS_INE20_Q4_REGULARIZACION_DIANA_L%20.xlsx'#INFORME_V3.I220]" table:style-name="ce47">
            <text:p>95,8%</text:p>
          </table:table-cell>
          <table:table-cell office:value-type="float" office:value="10428" table:formula="of:=['file://Nas12-03.sanidad.msc/desarrollo/GIV/11%20-%20Torre%20de%20Control/01.%20Informes%20reportados/20211025/20211025_Reporte_GIV_3DOSIS_INE20_Q4_REGULARIZACION_DIANA_L%20.xlsx'#INFORME_V3.J220]" table:style-name="ce58">
            <text:p>10.428</text:p>
          </table:table-cell>
          <table:table-cell office:value-type="percentage" office:value="0.90238836967808933" table:formula="of:=['file://Nas12-03.sanidad.msc/desarrollo/GIV/11%20-%20Torre%20de%20Control/01.%20Informes%20reportados/20211025/20211025_Reporte_GIV_3DOSIS_INE20_Q4_REGULARIZACION_DIANA_L%20.xlsx'#INFORME_V3.K220]" table:style-name="ce47">
            <text:p>90,2%</text:p>
          </table:table-cell>
          <table:table-cell office:value-type="float" office:value="10861" table:formula="of:=['file://Nas12-03.sanidad.msc/desarrollo/GIV/11%20-%20Torre%20de%20Control/01.%20Informes%20reportados/20211025/20211025_Reporte_GIV_3DOSIS_INE20_Q4_REGULARIZACION_DIANA_L%20.xlsx'#INFORME_V3.L220]" table:style-name="ce58">
            <text:p>10.861</text:p>
          </table:table-cell>
          <table:table-cell office:value-type="percentage" office:value="0.85912039234298365" table:formula="of:=['file://Nas12-03.sanidad.msc/desarrollo/GIV/11%20-%20Torre%20de%20Control/01.%20Informes%20reportados/20211025/20211025_Reporte_GIV_3DOSIS_INE20_Q4_REGULARIZACION_DIANA_L%20.xlsx'#INFORME_V3.N220]" table:style-name="ce47">
            <text:p>85,9%</text:p>
          </table:table-cell>
          <table:table-cell office:value-type="float" office:value="8752" table:formula="of:=['file://Nas12-03.sanidad.msc/desarrollo/GIV/11%20-%20Torre%20de%20Control/01.%20Informes%20reportados/20211025/20211025_Reporte_GIV_3DOSIS_INE20_Q4_REGULARIZACION_DIANA_L%20.xlsx'#INFORME_V3.P220]" table:style-name="ce58">
            <text:p>8.752</text:p>
          </table:table-cell>
          <table:table-cell office:value-type="percentage" office:value="0.73583319320665885" table:formula="of:=['file://Nas12-03.sanidad.msc/desarrollo/GIV/11%20-%20Torre%20de%20Control/01.%20Informes%20reportados/20211025/20211025_Reporte_GIV_3DOSIS_INE20_Q4_REGULARIZACION_DIANA_L%20.xlsx'#INFORME_V3.Q220]" table:style-name="ce47">
            <text:p>73,6%</text:p>
          </table:table-cell>
          <table:table-cell office:value-type="float" office:value="8368" table:formula="of:=['file://Nas12-03.sanidad.msc/desarrollo/GIV/11%20-%20Torre%20de%20Control/01.%20Informes%20reportados/20211025/20211025_Reporte_GIV_3DOSIS_INE20_Q4_REGULARIZACION_DIANA_L%20.xlsx'#INFORME_V3.R220]" table:style-name="ce58">
            <text:p>8.368</text:p>
          </table:table-cell>
          <table:table-cell office:value-type="percentage" office:value="0.76301632169234979" table:formula="of:=['file://Nas12-03.sanidad.msc/desarrollo/GIV/11%20-%20Torre%20de%20Control/01.%20Informes%20reportados/20211025/20211025_Reporte_GIV_3DOSIS_INE20_Q4_REGULARIZACION_DIANA_L%20.xlsx'#INFORME_V3.S220]" table:style-name="ce47">
            <text:p>76,3%</text:p>
          </table:table-cell>
          <table:table-cell office:value-type="float" office:value="7496" table:formula="of:=['file://Nas12-03.sanidad.msc/desarrollo/GIV/11%20-%20Torre%20de%20Control/01.%20Informes%20reportados/20211025/20211025_Reporte_GIV_3DOSIS_INE20_Q4_REGULARIZACION_DIANA_L%20.xlsx'#INFORME_V3.T220]" table:style-name="ce58">
            <text:p>7.496</text:p>
          </table:table-cell>
          <table:table-cell office:value-type="percentage" office:value="0.82138943677405218" table:formula="of:=['file://Nas12-03.sanidad.msc/desarrollo/GIV/11%20-%20Torre%20de%20Control/01.%20Informes%20reportados/20211025/20211025_Reporte_GIV_3DOSIS_INE20_Q4_REGULARIZACION_DIANA_L%20.xlsx'#INFORME_V3.U220]" table:style-name="ce47">
            <text:p>82,1%</text:p>
          </table:table-cell>
          <table:table-cell office:value-type="float" office:value="59666" table:formula="of:=['file://Nas12-03.sanidad.msc/desarrollo/GIV/11%20-%20Torre%20de%20Control/01.%20Informes%20reportados/20211025/20211025_Reporte_GIV_3DOSIS_INE20_Q4_REGULARIZACION_DIANA_L%20.xlsx'#INFORME_V3.V220]" table:style-name="ce58">
            <text:p>59.666</text:p>
          </table:table-cell>
          <table:table-cell office:value-type="float" office:value="70965" table:formula="of:=['file://Nas12-03.sanidad.msc/desarrollo/GIV/11%20-%20Torre%20de%20Control/01.%20Informes%20reportados/20211025/20211025_Reporte_GIV_3DOSIS_INE20_Q4_REGULARIZACION_DIANA_L%20.xlsx'#INFORME_V3.W220]" table:style-name="ce58">
            <text:p>70.965</text:p>
          </table:table-cell>
          <table:table-cell office:value-type="percentage" office:value="0.84078066652575212" table:formula="of:=['file://Nas12-03.sanidad.msc/desarrollo/GIV/11%20-%20Torre%20de%20Control/01.%20Informes%20reportados/20211025/20211025_Reporte_GIV_3DOSIS_INE20_Q4_REGULARIZACION_DIANA_L%20.xlsx'#INFORME_V3.X220]" table:style-name="ce47">
            <text:p>84,1%</text:p>
          </table:table-cell>
          <table:table-cell office:value-type="percentage" office:value="0.70860549630650105" table:formula="of:=['file://Nas12-03.sanidad.msc/desarrollo/GIV/11%20-%20Torre%20de%20Control/01.%20Informes%20reportados/20211025/20211025_Reporte_GIV_3DOSIS_INE20_Q4_REGULARIZACION_DIANA_L%20.xlsx'#INFORME_V3.Y220]" table:style-name="ce47">
            <text:p>70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1965" table:formula="of:=['file://Nas12-03.sanidad.msc/desarrollo/GIV/11%20-%20Torre%20de%20Control/01.%20Informes%20reportados/20211025/20211025_Reporte_GIV_3DOSIS_INE20_Q4_REGULARIZACION_DIANA_L%20.xlsx'#INFORME_V3.D221]" table:style-name="ce58">
            <text:p>1.965</text:p>
          </table:table-cell>
          <table:table-cell office:value-type="percentage" office:value="0.83652618135376755" table:formula="of:=['file://Nas12-03.sanidad.msc/desarrollo/GIV/11%20-%20Torre%20de%20Control/01.%20Informes%20reportados/20211025/20211025_Reporte_GIV_3DOSIS_INE20_Q4_REGULARIZACION_DIANA_L%20.xlsx'#INFORME_V3.E221]" table:style-name="ce47">
            <text:p>83,7%</text:p>
          </table:table-cell>
          <table:table-cell office:value-type="float" office:value="3241" table:formula="of:=['file://Nas12-03.sanidad.msc/desarrollo/GIV/11%20-%20Torre%20de%20Control/01.%20Informes%20reportados/20211025/20211025_Reporte_GIV_3DOSIS_INE20_Q4_REGULARIZACION_DIANA_L%20.xlsx'#INFORME_V3.F221]" table:style-name="ce58">
            <text:p>3.241</text:p>
          </table:table-cell>
          <table:table-cell office:value-type="percentage" office:value="0.86472785485592318" table:formula="of:=['file://Nas12-03.sanidad.msc/desarrollo/GIV/11%20-%20Torre%20de%20Control/01.%20Informes%20reportados/20211025/20211025_Reporte_GIV_3DOSIS_INE20_Q4_REGULARIZACION_DIANA_L%20.xlsx'#INFORME_V3.G221]" table:style-name="ce47">
            <text:p>86,5%</text:p>
          </table:table-cell>
          <table:table-cell office:value-type="float" office:value="7002" table:formula="of:=['file://Nas12-03.sanidad.msc/desarrollo/GIV/11%20-%20Torre%20de%20Control/01.%20Informes%20reportados/20211025/20211025_Reporte_GIV_3DOSIS_INE20_Q4_REGULARIZACION_DIANA_L%20.xlsx'#INFORME_V3.H221]" table:style-name="ce58">
            <text:p>7.002</text:p>
          </table:table-cell>
          <table:table-cell office:value-type="percentage" office:value="0.89459563050977386" table:formula="of:=['file://Nas12-03.sanidad.msc/desarrollo/GIV/11%20-%20Torre%20de%20Control/01.%20Informes%20reportados/20211025/20211025_Reporte_GIV_3DOSIS_INE20_Q4_REGULARIZACION_DIANA_L%20.xlsx'#INFORME_V3.I221]" table:style-name="ce47">
            <text:p>89,5%</text:p>
          </table:table-cell>
          <table:table-cell office:value-type="float" office:value="9481" table:formula="of:=['file://Nas12-03.sanidad.msc/desarrollo/GIV/11%20-%20Torre%20de%20Control/01.%20Informes%20reportados/20211025/20211025_Reporte_GIV_3DOSIS_INE20_Q4_REGULARIZACION_DIANA_L%20.xlsx'#INFORME_V3.J221]" table:style-name="ce58">
            <text:p>9.481</text:p>
          </table:table-cell>
          <table:table-cell office:value-type="percentage" office:value="0.83910080538100718" table:formula="of:=['file://Nas12-03.sanidad.msc/desarrollo/GIV/11%20-%20Torre%20de%20Control/01.%20Informes%20reportados/20211025/20211025_Reporte_GIV_3DOSIS_INE20_Q4_REGULARIZACION_DIANA_L%20.xlsx'#INFORME_V3.K221]" table:style-name="ce47">
            <text:p>83,9%</text:p>
          </table:table-cell>
          <table:table-cell office:value-type="float" office:value="9818" table:formula="of:=['file://Nas12-03.sanidad.msc/desarrollo/GIV/11%20-%20Torre%20de%20Control/01.%20Informes%20reportados/20211025/20211025_Reporte_GIV_3DOSIS_INE20_Q4_REGULARIZACION_DIANA_L%20.xlsx'#INFORME_V3.L221]" table:style-name="ce58">
            <text:p>9.818</text:p>
          </table:table-cell>
          <table:table-cell office:value-type="percentage" office:value="0.81803032827862021" table:formula="of:=['file://Nas12-03.sanidad.msc/desarrollo/GIV/11%20-%20Torre%20de%20Control/01.%20Informes%20reportados/20211025/20211025_Reporte_GIV_3DOSIS_INE20_Q4_REGULARIZACION_DIANA_L%20.xlsx'#INFORME_V3.N221]" table:style-name="ce47">
            <text:p>81,8%</text:p>
          </table:table-cell>
          <table:table-cell office:value-type="float" office:value="8208" table:formula="of:=['file://Nas12-03.sanidad.msc/desarrollo/GIV/11%20-%20Torre%20de%20Control/01.%20Informes%20reportados/20211025/20211025_Reporte_GIV_3DOSIS_INE20_Q4_REGULARIZACION_DIANA_L%20.xlsx'#INFORME_V3.P221]" table:style-name="ce58">
            <text:p>8.208</text:p>
          </table:table-cell>
          <table:table-cell office:value-type="percentage" office:value="0.67650210170609082" table:formula="of:=['file://Nas12-03.sanidad.msc/desarrollo/GIV/11%20-%20Torre%20de%20Control/01.%20Informes%20reportados/20211025/20211025_Reporte_GIV_3DOSIS_INE20_Q4_REGULARIZACION_DIANA_L%20.xlsx'#INFORME_V3.Q221]" table:style-name="ce47">
            <text:p>67,7%</text:p>
          </table:table-cell>
          <table:table-cell office:value-type="float" office:value="7902" table:formula="of:=['file://Nas12-03.sanidad.msc/desarrollo/GIV/11%20-%20Torre%20de%20Control/01.%20Informes%20reportados/20211025/20211025_Reporte_GIV_3DOSIS_INE20_Q4_REGULARIZACION_DIANA_L%20.xlsx'#INFORME_V3.R221]" table:style-name="ce58">
            <text:p>7.902</text:p>
          </table:table-cell>
          <table:table-cell office:value-type="percentage" office:value="0.65877448937057104" table:formula="of:=['file://Nas12-03.sanidad.msc/desarrollo/GIV/11%20-%20Torre%20de%20Control/01.%20Informes%20reportados/20211025/20211025_Reporte_GIV_3DOSIS_INE20_Q4_REGULARIZACION_DIANA_L%20.xlsx'#INFORME_V3.S221]" table:style-name="ce47">
            <text:p>65,9%</text:p>
          </table:table-cell>
          <table:table-cell office:value-type="float" office:value="7089" table:formula="of:=['file://Nas12-03.sanidad.msc/desarrollo/GIV/11%20-%20Torre%20de%20Control/01.%20Informes%20reportados/20211025/20211025_Reporte_GIV_3DOSIS_INE20_Q4_REGULARIZACION_DIANA_L%20.xlsx'#INFORME_V3.T221]" table:style-name="ce58">
            <text:p>7.089</text:p>
          </table:table-cell>
          <table:table-cell office:value-type="percentage" office:value="0.74044286609567578" table:formula="of:=['file://Nas12-03.sanidad.msc/desarrollo/GIV/11%20-%20Torre%20de%20Control/01.%20Informes%20reportados/20211025/20211025_Reporte_GIV_3DOSIS_INE20_Q4_REGULARIZACION_DIANA_L%20.xlsx'#INFORME_V3.U221]" table:style-name="ce47">
            <text:p>74,0%</text:p>
          </table:table-cell>
          <table:table-cell office:value-type="float" office:value="54706" table:formula="of:=['file://Nas12-03.sanidad.msc/desarrollo/GIV/11%20-%20Torre%20de%20Control/01.%20Informes%20reportados/20211025/20211025_Reporte_GIV_3DOSIS_INE20_Q4_REGULARIZACION_DIANA_L%20.xlsx'#INFORME_V3.V221]" table:style-name="ce58">
            <text:p>54.706</text:p>
          </table:table-cell>
          <table:table-cell office:value-type="float" office:value="70927" table:formula="of:=['file://Nas12-03.sanidad.msc/desarrollo/GIV/11%20-%20Torre%20de%20Control/01.%20Informes%20reportados/20211025/20211025_Reporte_GIV_3DOSIS_INE20_Q4_REGULARIZACION_DIANA_L%20.xlsx'#INFORME_V3.W221]" table:style-name="ce58">
            <text:p>70.927</text:p>
          </table:table-cell>
          <table:table-cell office:value-type="percentage" office:value="0.77130006908511572" table:formula="of:=['file://Nas12-03.sanidad.msc/desarrollo/GIV/11%20-%20Torre%20de%20Control/01.%20Informes%20reportados/20211025/20211025_Reporte_GIV_3DOSIS_INE20_Q4_REGULARIZACION_DIANA_L%20.xlsx'#INFORME_V3.X221]" table:style-name="ce47">
            <text:p>77,1%</text:p>
          </table:table-cell>
          <table:table-cell office:value-type="percentage" office:value="0.62825577656300247" table:formula="of:=['file://Nas12-03.sanidad.msc/desarrollo/GIV/11%20-%20Torre%20de%20Control/01.%20Informes%20reportados/20211025/20211025_Reporte_GIV_3DOSIS_INE20_Q4_REGULARIZACION_DIANA_L%20.xlsx'#INFORME_V3.Y221]" table:style-name="ce47">
            <text:p>62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3" table:formula="of:=['file://Nas12-03.sanidad.msc/desarrollo/GIV/11%20-%20Torre%20de%20Control/01.%20Informes%20reportados/20211025/20211025_Reporte_GIV_3DOSIS_INE20_Q4_REGULARIZACION_DIANA_L%20.xlsx'#INFORME_V3.D222]" table:style-name="ce58">
            <text:p>23</text:p>
          </table:table-cell>
          <table:table-cell office:value-type="string" office:string-value="-" table:formula="of:=['file://Nas12-03.sanidad.msc/desarrollo/GIV/11%20-%20Torre%20de%20Control/01.%20Informes%20reportados/20211025/20211025_Reporte_GIV_3DOSIS_INE20_Q4_REGULARIZACION_DIANA_L%20.xlsx'#INFORME_V3.E222]" table:style-name="ce47">
            <text:p>-</text:p>
          </table:table-cell>
          <table:table-cell office:value-type="float" office:value="17" table:formula="of:=['file://Nas12-03.sanidad.msc/desarrollo/GIV/11%20-%20Torre%20de%20Control/01.%20Informes%20reportados/20211025/20211025_Reporte_GIV_3DOSIS_INE20_Q4_REGULARIZACION_DIANA_L%20.xlsx'#INFORME_V3.F222]" table:style-name="ce58">
            <text:p>17</text:p>
          </table:table-cell>
          <table:table-cell office:value-type="string" office:string-value="-" table:formula="of:=['file://Nas12-03.sanidad.msc/desarrollo/GIV/11%20-%20Torre%20de%20Control/01.%20Informes%20reportados/20211025/20211025_Reporte_GIV_3DOSIS_INE20_Q4_REGULARIZACION_DIANA_L%20.xlsx'#INFORME_V3.G222]" table:style-name="ce47">
            <text:p>-</text:p>
          </table:table-cell>
          <table:table-cell office:value-type="float" office:value="3401" table:formula="of:=['file://Nas12-03.sanidad.msc/desarrollo/GIV/11%20-%20Torre%20de%20Control/01.%20Informes%20reportados/20211025/20211025_Reporte_GIV_3DOSIS_INE20_Q4_REGULARIZACION_DIANA_L%20.xlsx'#INFORME_V3.H222]" table:style-name="ce58">
            <text:p>3.401</text:p>
          </table:table-cell>
          <table:table-cell office:value-type="string" office:string-value="-" table:formula="of:=['file://Nas12-03.sanidad.msc/desarrollo/GIV/11%20-%20Torre%20de%20Control/01.%20Informes%20reportados/20211025/20211025_Reporte_GIV_3DOSIS_INE20_Q4_REGULARIZACION_DIANA_L%20.xlsx'#INFORME_V3.I222]" table:style-name="ce47">
            <text:p>-</text:p>
          </table:table-cell>
          <table:table-cell office:value-type="float" office:value="8935" table:formula="of:=['file://Nas12-03.sanidad.msc/desarrollo/GIV/11%20-%20Torre%20de%20Control/01.%20Informes%20reportados/20211025/20211025_Reporte_GIV_3DOSIS_INE20_Q4_REGULARIZACION_DIANA_L%20.xlsx'#INFORME_V3.J222]" table:style-name="ce58">
            <text:p>8.935</text:p>
          </table:table-cell>
          <table:table-cell office:value-type="string" office:string-value="-" table:formula="of:=['file://Nas12-03.sanidad.msc/desarrollo/GIV/11%20-%20Torre%20de%20Control/01.%20Informes%20reportados/20211025/20211025_Reporte_GIV_3DOSIS_INE20_Q4_REGULARIZACION_DIANA_L%20.xlsx'#INFORME_V3.K222]" table:style-name="ce47">
            <text:p>-</text:p>
          </table:table-cell>
          <table:table-cell office:value-type="float" office:value="20698" table:formula="of:=['file://Nas12-03.sanidad.msc/desarrollo/GIV/11%20-%20Torre%20de%20Control/01.%20Informes%20reportados/20211025/20211025_Reporte_GIV_3DOSIS_INE20_Q4_REGULARIZACION_DIANA_L%20.xlsx'#INFORME_V3.L222]" table:style-name="ce58">
            <text:p>20.698</text:p>
          </table:table-cell>
          <table:table-cell office:value-type="string" office:string-value="-" table:formula="of:=['file://Nas12-03.sanidad.msc/desarrollo/GIV/11%20-%20Torre%20de%20Control/01.%20Informes%20reportados/20211025/20211025_Reporte_GIV_3DOSIS_INE20_Q4_REGULARIZACION_DIANA_L%20.xlsx'#INFORME_V3.N222]" table:style-name="ce47">
            <text:p>-</text:p>
          </table:table-cell>
          <table:table-cell office:value-type="float" office:value="29935" table:formula="of:=['file://Nas12-03.sanidad.msc/desarrollo/GIV/11%20-%20Torre%20de%20Control/01.%20Informes%20reportados/20211025/20211025_Reporte_GIV_3DOSIS_INE20_Q4_REGULARIZACION_DIANA_L%20.xlsx'#INFORME_V3.P222]" table:style-name="ce58">
            <text:p>29.935</text:p>
          </table:table-cell>
          <table:table-cell office:value-type="string" office:string-value="-" table:formula="of:=['file://Nas12-03.sanidad.msc/desarrollo/GIV/11%20-%20Torre%20de%20Control/01.%20Informes%20reportados/20211025/20211025_Reporte_GIV_3DOSIS_INE20_Q4_REGULARIZACION_DIANA_L%20.xlsx'#INFORME_V3.Q222]" table:style-name="ce47">
            <text:p>-</text:p>
          </table:table-cell>
          <table:table-cell office:value-type="float" office:value="22616" table:formula="of:=['file://Nas12-03.sanidad.msc/desarrollo/GIV/11%20-%20Torre%20de%20Control/01.%20Informes%20reportados/20211025/20211025_Reporte_GIV_3DOSIS_INE20_Q4_REGULARIZACION_DIANA_L%20.xlsx'#INFORME_V3.R222]" table:style-name="ce58">
            <text:p>22.616</text:p>
          </table:table-cell>
          <table:table-cell office:value-type="string" office:string-value="-" table:formula="of:=['file://Nas12-03.sanidad.msc/desarrollo/GIV/11%20-%20Torre%20de%20Control/01.%20Informes%20reportados/20211025/20211025_Reporte_GIV_3DOSIS_INE20_Q4_REGULARIZACION_DIANA_L%20.xlsx'#INFORME_V3.S222]" table:style-name="ce47">
            <text:p>-</text:p>
          </table:table-cell>
          <table:table-cell office:value-type="float" office:value="1150" table:formula="of:=['file://Nas12-03.sanidad.msc/desarrollo/GIV/11%20-%20Torre%20de%20Control/01.%20Informes%20reportados/20211025/20211025_Reporte_GIV_3DOSIS_INE20_Q4_REGULARIZACION_DIANA_L%20.xlsx'#INFORME_V3.T222]" table:style-name="ce58">
            <text:p>1.150</text:p>
          </table:table-cell>
          <table:table-cell office:value-type="string" office:string-value="-" table:formula="of:=['file://Nas12-03.sanidad.msc/desarrollo/GIV/11%20-%20Torre%20de%20Control/01.%20Informes%20reportados/20211025/20211025_Reporte_GIV_3DOSIS_INE20_Q4_REGULARIZACION_DIANA_L%20.xlsx'#INFORME_V3.U222]" table:style-name="ce47">
            <text:p>-</text:p>
          </table:table-cell>
          <table:table-cell office:value-type="float" office:value="86775" table:formula="of:=['file://Nas12-03.sanidad.msc/desarrollo/GIV/11%20-%20Torre%20de%20Control/01.%20Informes%20reportados/20211025/20211025_Reporte_GIV_3DOSIS_INE20_Q4_REGULARIZACION_DIANA_L%20.xlsx'#INFORME_V3.V222]" table:style-name="ce58">
            <text:p>86.775</text:p>
          </table:table-cell>
          <table:table-cell office:value-type="string" office:string-value="-" table:formula="of:=['file://Nas12-03.sanidad.msc/desarrollo/GIV/11%20-%20Torre%20de%20Control/01.%20Informes%20reportados/20211025/20211025_Reporte_GIV_3DOSIS_INE20_Q4_REGULARIZACION_DIANA_L%20.xlsx'#INFORME_V3.W222]" table:style-name="ce58">
            <text:p>-</text:p>
          </table:table-cell>
          <table:table-cell office:value-type="string" office:string-value="-" table:formula="of:=['file://Nas12-03.sanidad.msc/desarrollo/GIV/11%20-%20Torre%20de%20Control/01.%20Informes%20reportados/20211025/20211025_Reporte_GIV_3DOSIS_INE20_Q4_REGULARIZACION_DIANA_L%20.xlsx'#INFORME_V3.X222]" table:style-name="ce47">
            <text:p>-</text:p>
          </table:table-cell>
          <table:table-cell office:value-type="string" office:string-value="-" table:formula="of:=['file://Nas12-03.sanidad.msc/desarrollo/GIV/11%20-%20Torre%20de%20Control/01.%20Informes%20reportados/20211025/20211025_Reporte_GIV_3DOSIS_INE20_Q4_REGULARIZACION_DIANA_L%20.xlsx'#INFORME_V3.Y222]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26" table:formula="of:=['file://Nas12-03.sanidad.msc/desarrollo/GIV/11%20-%20Torre%20de%20Control/01.%20Informes%20reportados/20211025/20211025_Reporte_GIV_3DOSIS_INE20_Q4_REGULARIZACION_DIANA_L%20.xlsx'#INFORME_V3.D223]" table:style-name="ce59">
            <text:p>26</text:p>
          </table:table-cell>
          <table:table-cell office:value-type="string" office:string-value="-" table:formula="of:=['file://Nas12-03.sanidad.msc/desarrollo/GIV/11%20-%20Torre%20de%20Control/01.%20Informes%20reportados/20211025/20211025_Reporte_GIV_3DOSIS_INE20_Q4_REGULARIZACION_DIANA_L%20.xlsx'#INFORME_V3.E223]" table:style-name="ce60">
            <text:p>-</text:p>
          </table:table-cell>
          <table:table-cell office:value-type="float" office:value="32" table:formula="of:=['file://Nas12-03.sanidad.msc/desarrollo/GIV/11%20-%20Torre%20de%20Control/01.%20Informes%20reportados/20211025/20211025_Reporte_GIV_3DOSIS_INE20_Q4_REGULARIZACION_DIANA_L%20.xlsx'#INFORME_V3.F223]" table:style-name="ce59">
            <text:p>32</text:p>
          </table:table-cell>
          <table:table-cell office:value-type="string" office:string-value="-" table:formula="of:=['file://Nas12-03.sanidad.msc/desarrollo/GIV/11%20-%20Torre%20de%20Control/01.%20Informes%20reportados/20211025/20211025_Reporte_GIV_3DOSIS_INE20_Q4_REGULARIZACION_DIANA_L%20.xlsx'#INFORME_V3.G223]" table:style-name="ce60">
            <text:p>-</text:p>
          </table:table-cell>
          <table:table-cell office:value-type="float" office:value="211" table:formula="of:=['file://Nas12-03.sanidad.msc/desarrollo/GIV/11%20-%20Torre%20de%20Control/01.%20Informes%20reportados/20211025/20211025_Reporte_GIV_3DOSIS_INE20_Q4_REGULARIZACION_DIANA_L%20.xlsx'#INFORME_V3.H223]" table:style-name="ce59">
            <text:p>211</text:p>
          </table:table-cell>
          <table:table-cell office:value-type="string" office:string-value="-" table:formula="of:=['file://Nas12-03.sanidad.msc/desarrollo/GIV/11%20-%20Torre%20de%20Control/01.%20Informes%20reportados/20211025/20211025_Reporte_GIV_3DOSIS_INE20_Q4_REGULARIZACION_DIANA_L%20.xlsx'#INFORME_V3.I223]" table:style-name="ce60">
            <text:p>-</text:p>
          </table:table-cell>
          <table:table-cell office:value-type="float" office:value="663" table:formula="of:=['file://Nas12-03.sanidad.msc/desarrollo/GIV/11%20-%20Torre%20de%20Control/01.%20Informes%20reportados/20211025/20211025_Reporte_GIV_3DOSIS_INE20_Q4_REGULARIZACION_DIANA_L%20.xlsx'#INFORME_V3.J223]" table:style-name="ce59">
            <text:p>663</text:p>
          </table:table-cell>
          <table:table-cell office:value-type="string" office:string-value="-" table:formula="of:=['file://Nas12-03.sanidad.msc/desarrollo/GIV/11%20-%20Torre%20de%20Control/01.%20Informes%20reportados/20211025/20211025_Reporte_GIV_3DOSIS_INE20_Q4_REGULARIZACION_DIANA_L%20.xlsx'#INFORME_V3.K223]" table:style-name="ce60">
            <text:p>-</text:p>
          </table:table-cell>
          <table:table-cell office:value-type="float" office:value="1259" table:formula="of:=['file://Nas12-03.sanidad.msc/desarrollo/GIV/11%20-%20Torre%20de%20Control/01.%20Informes%20reportados/20211025/20211025_Reporte_GIV_3DOSIS_INE20_Q4_REGULARIZACION_DIANA_L%20.xlsx'#INFORME_V3.L223]" table:style-name="ce59">
            <text:p>1.259</text:p>
          </table:table-cell>
          <table:table-cell office:value-type="string" office:string-value="-" table:formula="of:=['file://Nas12-03.sanidad.msc/desarrollo/GIV/11%20-%20Torre%20de%20Control/01.%20Informes%20reportados/20211025/20211025_Reporte_GIV_3DOSIS_INE20_Q4_REGULARIZACION_DIANA_L%20.xlsx'#INFORME_V3.N223]" table:style-name="ce60">
            <text:p>-</text:p>
          </table:table-cell>
          <table:table-cell office:value-type="float" office:value="1448" table:formula="of:=['file://Nas12-03.sanidad.msc/desarrollo/GIV/11%20-%20Torre%20de%20Control/01.%20Informes%20reportados/20211025/20211025_Reporte_GIV_3DOSIS_INE20_Q4_REGULARIZACION_DIANA_L%20.xlsx'#INFORME_V3.P223]" table:style-name="ce59">
            <text:p>1.448</text:p>
          </table:table-cell>
          <table:table-cell office:value-type="string" office:string-value="-" table:formula="of:=['file://Nas12-03.sanidad.msc/desarrollo/GIV/11%20-%20Torre%20de%20Control/01.%20Informes%20reportados/20211025/20211025_Reporte_GIV_3DOSIS_INE20_Q4_REGULARIZACION_DIANA_L%20.xlsx'#INFORME_V3.Q223]" table:style-name="ce60">
            <text:p>-</text:p>
          </table:table-cell>
          <table:table-cell office:value-type="float" office:value="1222" table:formula="of:=['file://Nas12-03.sanidad.msc/desarrollo/GIV/11%20-%20Torre%20de%20Control/01.%20Informes%20reportados/20211025/20211025_Reporte_GIV_3DOSIS_INE20_Q4_REGULARIZACION_DIANA_L%20.xlsx'#INFORME_V3.R223]" table:style-name="ce59">
            <text:p>1.222</text:p>
          </table:table-cell>
          <table:table-cell office:value-type="string" office:string-value="-" table:formula="of:=['file://Nas12-03.sanidad.msc/desarrollo/GIV/11%20-%20Torre%20de%20Control/01.%20Informes%20reportados/20211025/20211025_Reporte_GIV_3DOSIS_INE20_Q4_REGULARIZACION_DIANA_L%20.xlsx'#INFORME_V3.S223]" table:style-name="ce60">
            <text:p>-</text:p>
          </table:table-cell>
          <table:table-cell office:value-type="float" office:value="155" table:formula="of:=['file://Nas12-03.sanidad.msc/desarrollo/GIV/11%20-%20Torre%20de%20Control/01.%20Informes%20reportados/20211025/20211025_Reporte_GIV_3DOSIS_INE20_Q4_REGULARIZACION_DIANA_L%20.xlsx'#INFORME_V3.T223]" table:style-name="ce59">
            <text:p>155</text:p>
          </table:table-cell>
          <table:table-cell office:value-type="string" office:string-value="-" table:formula="of:=['file://Nas12-03.sanidad.msc/desarrollo/GIV/11%20-%20Torre%20de%20Control/01.%20Informes%20reportados/20211025/20211025_Reporte_GIV_3DOSIS_INE20_Q4_REGULARIZACION_DIANA_L%20.xlsx'#INFORME_V3.U223]" table:style-name="ce60">
            <text:p>-</text:p>
          </table:table-cell>
          <table:table-cell office:value-type="float" office:value="5016" table:formula="of:=['file://Nas12-03.sanidad.msc/desarrollo/GIV/11%20-%20Torre%20de%20Control/01.%20Informes%20reportados/20211025/20211025_Reporte_GIV_3DOSIS_INE20_Q4_REGULARIZACION_DIANA_L%20.xlsx'#INFORME_V3.V223]" table:style-name="ce59">
            <text:p>5.016</text:p>
          </table:table-cell>
          <table:table-cell office:value-type="string" office:string-value="-" table:formula="of:=['file://Nas12-03.sanidad.msc/desarrollo/GIV/11%20-%20Torre%20de%20Control/01.%20Informes%20reportados/20211025/20211025_Reporte_GIV_3DOSIS_INE20_Q4_REGULARIZACION_DIANA_L%20.xlsx'#INFORME_V3.W223]" table:style-name="ce59">
            <text:p>-</text:p>
          </table:table-cell>
          <table:table-cell office:value-type="string" office:string-value="-" table:formula="of:=['file://Nas12-03.sanidad.msc/desarrollo/GIV/11%20-%20Torre%20de%20Control/01.%20Informes%20reportados/20211025/20211025_Reporte_GIV_3DOSIS_INE20_Q4_REGULARIZACION_DIANA_L%20.xlsx'#INFORME_V3.X223]" table:style-name="ce60">
            <text:p>-</text:p>
          </table:table-cell>
          <table:table-cell office:value-type="string" office:string-value="-" table:formula="of:=['file://Nas12-03.sanidad.msc/desarrollo/GIV/11%20-%20Torre%20de%20Control/01.%20Informes%20reportados/20211025/20211025_Reporte_GIV_3DOSIS_INE20_Q4_REGULARIZACION_DIANA_L%20.xlsx'#INFORME_V3.Y223]" table:style-name="ce6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03937" table:formula="of:=['file://Nas12-03.sanidad.msc/desarrollo/GIV/11%20-%20Torre%20de%20Control/01.%20Informes%20reportados/20211025/20211025_Reporte_GIV_3DOSIS_INE20_Q4_REGULARIZACION_DIANA_L%20.xlsx'#INFORME_V3.D224]" table:style-name="ce61">
            <text:p>2.903.937</text:p>
          </table:table-cell>
          <table:table-cell office:value-type="percentage" office:value="1" table:formula="of:=['file://Nas12-03.sanidad.msc/desarrollo/GIV/11%20-%20Torre%20de%20Control/01.%20Informes%20reportados/20211025/20211025_Reporte_GIV_3DOSIS_INE20_Q4_REGULARIZACION_DIANA_L%20.xlsx'#INFORME_V3.E224]" table:style-name="ce54">
            <text:p>100,0%</text:p>
          </table:table-cell>
          <table:table-cell office:value-type="float" office:value="3917821" table:formula="of:=['file://Nas12-03.sanidad.msc/desarrollo/GIV/11%20-%20Torre%20de%20Control/01.%20Informes%20reportados/20211025/20211025_Reporte_GIV_3DOSIS_INE20_Q4_REGULARIZACION_DIANA_L%20.xlsx'#INFORME_V3.F224]" table:style-name="ce61">
            <text:p>3.917.821</text:p>
          </table:table-cell>
          <table:table-cell office:value-type="percentage" office:value="0.98933749490220435" table:formula="of:=['file://Nas12-03.sanidad.msc/desarrollo/GIV/11%20-%20Torre%20de%20Control/01.%20Informes%20reportados/20211025/20211025_Reporte_GIV_3DOSIS_INE20_Q4_REGULARIZACION_DIANA_L%20.xlsx'#INFORME_V3.G224]" table:style-name="ce54">
            <text:p>98,9%</text:p>
          </table:table-cell>
          <table:table-cell office:value-type="float" office:value="5210409" table:formula="of:=['file://Nas12-03.sanidad.msc/desarrollo/GIV/11%20-%20Torre%20de%20Control/01.%20Informes%20reportados/20211025/20211025_Reporte_GIV_3DOSIS_INE20_Q4_REGULARIZACION_DIANA_L%20.xlsx'#INFORME_V3.H224]" table:style-name="ce61">
            <text:p>5.210.409</text:p>
          </table:table-cell>
          <table:table-cell office:value-type="percentage" office:value="0.97628305564226703" table:formula="of:=['file://Nas12-03.sanidad.msc/desarrollo/GIV/11%20-%20Torre%20de%20Control/01.%20Informes%20reportados/20211025/20211025_Reporte_GIV_3DOSIS_INE20_Q4_REGULARIZACION_DIANA_L%20.xlsx'#INFORME_V3.I224]" table:style-name="ce54">
            <text:p>97,6%</text:p>
          </table:table-cell>
          <table:table-cell office:value-type="float" office:value="6610477" table:formula="of:=['file://Nas12-03.sanidad.msc/desarrollo/GIV/11%20-%20Torre%20de%20Control/01.%20Informes%20reportados/20211025/20211025_Reporte_GIV_3DOSIS_INE20_Q4_REGULARIZACION_DIANA_L%20.xlsx'#INFORME_V3.J224]" table:style-name="ce61">
            <text:p>6.610.477</text:p>
          </table:table-cell>
          <table:table-cell office:value-type="percentage" office:value="0.93988189906709585" table:formula="of:=['file://Nas12-03.sanidad.msc/desarrollo/GIV/11%20-%20Torre%20de%20Control/01.%20Informes%20reportados/20211025/20211025_Reporte_GIV_3DOSIS_INE20_Q4_REGULARIZACION_DIANA_L%20.xlsx'#INFORME_V3.K224]" table:style-name="ce54">
            <text:p>94,0%</text:p>
          </table:table-cell>
          <table:table-cell office:value-type="float" office:value="6860091" table:formula="of:=['file://Nas12-03.sanidad.msc/desarrollo/GIV/11%20-%20Torre%20de%20Control/01.%20Informes%20reportados/20211025/20211025_Reporte_GIV_3DOSIS_INE20_Q4_REGULARIZACION_DIANA_L%20.xlsx'#INFORME_V3.L224]" table:style-name="ce61">
            <text:p>6.860.091</text:p>
          </table:table-cell>
          <table:table-cell office:value-type="percentage" office:value="0.86927516717802433" table:formula="of:=['file://Nas12-03.sanidad.msc/desarrollo/GIV/11%20-%20Torre%20de%20Control/01.%20Informes%20reportados/20211025/20211025_Reporte_GIV_3DOSIS_INE20_Q4_REGULARIZACION_DIANA_L%20.xlsx'#INFORME_V3.N224]" table:style-name="ce54">
            <text:p>86,9%</text:p>
          </table:table-cell>
          <table:table-cell office:value-type="float" office:value="4736564" table:formula="of:=['file://Nas12-03.sanidad.msc/desarrollo/GIV/11%20-%20Torre%20de%20Control/01.%20Informes%20reportados/20211025/20211025_Reporte_GIV_3DOSIS_INE20_Q4_REGULARIZACION_DIANA_L%20.xlsx'#INFORME_V3.P224]" table:style-name="ce61">
            <text:p>4.736.564</text:p>
          </table:table-cell>
          <table:table-cell office:value-type="percentage" office:value="0.76023396881389538" table:formula="of:=['file://Nas12-03.sanidad.msc/desarrollo/GIV/11%20-%20Torre%20de%20Control/01.%20Informes%20reportados/20211025/20211025_Reporte_GIV_3DOSIS_INE20_Q4_REGULARIZACION_DIANA_L%20.xlsx'#INFORME_V3.Q224]" table:style-name="ce54">
            <text:p>76,0%</text:p>
          </table:table-cell>
          <table:table-cell office:value-type="float" office:value="3805384" table:formula="of:=['file://Nas12-03.sanidad.msc/desarrollo/GIV/11%20-%20Torre%20de%20Control/01.%20Informes%20reportados/20211025/20211025_Reporte_GIV_3DOSIS_INE20_Q4_REGULARIZACION_DIANA_L%20.xlsx'#INFORME_V3.R224]" table:style-name="ce61">
            <text:p>3.805.384</text:p>
          </table:table-cell>
          <table:table-cell office:value-type="percentage" office:value="0.76959778669427903" table:formula="of:=['file://Nas12-03.sanidad.msc/desarrollo/GIV/11%20-%20Torre%20de%20Control/01.%20Informes%20reportados/20211025/20211025_Reporte_GIV_3DOSIS_INE20_Q4_REGULARIZACION_DIANA_L%20.xlsx'#INFORME_V3.S224]" table:style-name="ce54">
            <text:p>77,0%</text:p>
          </table:table-cell>
          <table:table-cell office:value-type="float" office:value="3189589" table:formula="of:=['file://Nas12-03.sanidad.msc/desarrollo/GIV/11%20-%20Torre%20de%20Control/01.%20Informes%20reportados/20211025/20211025_Reporte_GIV_3DOSIS_INE20_Q4_REGULARIZACION_DIANA_L%20.xlsx'#INFORME_V3.T224]" table:style-name="ce61">
            <text:p>3.189.589</text:p>
          </table:table-cell>
          <table:table-cell office:value-type="percentage" office:value="0.82022282076773489" table:formula="of:=['file://Nas12-03.sanidad.msc/desarrollo/GIV/11%20-%20Torre%20de%20Control/01.%20Informes%20reportados/20211025/20211025_Reporte_GIV_3DOSIS_INE20_Q4_REGULARIZACION_DIANA_L%20.xlsx'#INFORME_V3.U224]" table:style-name="ce54">
            <text:p>82,0%</text:p>
          </table:table-cell>
          <table:table-cell office:value-type="float" office:value="37234272" table:formula="of:=['file://Nas12-03.sanidad.msc/desarrollo/GIV/11%20-%20Torre%20de%20Control/01.%20Informes%20reportados/20211025/20211025_Reporte_GIV_3DOSIS_INE20_Q4_REGULARIZACION_DIANA_L%20.xlsx'#INFORME_V3.V224]" table:style-name="ce61">
            <text:p>37.234.272</text:p>
          </table:table-cell>
          <table:table-cell office:value-type="float" office:value="42119827" table:formula="of:=['file://Nas12-03.sanidad.msc/desarrollo/GIV/11%20-%20Torre%20de%20Control/01.%20Informes%20reportados/20211025/20211025_Reporte_GIV_3DOSIS_INE20_Q4_REGULARIZACION_DIANA_L%20.xlsx'#INFORME_V3.W224]" table:style-name="ce61">
            <text:p>42.119.827</text:p>
          </table:table-cell>
          <table:table-cell office:value-type="percentage" office:value="0.884008189302392" table:formula="of:=['file://Nas12-03.sanidad.msc/desarrollo/GIV/11%20-%20Torre%20de%20Control/01.%20Informes%20reportados/20211025/20211025_Reporte_GIV_3DOSIS_INE20_Q4_REGULARIZACION_DIANA_L%20.xlsx'#INFORME_V3.X224]" table:style-name="ce54">
            <text:p>88,4%</text:p>
          </table:table-cell>
          <table:table-cell office:value-type="percentage" office:value="0.78469226911793577" table:formula="of:=['file://Nas12-03.sanidad.msc/desarrollo/GIV/11%20-%20Torre%20de%20Control/01.%20Informes%20reportados/20211025/20211025_Reporte_GIV_3DOSIS_INE20_Q4_REGULARIZACION_DIANA_L%20.xlsx'#INFORME_V3.Y224]" table:style-name="ce54">
            <text:p>78,5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'http://20211025_Reporte_GIV_3DOSIS_INE20_Q4_REGULARIZACION_DIANA_L%20.xlsx'#Hoja2" table:style-name="ta2">
        <table:table-source xlink:href="http://20211025_Reporte_GIV_3DOSIS_INE20_Q4_REGULARIZACION_DIANA_L%20.xlsx" table:table-name="Hoja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025_Reporte_GIV_3DOSIS_INE20_Q4_REGULARIZACION_DIANA_L%20.xlsx'#INFORME_V3" table:style-name="ta2">
        <table:table-source xlink:href="http://20211025_Reporte_GIV_3DOSIS_INE20_Q4_REGULARIZACION_DIANA_L%20.xlsx" table:table-name="INFORME_V3" table:mode="copy-results-only"/>
        <table:table-column/>
        <table:table-row table:number-rows-repeated="202">
          <table:table-cell table:number-columns-repeated="16384"/>
        </table:table-row>
        <table:table-row>
          <table:table-cell table:number-columns-repeated="3"/>
          <table:table-cell office:value-type="float" office:value="428429"/>
          <table:table-cell office:value-type="float" office:value="1"/>
          <table:table-cell office:value-type="float" office:value="649112"/>
          <table:table-cell office:value-type="float" office:value="0.99804883598998129"/>
          <table:table-cell office:value-type="float" office:value="920764"/>
          <table:table-cell office:value-type="float" office:value="1.005039584258858"/>
          <table:table-cell office:value-type="float" office:value="1205226"/>
          <table:table-cell office:value-type="float" office:value="0.95273200998244301"/>
          <table:table-cell office:value-type="float" office:value="1235443"/>
          <table:table-cell/>
          <table:table-cell office:value-type="float" office:value="0.8919431902356052"/>
          <table:table-cell/>
          <table:table-cell office:value-type="float" office:value="904585"/>
          <table:table-cell office:value-type="float" office:value="0.79334460019452435"/>
          <table:table-cell office:value-type="float" office:value="738388"/>
          <table:table-cell office:value-type="float" office:value="0.79510096137279895"/>
          <table:table-cell office:value-type="float" office:value="646640"/>
          <table:table-cell office:value-type="float" office:value="0.85885773408933641"/>
          <table:table-cell office:value-type="float" office:value="6728587"/>
          <table:table-cell office:value-type="float" office:value="7451975"/>
          <table:table-cell office:value-type="float" office:value="0.90292667380124059"/>
          <table:table-cell office:value-type="float" office:value="0.79492678226518065"/>
          <table:table-cell table:number-columns-repeated="16359"/>
        </table:table-row>
        <table:table-row>
          <table:table-cell table:number-columns-repeated="3"/>
          <table:table-cell office:value-type="float" office:value="99909"/>
          <table:table-cell office:value-type="float" office:value="1"/>
          <table:table-cell office:value-type="float" office:value="118508"/>
          <table:table-cell office:value-type="float" office:value="0.99624227649111008"/>
          <table:table-cell office:value-type="float" office:value="152484"/>
          <table:table-cell office:value-type="float" office:value="0.97516739465488245"/>
          <table:table-cell office:value-type="float" office:value="183897"/>
          <table:table-cell office:value-type="float" office:value="0.9275266561084603"/>
          <table:table-cell office:value-type="float" office:value="185050"/>
          <table:table-cell/>
          <table:table-cell office:value-type="float" office:value="0.86092591989504197"/>
          <table:table-cell/>
          <table:table-cell office:value-type="float" office:value="121813"/>
          <table:table-cell office:value-type="float" office:value="0.74146914527105168"/>
          <table:table-cell office:value-type="float" office:value="99777"/>
          <table:table-cell office:value-type="float" office:value="0.76515517519037435"/>
          <table:table-cell office:value-type="float" office:value="84857"/>
          <table:table-cell office:value-type="float" office:value="0.82298344470414808"/>
          <table:table-cell office:value-type="float" office:value="1046295"/>
          <table:table-cell office:value-type="float" office:value="1185134"/>
          <table:table-cell office:value-type="float" office:value="0.88284953431426316"/>
          <table:table-cell office:value-type="float" office:value="0.78704835522430949"/>
          <table:table-cell table:number-columns-repeated="16359"/>
        </table:table-row>
        <table:table-row>
          <table:table-cell table:number-columns-repeated="3"/>
          <table:table-cell office:value-type="float" office:value="88167"/>
          <table:table-cell office:value-type="float" office:value="1"/>
          <table:table-cell office:value-type="float" office:value="113930"/>
          <table:table-cell office:value-type="float" office:value="1"/>
          <table:table-cell office:value-type="float" office:value="147326"/>
          <table:table-cell office:value-type="float" office:value="0.98445727420949936"/>
          <table:table-cell office:value-type="float" office:value="152355"/>
          <table:table-cell office:value-type="float" office:value="0.93673337637185283"/>
          <table:table-cell office:value-type="float" office:value="149630"/>
          <table:table-cell/>
          <table:table-cell office:value-type="float" office:value="0.89602558191061898"/>
          <table:table-cell/>
          <table:table-cell office:value-type="float" office:value="89175"/>
          <table:table-cell office:value-type="float" office:value="0.77915439795196195"/>
          <table:table-cell office:value-type="float" office:value="64728"/>
          <table:table-cell office:value-type="float" office:value="0.81819216038224774"/>
          <table:table-cell office:value-type="float" office:value="59269"/>
          <table:table-cell office:value-type="float" office:value="0.92607812499999997"/>
          <table:table-cell office:value-type="float" office:value="864580"/>
          <table:table-cell office:value-type="float" office:value="933927"/>
          <table:table-cell office:value-type="float" office:value="0.92574687314961446"/>
          <table:table-cell office:value-type="float" office:value="0.84863916198134248"/>
          <table:table-cell table:number-columns-repeated="16359"/>
        </table:table-row>
        <table:table-row>
          <table:table-cell table:number-columns-repeated="3"/>
          <table:table-cell office:value-type="float" office:value="50860"/>
          <table:table-cell office:value-type="float" office:value="1"/>
          <table:table-cell office:value-type="float" office:value="78774"/>
          <table:table-cell office:value-type="float" office:value="0.97836454866113565"/>
          <table:table-cell office:value-type="float" office:value="109265"/>
          <table:table-cell office:value-type="float" office:value="0.93204869019286707"/>
          <table:table-cell office:value-type="float" office:value="148375"/>
          <table:table-cell office:value-type="float" office:value="0.89491969094736334"/>
          <table:table-cell office:value-type="float" office:value="164639"/>
          <table:table-cell/>
          <table:table-cell office:value-type="float" office:value="0.79855169470151133"/>
          <table:table-cell/>
          <table:table-cell office:value-type="float" office:value="121766"/>
          <table:table-cell office:value-type="float" office:value="0.66835723734404762"/>
          <table:table-cell office:value-type="float" office:value="92630"/>
          <table:table-cell office:value-type="float" office:value="0.67151411462788713"/>
          <table:table-cell office:value-type="float" office:value="71898"/>
          <table:table-cell office:value-type="float" office:value="0.75301633850020944"/>
          <table:table-cell office:value-type="float" office:value="838207"/>
          <table:table-cell office:value-type="float" office:value="1034867"/>
          <table:table-cell office:value-type="float" office:value="0.8099659183257365"/>
          <table:table-cell office:value-type="float" office:value="0.71547267151099025"/>
          <table:table-cell table:number-columns-repeated="16359"/>
        </table:table-row>
        <table:table-row>
          <table:table-cell table:number-columns-repeated="3"/>
          <table:table-cell office:value-type="float" office:value="91943"/>
          <table:table-cell office:value-type="float" office:value="1"/>
          <table:table-cell office:value-type="float" office:value="150232"/>
          <table:table-cell office:value-type="float" office:value="0.97218033921996239"/>
          <table:table-cell office:value-type="float" office:value="220679"/>
          <table:table-cell office:value-type="float" office:value="0.93869208650230551"/>
          <table:table-cell office:value-type="float" office:value="318044"/>
          <table:table-cell office:value-type="float" office:value="0.90736979047792943"/>
          <table:table-cell office:value-type="float" office:value="313301"/>
          <table:table-cell/>
          <table:table-cell office:value-type="float" office:value="0.80763500067023442"/>
          <table:table-cell/>
          <table:table-cell office:value-type="float" office:value="221443"/>
          <table:table-cell office:value-type="float" office:value="0.71218650903407155"/>
          <table:table-cell office:value-type="float" office:value="177428"/>
          <table:table-cell office:value-type="float" office:value="0.70478414922859367"/>
          <table:table-cell office:value-type="float" office:value="143437"/>
          <table:table-cell office:value-type="float" office:value="0.79777193167850413"/>
          <table:table-cell office:value-type="float" office:value="1636507"/>
          <table:table-cell office:value-type="float" office:value="1960774"/>
          <table:table-cell office:value-type="float" office:value="0.83462296011677017"/>
          <table:table-cell office:value-type="float" office:value="0.75208782179018652"/>
          <table:table-cell table:number-columns-repeated="16359"/>
        </table:table-row>
        <table:table-row>
          <table:table-cell table:number-columns-repeated="3"/>
          <table:table-cell office:value-type="float" office:value="41853"/>
          <table:table-cell office:value-type="float" office:value="1"/>
          <table:table-cell office:value-type="float" office:value="55694"/>
          <table:table-cell office:value-type="float" office:value="1"/>
          <table:table-cell office:value-type="float" office:value="76232"/>
          <table:table-cell office:value-type="float" office:value="0.98560992953649229"/>
          <table:table-cell office:value-type="float" office:value="83687"/>
          <table:table-cell office:value-type="float" office:value="0.93022764661420121"/>
          <table:table-cell office:value-type="float" office:value="87020"/>
          <table:table-cell/>
          <table:table-cell office:value-type="float" office:value="0.89005717558735387"/>
          <table:table-cell/>
          <table:table-cell office:value-type="float" office:value="53531"/>
          <table:table-cell office:value-type="float" office:value="0.75959587359698044"/>
          <table:table-cell office:value-type="float" office:value="39881"/>
          <table:table-cell office:value-type="float" office:value="0.78964458964458961"/>
          <table:table-cell office:value-type="float" office:value="37916"/>
          <table:table-cell office:value-type="float" office:value="0.86245251688920233"/>
          <table:table-cell office:value-type="float" office:value="475814"/>
          <table:table-cell office:value-type="float" office:value="524127"/>
          <table:table-cell office:value-type="float" office:value="0.90782195918164876"/>
          <table:table-cell office:value-type="float" office:value="0.81628052598622414"/>
          <table:table-cell table:number-columns-repeated="16359"/>
        </table:table-row>
        <table:table-row>
          <table:table-cell table:number-columns-repeated="3"/>
          <table:table-cell office:value-type="float" office:value="226852"/>
          <table:table-cell office:value-type="float" office:value="1"/>
          <table:table-cell office:value-type="float" office:value="249053"/>
          <table:table-cell office:value-type="float" office:value="1"/>
          <table:table-cell office:value-type="float" office:value="317701"/>
          <table:table-cell office:value-type="float" office:value="0.99725653299850903"/>
          <table:table-cell office:value-type="float" office:value="348574"/>
          <table:table-cell office:value-type="float" office:value="0.91447235521741987"/>
          <table:table-cell office:value-type="float" office:value="315193"/>
          <table:table-cell/>
          <table:table-cell office:value-type="float" office:value="0.8675713243693316"/>
          <table:table-cell/>
          <table:table-cell office:value-type="float" office:value="205351"/>
          <table:table-cell office:value-type="float" office:value="0.76685599907387703"/>
          <table:table-cell office:value-type="float" office:value="164582"/>
          <table:table-cell office:value-type="float" office:value="0.77998729893936669"/>
          <table:table-cell office:value-type="float" office:value="132489"/>
          <table:table-cell office:value-type="float" office:value="0.80130275429110576"/>
          <table:table-cell office:value-type="float" office:value="1959795"/>
          <table:table-cell office:value-type="float" office:value="2176253"/>
          <table:table-cell office:value-type="float" office:value="0.90053638065059527"/>
          <table:table-cell office:value-type="float" office:value="0.81831402995843694"/>
          <table:table-cell table:number-columns-repeated="16359"/>
        </table:table-row>
        <table:table-row>
          <table:table-cell table:number-columns-repeated="3"/>
          <table:table-cell office:value-type="float" office:value="136202"/>
          <table:table-cell office:value-type="float" office:value="1"/>
          <table:table-cell office:value-type="float" office:value="157141"/>
          <table:table-cell office:value-type="float" office:value="0.98768078139043747"/>
          <table:table-cell office:value-type="float" office:value="215579"/>
          <table:table-cell office:value-type="float" office:value="0.98688451044661329"/>
          <table:table-cell office:value-type="float" office:value="276485"/>
          <table:table-cell office:value-type="float" office:value="0.89920254457229465"/>
          <table:table-cell office:value-type="float" office:value="274646"/>
          <table:table-cell/>
          <table:table-cell office:value-type="float" office:value="0.83073758715082957"/>
          <table:table-cell/>
          <table:table-cell office:value-type="float" office:value="193110"/>
          <table:table-cell office:value-type="float" office:value="0.7262477388200872"/>
          <table:table-cell office:value-type="float" office:value="159398"/>
          <table:table-cell office:value-type="float" office:value="0.73088509736850549"/>
          <table:table-cell office:value-type="float" office:value="139611"/>
          <table:table-cell office:value-type="float" office:value="0.80249120548134178"/>
          <table:table-cell office:value-type="float" office:value="1552172"/>
          <table:table-cell office:value-type="float" office:value="1808784"/>
          <table:table-cell office:value-type="float" office:value="0.85813010287574409"/>
          <table:table-cell office:value-type="float" office:value="0.75892629696252878"/>
          <table:table-cell table:number-columns-repeated="16359"/>
        </table:table-row>
        <table:table-row>
          <table:table-cell table:number-columns-repeated="3"/>
          <table:table-cell office:value-type="float" office:value="452996"/>
          <table:table-cell office:value-type="float" office:value="1"/>
          <table:table-cell office:value-type="float" office:value="614171"/>
          <table:table-cell office:value-type="float" office:value="0.96675387066105034"/>
          <table:table-cell office:value-type="float" office:value="787305"/>
          <table:table-cell office:value-type="float" office:value="0.93997139391392381"/>
          <table:table-cell office:value-type="float" office:value="1013464"/>
          <table:table-cell office:value-type="float" office:value="0.92826759969957318"/>
          <table:table-cell office:value-type="float" office:value="1108042"/>
          <table:table-cell/>
          <table:table-cell office:value-type="float" office:value="0.8414944313862488"/>
          <table:table-cell/>
          <table:table-cell office:value-type="float" office:value="747137"/>
          <table:table-cell office:value-type="float" office:value="0.7152018088320321"/>
          <table:table-cell office:value-type="float" office:value="603506"/>
          <table:table-cell office:value-type="float" office:value="0.71937158421093406"/>
          <table:table-cell office:value-type="float" office:value="505821"/>
          <table:table-cell office:value-type="float" office:value="0.77087352895456329"/>
          <table:table-cell office:value-type="float" office:value="5832442"/>
          <table:table-cell office:value-type="float" office:value="6868360"/>
          <table:table-cell office:value-type="float" office:value="0.84917534899160785"/>
          <table:table-cell office:value-type="float" office:value="0.74962505521832268"/>
          <table:table-cell table:number-columns-repeated="16359"/>
        </table:table-row>
        <table:table-row>
          <table:table-cell table:number-columns-repeated="3"/>
          <table:table-cell office:value-type="float" office:value="293168"/>
          <table:table-cell office:value-type="float" office:value="1"/>
          <table:table-cell office:value-type="float" office:value="431711"/>
          <table:table-cell office:value-type="float" office:value="0.98595219498380771"/>
          <table:table-cell office:value-type="float" office:value="564644"/>
          <table:table-cell office:value-type="float" office:value="0.97230372911242435"/>
          <table:table-cell office:value-type="float" office:value="709254"/>
          <table:table-cell office:value-type="float" office:value="0.94273819872556608"/>
          <table:table-cell office:value-type="float" office:value="743979"/>
          <table:table-cell/>
          <table:table-cell office:value-type="float" office:value="0.87363725181660612"/>
          <table:table-cell/>
          <table:table-cell office:value-type="float" office:value="496117"/>
          <table:table-cell office:value-type="float" office:value="0.76471694419653524"/>
          <table:table-cell office:value-type="float" office:value="408860"/>
          <table:table-cell office:value-type="float" office:value="0.79217090400406098"/>
          <table:table-cell office:value-type="float" office:value="356202"/>
          <table:table-cell office:value-type="float" office:value="0.8390482673821229"/>
          <table:table-cell office:value-type="float" office:value="4003935"/>
          <table:table-cell office:value-type="float" office:value="4488459"/>
          <table:table-cell office:value-type="float" office:value="0.89205114717545597"/>
          <table:table-cell office:value-type="float" office:value="0.79170566104442386"/>
          <table:table-cell table:number-columns-repeated="16359"/>
        </table:table-row>
        <table:table-row>
          <table:table-cell table:number-columns-repeated="3"/>
          <table:table-cell office:value-type="float" office:value="77413"/>
          <table:table-cell office:value-type="float" office:value="1"/>
          <table:table-cell office:value-type="float" office:value="95408"/>
          <table:table-cell office:value-type="float" office:value="1"/>
          <table:table-cell office:value-type="float" office:value="131621"/>
          <table:table-cell office:value-type="float" office:value="1.0504720783418597"/>
          <table:table-cell office:value-type="float" office:value="160235"/>
          <table:table-cell office:value-type="float" office:value="0.94692582261724656"/>
          <table:table-cell office:value-type="float" office:value="144323"/>
          <table:table-cell/>
          <table:table-cell office:value-type="float" office:value="0.9048804343737068"/>
          <table:table-cell/>
          <table:table-cell office:value-type="float" office:value="110333"/>
          <table:table-cell office:value-type="float" office:value="0.82659444556821671"/>
          <table:table-cell office:value-type="float" office:value="89758"/>
          <table:table-cell office:value-type="float" office:value="0.79207553829862332"/>
          <table:table-cell office:value-type="float" office:value="73458"/>
          <table:table-cell office:value-type="float" office:value="0.86676106194690261"/>
          <table:table-cell office:value-type="float" office:value="882549"/>
          <table:table-cell office:value-type="float" office:value="953437"/>
          <table:table-cell office:value-type="float" office:value="0.92565004294987507"/>
          <table:table-cell office:value-type="float" office:value="0.8294734804090651"/>
          <table:table-cell table:number-columns-repeated="16359"/>
        </table:table-row>
        <table:table-row>
          <table:table-cell table:number-columns-repeated="3"/>
          <table:table-cell office:value-type="float" office:value="240683"/>
          <table:table-cell office:value-type="float" office:value="1"/>
          <table:table-cell office:value-type="float" office:value="290082"/>
          <table:table-cell office:value-type="float" office:value="1"/>
          <table:table-cell office:value-type="float" office:value="344715"/>
          <table:table-cell office:value-type="float" office:value="0.99362401888581753"/>
          <table:table-cell office:value-type="float" office:value="388728"/>
          <table:table-cell office:value-type="float" office:value="0.95771996777444079"/>
          <table:table-cell office:value-type="float" office:value="404835"/>
          <table:table-cell/>
          <table:table-cell office:value-type="float" office:value="0.9133930928363051"/>
          <table:table-cell/>
          <table:table-cell office:value-type="float" office:value="259147"/>
          <table:table-cell office:value-type="float" office:value="0.80130052441498045"/>
          <table:table-cell office:value-type="float" office:value="193302"/>
          <table:table-cell office:value-type="float" office:value="0.8368740285997549"/>
          <table:table-cell office:value-type="float" office:value="164261"/>
          <table:table-cell office:value-type="float" office:value="0.912525624003511"/>
          <table:table-cell office:value-type="float" office:value="2285753"/>
          <table:table-cell office:value-type="float" office:value="2454497"/>
          <table:table-cell office:value-type="float" office:value="0.9312510872899824"/>
          <table:table-cell office:value-type="float" office:value="0.84600522832950686"/>
          <table:table-cell table:number-columns-repeated="16359"/>
        </table:table-row>
        <table:table-row>
          <table:table-cell table:number-columns-repeated="3"/>
          <table:table-cell office:value-type="float" office:value="23165"/>
          <table:table-cell office:value-type="float" office:value="1"/>
          <table:table-cell office:value-type="float" office:value="28555"/>
          <table:table-cell office:value-type="float" office:value="1"/>
          <table:table-cell office:value-type="float" office:value="37466"/>
          <table:table-cell office:value-type="float" office:value="0.9933188398112307"/>
          <table:table-cell office:value-type="float" office:value="44749"/>
          <table:table-cell office:value-type="float" office:value="0.93884273246055727"/>
          <table:table-cell office:value-type="float" office:value="46722"/>
          <table:table-cell/>
          <table:table-cell office:value-type="float" office:value="0.88242959941073151"/>
          <table:table-cell/>
          <table:table-cell office:value-type="float" office:value="30127"/>
          <table:table-cell office:value-type="float" office:value="0.76621989369007348"/>
          <table:table-cell office:value-type="float" office:value="22866"/>
          <table:table-cell office:value-type="float" office:value="0.75073872217479809"/>
          <table:table-cell office:value-type="float" office:value="20677"/>
          <table:table-cell office:value-type="float" office:value="0.80984646717844277"/>
          <table:table-cell office:value-type="float" office:value="254327"/>
          <table:table-cell office:value-type="float" office:value="283970"/>
          <table:table-cell office:value-type="float" office:value="0.89561221255766454"/>
          <table:table-cell office:value-type="float" office:value="0.79498552736047812"/>
          <table:table-cell table:number-columns-repeated="16359"/>
        </table:table-row>
        <table:table-row>
          <table:table-cell table:number-columns-repeated="3"/>
          <table:table-cell office:value-type="float" office:value="370854"/>
          <table:table-cell office:value-type="float" office:value="1"/>
          <table:table-cell office:value-type="float" office:value="508690"/>
          <table:table-cell office:value-type="float" office:value="0.96694235298366604"/>
          <table:table-cell office:value-type="float" office:value="676039"/>
          <table:table-cell office:value-type="float" office:value="0.96120701299402977"/>
          <table:table-cell office:value-type="float" office:value="931596"/>
          <table:table-cell office:value-type="float" office:value="0.95766064990856137"/>
          <table:table-cell office:value-type="float" office:value="1008603"/>
          <table:table-cell/>
          <table:table-cell office:value-type="float" office:value="0.86503266376264931"/>
          <table:table-cell/>
          <table:table-cell office:value-type="float" office:value="715408"/>
          <table:table-cell office:value-type="float" office:value="0.7533465313171307"/>
          <table:table-cell office:value-type="float" office:value="565728"/>
          <table:table-cell office:value-type="float" office:value="0.76194888716791809"/>
          <table:table-cell office:value-type="float" office:value="434462"/>
          <table:table-cell office:value-type="float" office:value="0.78487630568231503"/>
          <table:table-cell office:value-type="float" office:value="5211380"/>
          <table:table-cell office:value-type="float" office:value="5977937"/>
          <table:table-cell office:value-type="float" office:value="0.87176897314240687"/>
          <table:table-cell office:value-type="float" office:value="0.76865281550373699"/>
          <table:table-cell table:number-columns-repeated="16359"/>
        </table:table-row>
        <table:table-row>
          <table:table-cell table:number-columns-repeated="3"/>
          <table:table-cell office:value-type="float" office:value="73020"/>
          <table:table-cell office:value-type="float" office:value="1"/>
          <table:table-cell office:value-type="float" office:value="101683"/>
          <table:table-cell office:value-type="float" office:value="0.98818258680842375"/>
          <table:table-cell office:value-type="float" office:value="145513"/>
          <table:table-cell office:value-type="float" office:value="0.99049751887222703"/>
          <table:table-cell office:value-type="float" office:value="204594"/>
          <table:table-cell office:value-type="float" office:value="0.95938215102974833"/>
          <table:table-cell office:value-type="float" office:value="226021"/>
          <table:table-cell/>
          <table:table-cell office:value-type="float" office:value="0.8892967732543271"/>
          <table:table-cell/>
          <table:table-cell office:value-type="float" office:value="159984"/>
          <table:table-cell office:value-type="float" office:value="0.76546269670770273"/>
          <table:table-cell office:value-type="float" office:value="132218"/>
          <table:table-cell office:value-type="float" office:value="0.76760252658956851"/>
          <table:table-cell office:value-type="float" office:value="113696"/>
          <table:table-cell office:value-type="float" office:value="0.80127419059297789"/>
          <table:table-cell office:value-type="float" office:value="1156729"/>
          <table:table-cell office:value-type="float" office:value="1310137"/>
          <table:table-cell office:value-type="float" office:value="0.88290690210260458"/>
          <table:table-cell office:value-type="float" office:value="0.7654115696201359"/>
          <table:table-cell table:number-columns-repeated="16359"/>
        </table:table-row>
        <table:table-row>
          <table:table-cell table:number-columns-repeated="3"/>
          <table:table-cell office:value-type="float" office:value="42122"/>
          <table:table-cell office:value-type="float" office:value="1"/>
          <table:table-cell office:value-type="float" office:value="55740"/>
          <table:table-cell office:value-type="float" office:value="0.99906796673358189"/>
          <table:table-cell office:value-type="float" office:value="71701"/>
          <table:table-cell office:value-type="float" office:value="0.97097936189805534"/>
          <table:table-cell office:value-type="float" office:value="91277"/>
          <table:table-cell office:value-type="float" office:value="0.94397790969450013"/>
          <table:table-cell office:value-type="float" office:value="94407"/>
          <table:table-cell/>
          <table:table-cell office:value-type="float" office:value="0.87412270143145498"/>
          <table:table-cell/>
          <table:table-cell office:value-type="float" office:value="62713"/>
          <table:table-cell office:value-type="float" office:value="0.77098880023604333"/>
          <table:table-cell office:value-type="float" office:value="55146"/>
          <table:table-cell office:value-type="float" office:value="0.80945880487912281"/>
          <table:table-cell office:value-type="float" office:value="47633"/>
          <table:table-cell office:value-type="float" office:value="0.84473646875221675"/>
          <table:table-cell office:value-type="float" office:value="520739"/>
          <table:table-cell office:value-type="float" office:value="581354"/>
          <table:table-cell office:value-type="float" office:value="0.89573478465788492"/>
          <table:table-cell office:value-type="float" office:value="0.7875701190416774"/>
          <table:table-cell table:number-columns-repeated="16359"/>
        </table:table-row>
        <table:table-row>
          <table:table-cell table:number-columns-repeated="3"/>
          <table:table-cell office:value-type="float" office:value="161908"/>
          <table:table-cell office:value-type="float" office:value="1.0250585628363407"/>
          <table:table-cell office:value-type="float" office:value="212190"/>
          <table:table-cell office:value-type="float" office:value="0.99581849155954782"/>
          <table:table-cell office:value-type="float" office:value="273236"/>
          <table:table-cell office:value-type="float" office:value="0.97542830011530812"/>
          <table:table-cell office:value-type="float" office:value="320430"/>
          <table:table-cell office:value-type="float" office:value="0.94250493415731063"/>
          <table:table-cell office:value-type="float" office:value="315601"/>
          <table:table-cell/>
          <table:table-cell office:value-type="float" office:value="0.87150577274095431"/>
          <table:table-cell/>
          <table:table-cell office:value-type="float" office:value="196481"/>
          <table:table-cell office:value-type="float" office:value="0.75412120072310518"/>
          <table:table-cell office:value-type="float" office:value="157080"/>
          <table:table-cell office:value-type="float" office:value="0.77942183452916136"/>
          <table:table-cell office:value-type="float" office:value="141372"/>
          <table:table-cell office:value-type="float" office:value="0.83847549909255903"/>
          <table:table-cell office:value-type="float" office:value="1778298"/>
          <table:table-cell office:value-type="float" office:value="1983943"/>
          <table:table-cell office:value-type="float" office:value="0.89634530830774872"/>
          <table:table-cell office:value-type="float" office:value="0.80085331978685925"/>
          <table:table-cell table:number-columns-repeated="16359"/>
        </table:table-row>
        <table:table-row>
          <table:table-cell table:number-columns-repeated="3"/>
          <table:table-cell office:value-type="float" office:value="2379"/>
          <table:table-cell office:value-type="float" office:value="0.9132437619961612"/>
          <table:table-cell office:value-type="float" office:value="3857"/>
          <table:table-cell office:value-type="float" office:value="0.89323761000463175"/>
          <table:table-cell office:value-type="float" office:value="7525"/>
          <table:table-cell office:value-type="float" office:value="0.95774468626702303"/>
          <table:table-cell office:value-type="float" office:value="10428"/>
          <table:table-cell office:value-type="float" office:value="0.90238836967808933"/>
          <table:table-cell office:value-type="float" office:value="10861"/>
          <table:table-cell/>
          <table:table-cell office:value-type="float" office:value="0.85912039234298365"/>
          <table:table-cell/>
          <table:table-cell office:value-type="float" office:value="8752"/>
          <table:table-cell office:value-type="float" office:value="0.73583319320665885"/>
          <table:table-cell office:value-type="float" office:value="8368"/>
          <table:table-cell office:value-type="float" office:value="0.76301632169234979"/>
          <table:table-cell office:value-type="float" office:value="7496"/>
          <table:table-cell office:value-type="float" office:value="0.82138943677405218"/>
          <table:table-cell office:value-type="float" office:value="59666"/>
          <table:table-cell office:value-type="float" office:value="70965"/>
          <table:table-cell office:value-type="float" office:value="0.84078066652575212"/>
          <table:table-cell office:value-type="float" office:value="0.70860549630650105"/>
          <table:table-cell table:number-columns-repeated="16359"/>
        </table:table-row>
        <table:table-row>
          <table:table-cell table:number-columns-repeated="3"/>
          <table:table-cell office:value-type="float" office:value="1965"/>
          <table:table-cell office:value-type="float" office:value="0.83652618135376755"/>
          <table:table-cell office:value-type="float" office:value="3241"/>
          <table:table-cell office:value-type="float" office:value="0.86472785485592318"/>
          <table:table-cell office:value-type="float" office:value="7002"/>
          <table:table-cell office:value-type="float" office:value="0.89459563050977386"/>
          <table:table-cell office:value-type="float" office:value="9481"/>
          <table:table-cell office:value-type="float" office:value="0.83910080538100718"/>
          <table:table-cell office:value-type="float" office:value="9818"/>
          <table:table-cell/>
          <table:table-cell office:value-type="float" office:value="0.81803032827862021"/>
          <table:table-cell/>
          <table:table-cell office:value-type="float" office:value="8208"/>
          <table:table-cell office:value-type="float" office:value="0.67650210170609082"/>
          <table:table-cell office:value-type="float" office:value="7902"/>
          <table:table-cell office:value-type="float" office:value="0.65877448937057104"/>
          <table:table-cell office:value-type="float" office:value="7089"/>
          <table:table-cell office:value-type="float" office:value="0.74044286609567578"/>
          <table:table-cell office:value-type="float" office:value="54706"/>
          <table:table-cell office:value-type="float" office:value="70927"/>
          <table:table-cell office:value-type="float" office:value="0.77130006908511572"/>
          <table:table-cell office:value-type="float" office:value="0.62825577656300247"/>
          <table:table-cell table:number-columns-repeated="16359"/>
        </table:table-row>
        <table:table-row>
          <table:table-cell table:number-columns-repeated="3"/>
          <table:table-cell office:value-type="float" office:value="23"/>
          <table:table-cell office:value-type="string" office:string-value="-"/>
          <table:table-cell office:value-type="float" office:value="17"/>
          <table:table-cell office:value-type="string" office:string-value="-"/>
          <table:table-cell office:value-type="float" office:value="3401"/>
          <table:table-cell office:value-type="string" office:string-value="-"/>
          <table:table-cell office:value-type="float" office:value="8935"/>
          <table:table-cell office:value-type="string" office:string-value="-"/>
          <table:table-cell office:value-type="float" office:value="20698"/>
          <table:table-cell/>
          <table:table-cell office:value-type="string" office:string-value="-"/>
          <table:table-cell/>
          <table:table-cell office:value-type="float" office:value="29935"/>
          <table:table-cell office:value-type="string" office:string-value="-"/>
          <table:table-cell office:value-type="float" office:value="22616"/>
          <table:table-cell office:value-type="string" office:string-value="-"/>
          <table:table-cell office:value-type="float" office:value="1150"/>
          <table:table-cell office:value-type="string" office:string-value="-"/>
          <table:table-cell office:value-type="float" office:value="86775"/>
          <table:table-cell office:value-type="string" office:string-value="-"/>
          <table:table-cell office:value-type="string" office:string-value="-"/>
          <table:table-cell office:value-type="string" office:string-value="-"/>
          <table:table-cell table:number-columns-repeated="16359"/>
        </table:table-row>
        <table:table-row>
          <table:table-cell table:number-columns-repeated="3"/>
          <table:table-cell office:value-type="float" office:value="26"/>
          <table:table-cell office:value-type="string" office:string-value="-"/>
          <table:table-cell office:value-type="float" office:value="32"/>
          <table:table-cell office:value-type="string" office:string-value="-"/>
          <table:table-cell office:value-type="float" office:value="211"/>
          <table:table-cell office:value-type="string" office:string-value="-"/>
          <table:table-cell office:value-type="float" office:value="663"/>
          <table:table-cell office:value-type="string" office:string-value="-"/>
          <table:table-cell office:value-type="float" office:value="1259"/>
          <table:table-cell/>
          <table:table-cell office:value-type="string" office:string-value="-"/>
          <table:table-cell/>
          <table:table-cell office:value-type="float" office:value="1448"/>
          <table:table-cell office:value-type="string" office:string-value="-"/>
          <table:table-cell office:value-type="float" office:value="1222"/>
          <table:table-cell office:value-type="string" office:string-value="-"/>
          <table:table-cell office:value-type="float" office:value="155"/>
          <table:table-cell office:value-type="string" office:string-value="-"/>
          <table:table-cell office:value-type="float" office:value="5016"/>
          <table:table-cell office:value-type="string" office:string-value="-"/>
          <table:table-cell office:value-type="string" office:string-value="-"/>
          <table:table-cell office:value-type="string" office:string-value="-"/>
          <table:table-cell table:number-columns-repeated="16359"/>
        </table:table-row>
        <table:table-row>
          <table:table-cell table:number-columns-repeated="3"/>
          <table:table-cell office:value-type="float" office:value="2903937"/>
          <table:table-cell office:value-type="float" office:value="1"/>
          <table:table-cell office:value-type="float" office:value="3917821"/>
          <table:table-cell office:value-type="float" office:value="0.98933749490220435"/>
          <table:table-cell office:value-type="float" office:value="5210409"/>
          <table:table-cell office:value-type="float" office:value="0.97628305564226703"/>
          <table:table-cell office:value-type="float" office:value="6610477"/>
          <table:table-cell office:value-type="float" office:value="0.93988189906709585"/>
          <table:table-cell office:value-type="float" office:value="6860091"/>
          <table:table-cell/>
          <table:table-cell office:value-type="float" office:value="0.86927516717802433"/>
          <table:table-cell/>
          <table:table-cell office:value-type="float" office:value="4736564"/>
          <table:table-cell office:value-type="float" office:value="0.76023396881389538"/>
          <table:table-cell office:value-type="float" office:value="3805384"/>
          <table:table-cell office:value-type="float" office:value="0.76959778669427903"/>
          <table:table-cell office:value-type="float" office:value="3189589"/>
          <table:table-cell office:value-type="float" office:value="0.82022282076773489"/>
          <table:table-cell office:value-type="float" office:value="37234272"/>
          <table:table-cell office:value-type="float" office:value="42119827"/>
          <table:table-cell office:value-type="float" office:value="0.884008189302392"/>
          <table:table-cell office:value-type="float" office:value="0.78469226911793577"/>
          <table:table-cell table:number-columns-repeated="16359"/>
        </table:table-row>
        <table:table-row table:number-rows-repeated="1048352">
          <table:table-cell table:number-columns-repeated="16359"/>
        </table:table-row>
      </table:table>
      <table:table table:name="'http://20211025_Reporte_GIV_3DOSIS_INE20_Q4_REGULARIZACION_DIANA_L%20.xlsx'#INPUT_2" table:style-name="ta2">
        <table:table-source xlink:href="http://20211025_Reporte_GIV_3DOSIS_INE20_Q4_REGULARIZACION_DIANA_L%20.xlsx" table:table-name="INPUT_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025_Reporte_GIV_3DOSIS_INE20_Q4_REGULARIZACION_DIANA_L%20.xlsx'#Informe_1" table:style-name="ta2">
        <table:table-source xlink:href="http://20211025_Reporte_GIV_3DOSIS_INE20_Q4_REGULARIZACION_DIANA_L%20.xlsx" table:table-name="Informe_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025_Reporte_GIV_3DOSIS_INE20_Q4_REGULARIZACION_DIANA_L%20.xlsx'#QUERY_REGVACU" table:style-name="ta2">
        <table:table-source xlink:href="http://20211025_Reporte_GIV_3DOSIS_INE20_Q4_REGULARIZACION_DIANA_L%20.xlsx" table:table-name="QUERY_REGVACU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025_Reporte_GIV_3DOSIS_INE20_Q4_REGULARIZACION_DIANA_L%20.xlsx'#DATOS_INFORME" table:style-name="ta2">
        <table:table-source xlink:href="http://20211025_Reporte_GIV_3DOSIS_INE20_Q4_REGULARIZACION_DIANA_L%20.xlsx" table:table-name="DATOS_INFORME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025_Reporte_GIV_3DOSIS_INE20_Q4_REGULARIZACION_DIANA_L%20.xlsx'#vacunas" table:style-name="ta2">
        <table:table-source xlink:href="http://20211025_Reporte_GIV_3DOSIS_INE20_Q4_REGULARIZACION_DIANA_L%20.xlsx" table:table-name="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025_Reporte_GIV_3DOSIS_INE20_Q4_REGULARIZACION_DIANA_L%20.xlsx'#INPUT" table:style-name="ta2">
        <table:table-source xlink:href="http://20211025_Reporte_GIV_3DOSIS_INE20_Q4_REGULARIZACION_DIANA_L%20.xlsx" table:table-name="INPUT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025_Reporte_GIV_3DOSIS_INE20_Q4_REGULARIZACION_DIANA_L%20.xlsx'#INFORME_V1" table:style-name="ta2">
        <table:table-source xlink:href="http://20211025_Reporte_GIV_3DOSIS_INE20_Q4_REGULARIZACION_DIANA_L%20.xlsx" table:table-name="INFORME_V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025_Reporte_GIV_3DOSIS_INE20_Q4_REGULARIZACION_DIANA_L%20.xlsx'#INFORME_V2" table:style-name="ta2">
        <table:table-source xlink:href="http://20211025_Reporte_GIV_3DOSIS_INE20_Q4_REGULARIZACION_DIANA_L%20.xlsx" table:table-name="INFORME_V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025_Reporte_GIV_3DOSIS_INE20_Q4_REGULARIZACION_DIANA_L%20.xlsx'#Hoja4" table:style-name="ta2">
        <table:table-source xlink:href="http://20211025_Reporte_GIV_3DOSIS_INE20_Q4_REGULARIZACION_DIANA_L%20.xlsx" table:table-name="Hoja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025_Reporte_GIV_3DOSIS_INE20_Q4_REGULARIZACION_DIANA_L%20.xlsx'#Formato_Informe_C__Valenciana" table:style-name="ta2">
        <table:table-source xlink:href="http://20211025_Reporte_GIV_3DOSIS_INE20_Q4_REGULARIZACION_DIANA_L%20.xlsx" table:table-name="Formato_Informe_C__Valenciana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025_Reporte_GIV_3DOSIS_INE20_Q4_REGULARIZACION_DIANA_L%20.xlsx'#QUERY_NUEVA_REGVACU" table:style-name="ta2">
        <table:table-source xlink:href="http://20211025_Reporte_GIV_3DOSIS_INE20_Q4_REGULARIZACION_DIANA_L%20.xlsx" table:table-name="QUERY_NUEVA_REGVACU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025_Reporte_GIV_3DOSIS_INE20_Q4_REGULARIZACION_DIANA_L%20.xlsx'#INPUT2" table:style-name="ta2">
        <table:table-source xlink:href="http://20211025_Reporte_GIV_3DOSIS_INE20_Q4_REGULARIZACION_DIANA_L%20.xlsx" table:table-name="INPUT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025_Reporte_GIV_3DOSIS_INE20_Q4_REGULARIZACION_DIANA_L%20.xlsx'#DATOS_INFORME2" table:style-name="ta2">
        <table:table-source xlink:href="http://20211025_Reporte_GIV_3DOSIS_INE20_Q4_REGULARIZACION_DIANA_L%20.xlsx" table:table-name="DATOS_INFORME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025_Reporte_GIV_3DOSIS_INE20_Q4_REGULARIZACION_DIANA_L%20.xlsx'#INFORME_V1_(2)" table:style-name="ta2">
        <table:table-source xlink:href="http://20211025_Reporte_GIV_3DOSIS_INE20_Q4_REGULARIZACION_DIANA_L%20.xlsx" table:table-name="INFORME_V1_(2)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025_Reporte_GIV_3DOSIS_INE20_Q4_REGULARIZACION_DIANA_L%20.xlsx'#Comparativa_Nuevas_Querys_" table:style-name="ta2">
        <table:table-source xlink:href="http://20211025_Reporte_GIV_3DOSIS_INE20_Q4_REGULARIZACION_DIANA_L%20.xlsx" table:table-name="Comparativa_Nuevas_Querys_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025_Reporte_GIV_3DOSIS_INE20_Q4_REGULARIZACION_DIANA_L%20.xlsx'#PERSONAS" table:style-name="ta2">
        <table:table-source xlink:href="http://20211025_Reporte_GIV_3DOSIS_INE20_Q4_REGULARIZACION_DIANA_L%20.xlsx" table:table-name="PERSONAS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025_Reporte_GIV_3DOSIS_INE20_Q4_REGULARIZACION_DIANA_L%20.xlsx'#COMPRAS" table:style-name="ta2">
        <table:table-source xlink:href="http://20211025_Reporte_GIV_3DOSIS_INE20_Q4_REGULARIZACION_DIANA_L%20.xlsx" table:table-name="COMPRAS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025_Reporte_GIV_3DOSIS_INE20_Q4_REGULARIZACION_DIANA_L%20.xlsx'#detallePedido" table:style-name="ta2">
        <table:table-source xlink:href="http://20211025_Reporte_GIV_3DOSIS_INE20_Q4_REGULARIZACION_DIANA_L%20.xlsx" table:table-name="detallePedido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025_Reporte_GIV_3DOSIS_INE20_Q4_REGULARIZACION_DIANA_L%20.xlsx'#pedido" table:style-name="ta2">
        <table:table-source xlink:href="http://20211025_Reporte_GIV_3DOSIS_INE20_Q4_REGULARIZACION_DIANA_L%20.xlsx" table:table-name="pedido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025_Reporte_GIV_3DOSIS_INE20_Q4_REGULARIZACION_DIANA_L%20.xlsx'#Entregas" table:style-name="ta2">
        <table:table-source xlink:href="http://20211025_Reporte_GIV_3DOSIS_INE20_Q4_REGULARIZACION_DIANA_L%20.xlsx" table:table-name="Entregas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025_Reporte_GIV_3DOSIS_INE20_Q4_REGULARIZACION_DIANA_L%20.xlsx'#detalleEntrega" table:style-name="ta2">
        <table:table-source xlink:href="http://20211025_Reporte_GIV_3DOSIS_INE20_Q4_REGULARIZACION_DIANA_L%20.xlsx" table:table-name="detalleEntrega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025_Reporte_GIV_3DOSIS_INE20_Q4_REGULARIZACION_DIANA_L%20.xlsx'#incidencias" table:style-name="ta2">
        <table:table-source xlink:href="http://20211025_Reporte_GIV_3DOSIS_INE20_Q4_REGULARIZACION_DIANA_L%20.xlsx" table:table-name="incidencias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025_Reporte_GIV_3DOSIS_INE20_Q4_REGULARIZACION_DIANA_L%20.xlsx'#BB_DD_Ent" table:style-name="ta2">
        <table:table-source xlink:href="http://20211025_Reporte_GIV_3DOSIS_INE20_Q4_REGULARIZACION_DIANA_L%20.xlsx" table:table-name="BB_DD_Ent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025_Reporte_GIV_3DOSIS_INE20_Q4_REGULARIZACION_DIANA_L%20.xlsx'#Hoja1" table:style-name="ta2">
        <table:table-source xlink:href="http://20211025_Reporte_GIV_3DOSIS_INE20_Q4_REGULARIZACION_DIANA_L%20.xlsx" table:table-name="Hoja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025_Reporte_GIV_3DOSIS_INE20_Q4_REGULARIZACION_DIANA_L%20.xlsx'#Institucionalizados" table:style-name="ta2">
        <table:table-source xlink:href="http://20211025_Reporte_GIV_3DOSIS_INE20_Q4_REGULARIZACION_DIANA_L%20.xlsx" table:table-name="Institucionalizados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025_Reporte_GIV_3DOSIS_INE20_Q4_REGULARIZACION_DIANA_L%20.xlsx'#Puntos_de_entrega_" table:style-name="ta2">
        <table:table-source xlink:href="http://20211025_Reporte_GIV_3DOSIS_INE20_Q4_REGULARIZACION_DIANA_L%20.xlsx" table:table-name="Puntos_de_entrega_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025_Reporte_GIV_3DOSIS_INE20_Q4_REGULARIZACION_DIANA_L%20.xlsx'#Comunicación" table:style-name="ta2">
        <table:table-source xlink:href="http://20211025_Reporte_GIV_3DOSIS_INE20_Q4_REGULARIZACION_DIANA_L%20.xlsx" table:table-name="Comunicació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025_Reporte_GIV_3DOSIS_INE20_Q4_REGULARIZACION_DIANA_L%20.xlsx'#Mayores_de_12_años" table:style-name="ta2">
        <table:table-source xlink:href="http://20211025_Reporte_GIV_3DOSIS_INE20_Q4_REGULARIZACION_DIANA_L%20.xlsx" table:table-name="Mayores_de_12_años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025_Reporte_GIV_3DOSIS_INE20_Q4_REGULARIZACION_DIANA_L%20.xlsx'#Etarios_con_al_menos_1_dosis" table:style-name="ta2">
        <table:table-source xlink:href="http://20211025_Reporte_GIV_3DOSIS_INE20_Q4_REGULARIZACION_DIANA_L%20.xlsx" table:table-name="Etarios_con_al_menos_1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025_Reporte_GIV_3DOSIS_INE20_Q4_REGULARIZACION_DIANA_L%20.xlsx'#Etarios_con_pauta_completa" table:style-name="ta2">
        <table:table-source xlink:href="http://20211025_Reporte_GIV_3DOSIS_INE20_Q4_REGULARIZACION_DIANA_L%20.xlsx" table:table-name="Etarios_con_pauta_completa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1-10-25T16:19:06Z</dc:date>
  </office:meta>
</office:document-meta>
</file>